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64.47pt" svg:height="497.68pt" svg:x="67.12pt" svg:y="3pt">
            <loext:p draw:notify-on-update-of-ranges="Sheet1.A1:Sheet1.A531 Sheet1.B1:Sheet1.B531 Sheet1.C1:Sheet1.C531 Sheet1.D1:Sheet1.D5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951" calcext:value-type="float">
            <text:p>0.01595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6173" calcext:value-type="float">
            <text:p>0.016173</text:p>
          </table:table-cell>
          <table:table-cell office:value-type="float" office:value="-0.100545" calcext:value-type="float">
            <text:p>-0.10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6173" calcext:value-type="float">
            <text:p>0.016173</text:p>
          </table:table-cell>
          <table:table-cell office:value-type="float" office:value="-0.101215" calcext:value-type="float">
            <text:p>-0.101215</text:p>
          </table:table-cell>
        </table:table-row>
        <table:table-row table:style-name="ro1">
          <table:table-cell office:value-type="float" office:value="-0.077" calcext:value-type="float">
            <text:p>-0.077</text:p>
          </table:table-cell>
          <table:table-cell office:value-type="float" office:value="0.5" calcext:value-type="float">
            <text:p>0.5</text:p>
          </table:table-cell>
          <table:table-cell office:value-type="float" office:value="0.015702" calcext:value-type="float">
            <text:p>0.015702</text:p>
          </table:table-cell>
          <table:table-cell office:value-type="float" office:value="-0.117445" calcext:value-type="float">
            <text:p>-0.117445</text:p>
          </table:table-cell>
        </table:table-row>
        <table:table-row table:style-name="ro1">
          <table:table-cell office:value-type="float" office:value="-0.230999" calcext:value-type="float">
            <text:p>-0.230999</text:p>
          </table:table-cell>
          <table:table-cell office:value-type="float" office:value="0.5" calcext:value-type="float">
            <text:p>0.5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-0.149169" calcext:value-type="float">
            <text:p>-0.149169</text:p>
          </table:table-cell>
        </table:table-row>
        <table:table-row table:style-name="ro1">
          <table:table-cell office:value-type="float" office:value="-0.307999" calcext:value-type="float">
            <text:p>-0.307999</text:p>
          </table:table-cell>
          <table:table-cell office:value-type="float" office:value="0.5" calcext:value-type="float">
            <text:p>0.5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-0.165456" calcext:value-type="float">
            <text:p>-0.165456</text:p>
          </table:table-cell>
        </table:table-row>
        <table:table-row table:style-name="ro1">
          <table:table-cell office:value-type="float" office:value="-0.346499" calcext:value-type="float">
            <text:p>-0.346499</text:p>
          </table:table-cell>
          <table:table-cell office:value-type="float" office:value="0.5" calcext:value-type="float">
            <text:p>0.5</text:p>
          </table:table-cell>
          <table:table-cell office:value-type="float" office:value="-0.018218" calcext:value-type="float">
            <text:p>-0.018218</text:p>
          </table:table-cell>
          <table:table-cell office:value-type="float" office:value="-0.173987" calcext:value-type="float">
            <text:p>-0.173987</text:p>
          </table:table-cell>
        </table:table-row>
        <table:table-row table:style-name="ro1">
          <table:table-cell office:value-type="float" office:value="-0.384999" calcext:value-type="float">
            <text:p>-0.384999</text:p>
          </table:table-cell>
          <table:table-cell office:value-type="float" office:value="0.5" calcext:value-type="float">
            <text:p>0.5</text:p>
          </table:table-cell>
          <table:table-cell office:value-type="float" office:value="-0.042008" calcext:value-type="float">
            <text:p>-0.042008</text:p>
          </table:table-cell>
          <table:table-cell office:value-type="float" office:value="-0.182479" calcext:value-type="float">
            <text:p>-0.182479</text:p>
          </table:table-cell>
        </table:table-row>
        <table:table-row table:style-name="ro1">
          <table:table-cell office:value-type="float" office:value="-0.410665" calcext:value-type="float">
            <text:p>-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-0.068204" calcext:value-type="float">
            <text:p>-0.068204</text:p>
          </table:table-cell>
          <table:table-cell office:value-type="float" office:value="-0.188382" calcext:value-type="float">
            <text:p>-0.188382</text:p>
          </table:table-cell>
        </table:table-row>
        <table:table-row table:style-name="ro1">
          <table:table-cell office:value-type="float" office:value="-0.436332" calcext:value-type="float">
            <text:p>-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95034" calcext:value-type="float">
            <text:p>-0.095034</text:p>
          </table:table-cell>
          <table:table-cell office:value-type="float" office:value="-0.194302" calcext:value-type="float">
            <text:p>-0.194302</text:p>
          </table:table-cell>
        </table:table-row>
        <table:table-row table:style-name="ro1">
          <table:table-cell office:value-type="float" office:value="-0.436332" calcext:value-type="float">
            <text:p>-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121864" calcext:value-type="float">
            <text:p>-0.121864</text:p>
          </table:table-cell>
          <table:table-cell office:value-type="float" office:value="-0.195111" calcext:value-type="float">
            <text:p>-0.195111</text:p>
          </table:table-cell>
        </table:table-row>
        <table:table-row table:style-name="ro1">
          <table:table-cell office:value-type="float" office:value="-0.436332" calcext:value-type="float">
            <text:p>-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149281" calcext:value-type="float">
            <text:p>-0.149281</text:p>
          </table:table-cell>
          <table:table-cell office:value-type="float" office:value="-0.195951" calcext:value-type="float">
            <text:p>-0.195951</text:p>
          </table:table-cell>
        </table:table-row>
        <table:table-row table:style-name="ro1">
          <table:table-cell office:value-type="float" office:value="-0.295166" calcext:value-type="float">
            <text:p>-0.295166</text:p>
          </table:table-cell>
          <table:table-cell office:value-type="float" office:value="0.5" calcext:value-type="float">
            <text:p>0.5</text:p>
          </table:table-cell>
          <table:table-cell office:value-type="float" office:value="-0.177088" calcext:value-type="float">
            <text:p>-0.177088</text:p>
          </table:table-cell>
          <table:table-cell office:value-type="float" office:value="-0.168434" calcext:value-type="float">
            <text:p>-0.168434</text:p>
          </table:table-cell>
        </table:table-row>
        <table:table-row table:style-name="ro1">
          <table:table-cell office:value-type="float" office:value="-0.218166" calcext:value-type="float">
            <text:p>-0.218166</text:p>
          </table:table-cell>
          <table:table-cell office:value-type="float" office:value="0.5" calcext:value-type="float">
            <text:p>0.5</text:p>
          </table:table-cell>
          <table:table-cell office:value-type="float" office:value="-0.202154" calcext:value-type="float">
            <text:p>-0.202154</text:p>
          </table:table-cell>
          <table:table-cell office:value-type="float" office:value="-0.153657" calcext:value-type="float">
            <text:p>-0.153657</text:p>
          </table:table-cell>
        </table:table-row>
        <table:table-row table:style-name="ro1">
          <table:table-cell office:value-type="float" office:value="-0.179666" calcext:value-type="float">
            <text:p>-0.179666</text:p>
          </table:table-cell>
          <table:table-cell office:value-type="float" office:value="0.5" calcext:value-type="float">
            <text:p>0.5</text:p>
          </table:table-cell>
          <table:table-cell office:value-type="float" office:value="-0.22161" calcext:value-type="float">
            <text:p>-0.22161</text:p>
          </table:table-cell>
          <table:table-cell office:value-type="float" office:value="-0.146518" calcext:value-type="float">
            <text:p>-0.146518</text:p>
          </table:table-cell>
        </table:table-row>
        <table:table-row table:style-name="ro1">
          <table:table-cell office:value-type="float" office:value="-0.1155" calcext:value-type="float">
            <text:p>-0.1155</text:p>
          </table:table-cell>
          <table:table-cell office:value-type="float" office:value="0.5" calcext:value-type="float">
            <text:p>0.5</text:p>
          </table:table-cell>
          <table:table-cell office:value-type="float" office:value="-0.234628" calcext:value-type="float">
            <text:p>-0.234628</text:p>
          </table:table-cell>
          <table:table-cell office:value-type="float" office:value="-0.134195" calcext:value-type="float">
            <text:p>-0.134195</text:p>
          </table:table-cell>
        </table:table-row>
        <table:table-row table:style-name="ro1">
          <table:table-cell office:value-type="float" office:value="-0.064166" calcext:value-type="float">
            <text:p>-0.064166</text:p>
          </table:table-cell>
          <table:table-cell office:value-type="float" office:value="0.5" calcext:value-type="float">
            <text:p>0.5</text:p>
          </table:table-cell>
          <table:table-cell office:value-type="float" office:value="-0.241796" calcext:value-type="float">
            <text:p>-0.241796</text:p>
          </table:table-cell>
          <table:table-cell office:value-type="float" office:value="-0.124431" calcext:value-type="float">
            <text:p>-0.124431</text:p>
          </table:table-cell>
        </table:table-row>
        <table:table-row table:style-name="ro1">
          <table:table-cell office:value-type="float" office:value="-0.012833" calcext:value-type="float">
            <text:p>-0.012833</text:p>
          </table:table-cell>
          <table:table-cell office:value-type="float" office:value="0.5" calcext:value-type="float">
            <text:p>0.5</text:p>
          </table:table-cell>
          <table:table-cell office:value-type="float" office:value="-0.244234" calcext:value-type="float">
            <text:p>-0.244234</text:p>
          </table:table-cell>
          <table:table-cell office:value-type="float" office:value="-0.114661" calcext:value-type="float">
            <text:p>-0.114661</text:p>
          </table:table-cell>
        </table:table-row>
        <table:table-row table:style-name="ro1">
          <table:table-cell office:value-type="float" office:value="0.064166" calcext:value-type="float">
            <text:p>0.064166</text:p>
          </table:table-cell>
          <table:table-cell office:value-type="float" office:value="0.5" calcext:value-type="float">
            <text:p>0.5</text:p>
          </table:table-cell>
          <table:table-cell office:value-type="float" office:value="-0.243702" calcext:value-type="float">
            <text:p>-0.243702</text:p>
          </table:table-cell>
          <table:table-cell office:value-type="float" office:value="-0.099711" calcext:value-type="float">
            <text:p>-0.099711</text:p>
          </table:table-cell>
        </table:table-row>
        <table:table-row table:style-name="ro1">
          <table:table-cell office:value-type="float" office:value="0.1155" calcext:value-type="float">
            <text:p>0.1155</text:p>
          </table:table-cell>
          <table:table-cell office:value-type="float" office:value="0.5" calcext:value-type="float">
            <text:p>0.5</text:p>
          </table:table-cell>
          <table:table-cell office:value-type="float" office:value="-0.241682" calcext:value-type="float">
            <text:p>-0.241682</text:p>
          </table:table-cell>
          <table:table-cell office:value-type="float" office:value="-0.089851" calcext:value-type="float">
            <text:p>-0.089851</text:p>
          </table:table-cell>
        </table:table-row>
        <table:table-row table:style-name="ro1">
          <table:table-cell office:value-type="float" office:value="0.166833" calcext:value-type="float">
            <text:p>0.166833</text:p>
          </table:table-cell>
          <table:table-cell office:value-type="float" office:value="0.5" calcext:value-type="float">
            <text:p>0.5</text:p>
          </table:table-cell>
          <table:table-cell office:value-type="float" office:value="-0.238258" calcext:value-type="float">
            <text:p>-0.238258</text:p>
          </table:table-cell>
          <table:table-cell office:value-type="float" office:value="-0.079937" calcext:value-type="float">
            <text:p>-0.079937</text:p>
          </table:table-cell>
        </table:table-row>
        <table:table-row table:style-name="ro1">
          <table:table-cell office:value-type="float" office:value="0.179666" calcext:value-type="float">
            <text:p>0.179666</text:p>
          </table:table-cell>
          <table:table-cell office:value-type="float" office:value="0.5" calcext:value-type="float">
            <text:p>0.5</text:p>
          </table:table-cell>
          <table:table-cell office:value-type="float" office:value="-0.233892" calcext:value-type="float">
            <text:p>-0.233892</text:p>
          </table:table-cell>
          <table:table-cell office:value-type="float" office:value="-0.077709" calcext:value-type="float">
            <text:p>-0.077709</text:p>
          </table:table-cell>
        </table:table-row>
        <table:table-row table:style-name="ro1">
          <table:table-cell office:value-type="float" office:value="0.205333" calcext:value-type="float">
            <text:p>0.205333</text:p>
          </table:table-cell>
          <table:table-cell office:value-type="float" office:value="0.5" calcext:value-type="float">
            <text:p>0.5</text:p>
          </table:table-cell>
          <table:table-cell office:value-type="float" office:value="-0.228384" calcext:value-type="float">
            <text:p>-0.228384</text:p>
          </table:table-cell>
          <table:table-cell office:value-type="float" office:value="-0.072899" calcext:value-type="float">
            <text:p>-0.072899</text:p>
          </table:table-cell>
        </table:table-row>
        <table:table-row table:style-name="ro1">
          <table:table-cell office:value-type="float" office:value="0.218166" calcext:value-type="float">
            <text:p>0.218166</text:p>
          </table:table-cell>
          <table:table-cell office:value-type="float" office:value="0.5" calcext:value-type="float">
            <text:p>0.5</text:p>
          </table:table-cell>
          <table:table-cell office:value-type="float" office:value="-0.222265" calcext:value-type="float">
            <text:p>-0.222265</text:p>
          </table:table-cell>
          <table:table-cell office:value-type="float" office:value="-0.070656" calcext:value-type="float">
            <text:p>-0.070656</text:p>
          </table:table-cell>
        </table:table-row>
        <table:table-row table:style-name="ro1">
          <table:table-cell office:value-type="float" office:value="0.256666" calcext:value-type="float">
            <text:p>0.256666</text:p>
          </table:table-cell>
          <table:table-cell office:value-type="float" office:value="0.5" calcext:value-type="float">
            <text:p>0.5</text:p>
          </table:table-cell>
          <table:table-cell office:value-type="float" office:value="-0.215041" calcext:value-type="float">
            <text:p>-0.215041</text:p>
          </table:table-cell>
          <table:table-cell office:value-type="float" office:value="-0.063244" calcext:value-type="float">
            <text:p>-0.063244</text:p>
          </table:table-cell>
        </table:table-row>
        <table:table-row table:style-name="ro1">
          <table:table-cell office:value-type="float" office:value="0.282332" calcext:value-type="float">
            <text:p>0.282332</text:p>
          </table:table-cell>
          <table:table-cell office:value-type="float" office:value="0.5" calcext:value-type="float">
            <text:p>0.5</text:p>
          </table:table-cell>
          <table:table-cell office:value-type="float" office:value="-0.207319" calcext:value-type="float">
            <text:p>-0.207319</text:p>
          </table:table-cell>
          <table:table-cell office:value-type="float" office:value="-0.058364" calcext:value-type="float">
            <text:p>-0.058364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0.5" calcext:value-type="float">
            <text:p>0.5</text:p>
          </table:table-cell>
          <table:table-cell office:value-type="float" office:value="-0.198674" calcext:value-type="float">
            <text:p>-0.198674</text:p>
          </table:table-cell>
          <table:table-cell office:value-type="float" office:value="-0.056021" calcext:value-type="float">
            <text:p>-0.056021</text:p>
          </table:table-cell>
        </table:table-row>
        <table:table-row table:style-name="ro1">
          <table:table-cell office:value-type="float" office:value="0.307999" calcext:value-type="float">
            <text:p>0.307999</text:p>
          </table:table-cell>
          <table:table-cell office:value-type="float" office:value="0.5" calcext:value-type="float">
            <text:p>0.5</text:p>
          </table:table-cell>
          <table:table-cell office:value-type="float" office:value="-0.189156" calcext:value-type="float">
            <text:p>-0.189156</text:p>
          </table:table-cell>
          <table:table-cell office:value-type="float" office:value="-0.053655" calcext:value-type="float">
            <text:p>-0.053655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79009" calcext:value-type="float">
            <text:p>-0.179009</text:p>
          </table:table-cell>
          <table:table-cell office:value-type="float" office:value="-0.048695" calcext:value-type="float">
            <text:p>-0.048695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-0.043706" calcext:value-type="float">
            <text:p>-0.043706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60168" calcext:value-type="float">
            <text:p>-0.160168</text:p>
          </table:table-cell>
          <table:table-cell office:value-type="float" office:value="-0.043847" calcext:value-type="float">
            <text:p>-0.043847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50445" calcext:value-type="float">
            <text:p>-0.150445</text:p>
          </table:table-cell>
          <table:table-cell office:value-type="float" office:value="-0.043991" calcext:value-type="float">
            <text:p>-0.043991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41862" calcext:value-type="float">
            <text:p>-0.141862</text:p>
          </table:table-cell>
          <table:table-cell office:value-type="float" office:value="-0.044146" calcext:value-type="float">
            <text:p>-0.044146</text:p>
          </table:table-cell>
        </table:table-row>
        <table:table-row table:style-name="ro1">
          <table:table-cell office:value-type="float" office:value="0.346499" calcext:value-type="float">
            <text:p>0.346499</text:p>
          </table:table-cell>
          <table:table-cell office:value-type="float" office:value="0.5" calcext:value-type="float">
            <text:p>0.5</text:p>
          </table:table-cell>
          <table:table-cell office:value-type="float" office:value="-0.134667" calcext:value-type="float">
            <text:p>-0.134667</text:p>
          </table:table-cell>
          <table:table-cell office:value-type="float" office:value="-0.04689" calcext:value-type="float">
            <text:p>-0.04689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27679" calcext:value-type="float">
            <text:p>-0.127679</text:p>
          </table:table-cell>
          <table:table-cell office:value-type="float" office:value="-0.044492" calcext:value-type="float">
            <text:p>-0.044492</text:p>
          </table:table-cell>
        </table:table-row>
        <table:table-row table:style-name="ro1">
          <table:table-cell office:value-type="float" office:value="0.346499" calcext:value-type="float">
            <text:p>0.346499</text:p>
          </table:table-cell>
          <table:table-cell office:value-type="float" office:value="0.5" calcext:value-type="float">
            <text:p>0.5</text:p>
          </table:table-cell>
          <table:table-cell office:value-type="float" office:value="-0.122018" calcext:value-type="float">
            <text:p>-0.122018</text:p>
          </table:table-cell>
          <table:table-cell office:value-type="float" office:value="-0.047236" calcext:value-type="float">
            <text:p>-0.047236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17941" calcext:value-type="float">
            <text:p>-0.117941</text:p>
          </table:table-cell>
          <table:table-cell office:value-type="float" office:value="-0.049985" calcext:value-type="float">
            <text:p>-0.049985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14215" calcext:value-type="float">
            <text:p>-0.114215</text:p>
          </table:table-cell>
          <table:table-cell office:value-type="float" office:value="-0.050163" calcext:value-type="float">
            <text:p>-0.050163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11333" calcext:value-type="float">
            <text:p>-0.11133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20832" calcext:value-type="float">
            <text:p>0.320832</text:p>
          </table:table-cell>
          <table:table-cell office:value-type="float" office:value="0.5" calcext:value-type="float">
            <text:p>0.5</text:p>
          </table:table-cell>
          <table:table-cell office:value-type="float" office:value="-0.109858" calcext:value-type="float">
            <text:p>-0.109858</text:p>
          </table:table-cell>
          <table:table-cell office:value-type="float" office:value="-0.053083" calcext:value-type="float">
            <text:p>-0.053083</text:p>
          </table:table-cell>
        </table:table-row>
        <table:table-row table:style-name="ro1">
          <table:table-cell office:value-type="float" office:value="0.307999" calcext:value-type="float">
            <text:p>0.307999</text:p>
          </table:table-cell>
          <table:table-cell office:value-type="float" office:value="0.5" calcext:value-type="float">
            <text:p>0.5</text:p>
          </table:table-cell>
          <table:table-cell office:value-type="float" office:value="-0.108123" calcext:value-type="float">
            <text:p>-0.108123</text:p>
          </table:table-cell>
          <table:table-cell office:value-type="float" office:value="-0.05584" calcext:value-type="float">
            <text:p>-0.05584</text:p>
          </table:table-cell>
        </table:table-row>
        <table:table-row table:style-name="ro1">
          <table:table-cell office:value-type="float" office:value="0.307999" calcext:value-type="float">
            <text:p>0.307999</text:p>
          </table:table-cell>
          <table:table-cell office:value-type="float" office:value="0.5" calcext:value-type="float">
            <text:p>0.5</text:p>
          </table:table-cell>
          <table:table-cell office:value-type="float" office:value="-0.107021" calcext:value-type="float">
            <text:p>-0.107021</text:p>
          </table:table-cell>
          <table:table-cell office:value-type="float" office:value="-0.056033" calcext:value-type="float">
            <text:p>-0.056033</text:p>
          </table:table-cell>
        </table:table-row>
        <table:table-row table:style-name="ro1">
          <table:table-cell office:value-type="float" office:value="0.320832" calcext:value-type="float">
            <text:p>0.320832</text:p>
          </table:table-cell>
          <table:table-cell office:value-type="float" office:value="0.5" calcext:value-type="float">
            <text:p>0.5</text:p>
          </table:table-cell>
          <table:table-cell office:value-type="float" office:value="-0.107286" calcext:value-type="float">
            <text:p>-0.107286</text:p>
          </table:table-cell>
          <table:table-cell office:value-type="float" office:value="-0.053645" calcext:value-type="float">
            <text:p>-0.053645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51236" calcext:value-type="float">
            <text:p>-0.051236</text:p>
          </table:table-cell>
        </table:table-row>
        <table:table-row table:style-name="ro1">
          <table:table-cell office:value-type="float" office:value="0.333666" calcext:value-type="float">
            <text:p>0.333666</text:p>
          </table:table-cell>
          <table:table-cell office:value-type="float" office:value="0.5" calcext:value-type="float">
            <text:p>0.5</text:p>
          </table:table-cell>
          <table:table-cell office:value-type="float" office:value="-0.105975" calcext:value-type="float">
            <text:p>-0.105975</text:p>
          </table:table-cell>
          <table:table-cell office:value-type="float" office:value="-0.051384" calcext:value-type="float">
            <text:p>-0.051384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05867" calcext:value-type="float">
            <text:p>-0.105867</text:p>
          </table:table-cell>
          <table:table-cell office:value-type="float" office:value="-0.04637" calcext:value-type="float">
            <text:p>-0.04637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05186" calcext:value-type="float">
            <text:p>-0.105186</text:p>
          </table:table-cell>
          <table:table-cell office:value-type="float" office:value="-0.04649" calcext:value-type="float">
            <text:p>-0.04649</text:p>
          </table:table-cell>
        </table:table-row>
        <table:table-row table:style-name="ro1">
          <table:table-cell office:value-type="float" office:value="0.359332" calcext:value-type="float">
            <text:p>0.359332</text:p>
          </table:table-cell>
          <table:table-cell office:value-type="float" office:value="0.5" calcext:value-type="float">
            <text:p>0.5</text:p>
          </table:table-cell>
          <table:table-cell office:value-type="float" office:value="-0.103999" calcext:value-type="float">
            <text:p>-0.103999</text:p>
          </table:table-cell>
          <table:table-cell office:value-type="float" office:value="-0.046616" calcext:value-type="float">
            <text:p>-0.046616</text:p>
          </table:table-cell>
        </table:table-row>
        <table:table-row table:style-name="ro1">
          <table:table-cell office:value-type="float" office:value="0.384999" calcext:value-type="float">
            <text:p>0.384999</text:p>
          </table:table-cell>
          <table:table-cell office:value-type="float" office:value="0.5" calcext:value-type="float">
            <text:p>0.5</text:p>
          </table:table-cell>
          <table:table-cell office:value-type="float" office:value="-0.103955" calcext:value-type="float">
            <text:p>-0.103955</text:p>
          </table:table-cell>
          <table:table-cell office:value-type="float" office:value="-0.041594" calcext:value-type="float">
            <text:p>-0.041594</text:p>
          </table:table-cell>
        </table:table-row>
        <table:table-row table:style-name="ro1">
          <table:table-cell office:value-type="float" office:value="0.384999" calcext:value-type="float">
            <text:p>0.384999</text:p>
          </table:table-cell>
          <table:table-cell office:value-type="float" office:value="0.5" calcext:value-type="float">
            <text:p>0.5</text:p>
          </table:table-cell>
          <table:table-cell office:value-type="float" office:value="-0.1035" calcext:value-type="float">
            <text:p>-0.1035</text:p>
          </table:table-cell>
          <table:table-cell office:value-type="float" office:value="-0.04171" calcext:value-type="float">
            <text:p>-0.04171</text:p>
          </table:table-cell>
        </table:table-row>
        <table:table-row table:style-name="ro1">
          <table:table-cell office:value-type="float" office:value="0.397832" calcext:value-type="float">
            <text:p>0.397832</text:p>
          </table:table-cell>
          <table:table-cell office:value-type="float" office:value="0.5" calcext:value-type="float">
            <text:p>0.5</text:p>
          </table:table-cell>
          <table:table-cell office:value-type="float" office:value="-0.102478" calcext:value-type="float">
            <text:p>-0.102478</text:p>
          </table:table-cell>
          <table:table-cell office:value-type="float" office:value="-0.039247" calcext:value-type="float">
            <text:p>-0.039247</text:p>
          </table:table-cell>
        </table:table-row>
        <table:table-row table:style-name="ro1">
          <table:table-cell office:value-type="float" office:value="0.397832" calcext:value-type="float">
            <text:p>0.397832</text:p>
          </table:table-cell>
          <table:table-cell office:value-type="float" office:value="0.5" calcext:value-type="float">
            <text:p>0.5</text:p>
          </table:table-cell>
          <table:table-cell office:value-type="float" office:value="-0.102053" calcext:value-type="float">
            <text:p>-0.102053</text:p>
          </table:table-cell>
          <table:table-cell office:value-type="float" office:value="-0.039352" calcext:value-type="float">
            <text:p>-0.039352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-0.100937" calcext:value-type="float">
            <text:p>-0.100937</text:p>
          </table:table-cell>
          <table:table-cell office:value-type="float" office:value="-0.03688" calcext:value-type="float">
            <text:p>-0.03688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-0.100508" calcext:value-type="float">
            <text:p>-0.100508</text:p>
          </table:table-cell>
          <table:table-cell office:value-type="float" office:value="-0.036974" calcext:value-type="float">
            <text:p>-0.036974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10055" calcext:value-type="float">
            <text:p>-0.10055</text:p>
          </table:table-cell>
          <table:table-cell office:value-type="float" office:value="-0.031908" calcext:value-type="float">
            <text:p>-0.031908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99615" calcext:value-type="float">
            <text:p>-0.099615</text:p>
          </table:table-cell>
          <table:table-cell office:value-type="float" office:value="-0.02939" calcext:value-type="float">
            <text:p>-0.02939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98709" calcext:value-type="float">
            <text:p>-0.098709</text:p>
          </table:table-cell>
          <table:table-cell office:value-type="float" office:value="-0.026852" calcext:value-type="float">
            <text:p>-0.026852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97209" calcext:value-type="float">
            <text:p>-0.097209</text:p>
          </table:table-cell>
          <table:table-cell office:value-type="float" office:value="-0.02688" calcext:value-type="float">
            <text:p>-0.0268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95305" calcext:value-type="float">
            <text:p>-0.095305</text:p>
          </table:table-cell>
          <table:table-cell office:value-type="float" office:value="-0.024334" calcext:value-type="float">
            <text:p>-0.02433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93582" calcext:value-type="float">
            <text:p>-0.093582</text:p>
          </table:table-cell>
          <table:table-cell office:value-type="float" office:value="-0.021782" calcext:value-type="float">
            <text:p>-0.021782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9122" calcext:value-type="float">
            <text:p>-0.09122</text:p>
          </table:table-cell>
          <table:table-cell office:value-type="float" office:value="-0.021799" calcext:value-type="float">
            <text:p>-0.021799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89171" calcext:value-type="float">
            <text:p>-0.089171</text:p>
          </table:table-cell>
          <table:table-cell office:value-type="float" office:value="-0.016657" calcext:value-type="float">
            <text:p>-0.01665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16646" calcext:value-type="float">
            <text:p>-0.016646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84369" calcext:value-type="float">
            <text:p>-0.084369</text:p>
          </table:table-cell>
          <table:table-cell office:value-type="float" office:value="-0.011472" calcext:value-type="float">
            <text:p>-0.011472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81863" calcext:value-type="float">
            <text:p>-0.081863</text:p>
          </table:table-cell>
          <table:table-cell office:value-type="float" office:value="-0.011428" calcext:value-type="float">
            <text:p>-0.011428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79528" calcext:value-type="float">
            <text:p>-0.079528</text:p>
          </table:table-cell>
          <table:table-cell office:value-type="float" office:value="-0.011387" calcext:value-type="float">
            <text:p>-0.011387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-0.076459" calcext:value-type="float">
            <text:p>-0.076459</text:p>
          </table:table-cell>
          <table:table-cell office:value-type="float" office:value="-0.006191" calcext:value-type="float">
            <text:p>-0.006191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-0.073995" calcext:value-type="float">
            <text:p>-0.073995</text:p>
          </table:table-cell>
          <table:table-cell office:value-type="float" office:value="-0.006131" calcext:value-type="float">
            <text:p>-0.006131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-0.071375" calcext:value-type="float">
            <text:p>-0.071375</text:p>
          </table:table-cell>
          <table:table-cell office:value-type="float" office:value="-0.006069" calcext:value-type="float">
            <text:p>-0.006069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-0.068848" calcext:value-type="float">
            <text:p>-0.068848</text:p>
          </table:table-cell>
          <table:table-cell office:value-type="float" office:value="-0.00343" calcext:value-type="float">
            <text:p>-0.00343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-0.066082" calcext:value-type="float">
            <text:p>-0.066082</text:p>
          </table:table-cell>
          <table:table-cell office:value-type="float" office:value="-0.005939" calcext:value-type="float">
            <text:p>-0.005939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-0.063759" calcext:value-type="float">
            <text:p>-0.063759</text:p>
          </table:table-cell>
          <table:table-cell office:value-type="float" office:value="-0.003305" calcext:value-type="float">
            <text:p>-0.003305</text:p>
          </table:table-cell>
        </table:table-row>
        <table:table-row table:style-name="ro1">
          <table:table-cell office:value-type="float" office:value="0.590331" calcext:value-type="float">
            <text:p>0.590331</text:p>
          </table:table-cell>
          <table:table-cell office:value-type="float" office:value="0.5" calcext:value-type="float">
            <text:p>0.5</text:p>
          </table:table-cell>
          <table:table-cell office:value-type="float" office:value="-0.061313" calcext:value-type="float">
            <text:p>-0.061313</text:p>
          </table:table-cell>
          <table:table-cell office:value-type="float" office:value="-0.000655" calcext:value-type="float">
            <text:p>-0.000655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-0.058745" calcext:value-type="float">
            <text:p>-0.058745</text:p>
          </table:table-cell>
          <table:table-cell office:value-type="float" office:value="0.002015" calcext:value-type="float">
            <text:p>0.002015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-0.055718" calcext:value-type="float">
            <text:p>-0.055718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-0.052746" calcext:value-type="float">
            <text:p>-0.052746</text:p>
          </table:table-cell>
          <table:table-cell office:value-type="float" office:value="0.002237" calcext:value-type="float">
            <text:p>0.002237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-0.049704" calcext:value-type="float">
            <text:p>-0.049704</text:p>
          </table:table-cell>
          <table:table-cell office:value-type="float" office:value="0.004922" calcext:value-type="float">
            <text:p>0.004922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-0.046944" calcext:value-type="float">
            <text:p>-0.046944</text:p>
          </table:table-cell>
          <table:table-cell office:value-type="float" office:value="0.005036" calcext:value-type="float">
            <text:p>0.005036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-0.043888" calcext:value-type="float">
            <text:p>-0.043888</text:p>
          </table:table-cell>
          <table:table-cell office:value-type="float" office:value="0.002568" calcext:value-type="float">
            <text:p>0.002568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-0.04121" calcext:value-type="float">
            <text:p>-0.04121</text:p>
          </table:table-cell>
          <table:table-cell office:value-type="float" office:value="0.005241" calcext:value-type="float">
            <text:p>0.005241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-0.038874" calcext:value-type="float">
            <text:p>-0.038874</text:p>
          </table:table-cell>
          <table:table-cell office:value-type="float" office:value="0.005347" calcext:value-type="float">
            <text:p>0.005347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-0.03631" calcext:value-type="float">
            <text:p>-0.03631</text:p>
          </table:table-cell>
          <table:table-cell office:value-type="float" office:value="0.008038" calcext:value-type="float">
            <text:p>0.008038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33611" calcext:value-type="float">
            <text:p>-0.033611</text:p>
          </table:table-cell>
          <table:table-cell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31038" calcext:value-type="float">
            <text:p>-0.031038</text:p>
          </table:table-cell>
          <table:table-cell office:value-type="float" office:value="0.010902" calcext:value-type="float">
            <text:p>0.010902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28156" calcext:value-type="float">
            <text:p>-0.028156</text:p>
          </table:table-cell>
          <table:table-cell office:value-type="float" office:value="0.011054" calcext:value-type="float">
            <text:p>0.011054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-0.025793" calcext:value-type="float">
            <text:p>-0.025793</text:p>
          </table:table-cell>
          <table:table-cell office:value-type="float" office:value="0.008618" calcext:value-type="float">
            <text:p>0.008618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-0.024094" calcext:value-type="float">
            <text:p>-0.024094</text:p>
          </table:table-cell>
          <table:table-cell office:value-type="float" office:value="0.008738" calcext:value-type="float">
            <text:p>0.008738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22819" calcext:value-type="float">
            <text:p>-0.022819</text:p>
          </table:table-cell>
          <table:table-cell office:value-type="float" office:value="0.011432" calcext:value-type="float">
            <text:p>0.011432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21499" calcext:value-type="float">
            <text:p>-0.021499</text:p>
          </table:table-cell>
          <table:table-cell office:value-type="float" office:value="0.011564" calcext:value-type="float">
            <text:p>0.011564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20272" calcext:value-type="float">
            <text:p>-0.020272</text:p>
          </table:table-cell>
          <table:table-cell office:value-type="float" office:value="0.011705" calcext:value-type="float">
            <text:p>0.011705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9785" calcext:value-type="float">
            <text:p>-0.019785</text:p>
          </table:table-cell>
          <table:table-cell office:value-type="float" office:value="0.01185" calcext:value-type="float">
            <text:p>0.01185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9345" calcext:value-type="float">
            <text:p>-0.019345</text:p>
          </table:table-cell>
          <table:table-cell office:value-type="float" office:value="0.011995" calcext:value-type="float">
            <text:p>0.011995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8885" calcext:value-type="float">
            <text:p>-0.018885</text:p>
          </table:table-cell>
          <table:table-cell office:value-type="float" office:value="0.012137" calcext:value-type="float">
            <text:p>0.012137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8721" calcext:value-type="float">
            <text:p>-0.018721</text:p>
          </table:table-cell>
          <table:table-cell office:value-type="float" office:value="0.012278" calcext:value-type="float">
            <text:p>0.012278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9263" calcext:value-type="float">
            <text:p>-0.019263</text:p>
          </table:table-cell>
          <table:table-cell office:value-type="float" office:value="0.012419" calcext:value-type="float">
            <text:p>0.012419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8881" calcext:value-type="float">
            <text:p>-0.018881</text:p>
          </table:table-cell>
          <table:table-cell office:value-type="float" office:value="0.012558" calcext:value-type="float">
            <text:p>0.012558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-0.018756" calcext:value-type="float">
            <text:p>-0.018756</text:p>
          </table:table-cell>
          <table:table-cell office:value-type="float" office:value="0.015279" calcext:value-type="float">
            <text:p>0.015279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-0.01895" calcext:value-type="float">
            <text:p>-0.01895</text:p>
          </table:table-cell>
          <table:table-cell office:value-type="float" office:value="0.015437" calcext:value-type="float">
            <text:p>0.015437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-0.018472" calcext:value-type="float">
            <text:p>-0.018472</text:p>
          </table:table-cell>
          <table:table-cell office:value-type="float" office:value="0.018179" calcext:value-type="float">
            <text:p>0.018179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-0.01762" calcext:value-type="float">
            <text:p>-0.01762</text:p>
          </table:table-cell>
          <table:table-cell office:value-type="float" office:value="0.018354" calcext:value-type="float">
            <text:p>0.018354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-0.016947" calcext:value-type="float">
            <text:p>-0.016947</text:p>
          </table:table-cell>
          <table:table-cell office:value-type="float" office:value="0.021108" calcext:value-type="float">
            <text:p>0.021108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5694" calcext:value-type="float">
            <text:p>-0.015694</text:p>
          </table:table-cell>
          <table:table-cell office:value-type="float" office:value="0.023874" calcext:value-type="float">
            <text:p>0.023874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4089" calcext:value-type="float">
            <text:p>-0.014089</text:p>
          </table:table-cell>
          <table:table-cell office:value-type="float" office:value="0.024073" calcext:value-type="float">
            <text:p>0.024073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-0.012332" calcext:value-type="float">
            <text:p>-0.012332</text:p>
          </table:table-cell>
          <table:table-cell office:value-type="float" office:value="0.026849" calcext:value-type="float">
            <text:p>0.026849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-0.010535" calcext:value-type="float">
            <text:p>-0.010535</text:p>
          </table:table-cell>
          <table:table-cell office:value-type="float" office:value="0.027054" calcext:value-type="float">
            <text:p>0.027054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-0.008589" calcext:value-type="float">
            <text:p>-0.008589</text:p>
          </table:table-cell>
          <table:table-cell office:value-type="float" office:value="0.027257" calcext:value-type="float">
            <text:p>0.027257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-0.00622" calcext:value-type="float">
            <text:p>-0.00622</text:p>
          </table:table-cell>
          <table:table-cell office:value-type="float" office:value="0.030035" calcext:value-type="float">
            <text:p>0.030035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0.027667" calcext:value-type="float">
            <text:p>0.027667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-0.001546" calcext:value-type="float">
            <text:p>-0.001546</text:p>
          </table:table-cell>
          <table:table-cell office:value-type="float" office:value="0.027864" calcext:value-type="float">
            <text:p>0.027864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30641" calcext:value-type="float">
            <text:p>0.030641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33435" calcext:value-type="float">
            <text:p>0.033435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33672" calcext:value-type="float">
            <text:p>0.033672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.033913" calcext:value-type="float">
            <text:p>0.033913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09459" calcext:value-type="float">
            <text:p>0.009459</text:p>
          </table:table-cell>
          <table:table-cell office:value-type="float" office:value="0.031569" calcext:value-type="float">
            <text:p>0.031569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0.034363" calcext:value-type="float">
            <text:p>0.034363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32006" calcext:value-type="float">
            <text:p>0.032006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6248" calcext:value-type="float">
            <text:p>0.016248</text:p>
          </table:table-cell>
          <table:table-cell office:value-type="float" office:value="0.032215" calcext:value-type="float">
            <text:p>0.032215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32425" calcext:value-type="float">
            <text:p>0.032425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9851" calcext:value-type="float">
            <text:p>0.019851</text:p>
          </table:table-cell>
          <table:table-cell office:value-type="float" office:value="0.032639" calcext:value-type="float">
            <text:p>0.032639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21644" calcext:value-type="float">
            <text:p>0.021644</text:p>
          </table:table-cell>
          <table:table-cell office:value-type="float" office:value="0.032858" calcext:value-type="float">
            <text:p>0.032858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23776" calcext:value-type="float">
            <text:p>0.023776</text:p>
          </table:table-cell>
          <table:table-cell office:value-type="float" office:value="0.033079" calcext:value-type="float">
            <text:p>0.033079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26044" calcext:value-type="float">
            <text:p>0.026044</text:p>
          </table:table-cell>
          <table:table-cell office:value-type="float" office:value="0.033302" calcext:value-type="float">
            <text:p>0.033302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27764" calcext:value-type="float">
            <text:p>0.027764</text:p>
          </table:table-cell>
          <table:table-cell office:value-type="float" office:value="0.030944" calcext:value-type="float">
            <text:p>0.030944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149" calcext:value-type="float">
            <text:p>0.031149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30179" calcext:value-type="float">
            <text:p>0.030179</text:p>
          </table:table-cell>
          <table:table-cell office:value-type="float" office:value="0.031349" calcext:value-type="float">
            <text:p>0.031349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30744" calcext:value-type="float">
            <text:p>0.030744</text:p>
          </table:table-cell>
          <table:table-cell office:value-type="float" office:value="0.034132" calcext:value-type="float">
            <text:p>0.034132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31627" calcext:value-type="float">
            <text:p>0.031627</text:p>
          </table:table-cell>
          <table:table-cell office:value-type="float" office:value="0.031774" calcext:value-type="float">
            <text:p>0.031774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32172" calcext:value-type="float">
            <text:p>0.032172</text:p>
          </table:table-cell>
          <table:table-cell office:value-type="float" office:value="0.031985" calcext:value-type="float">
            <text:p>0.031985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0.032391" calcext:value-type="float">
            <text:p>0.032391</text:p>
          </table:table-cell>
          <table:table-cell office:value-type="float" office:value="0.024451" calcext:value-type="float">
            <text:p>0.024451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0.032462" calcext:value-type="float">
            <text:p>0.032462</text:p>
          </table:table-cell>
          <table:table-cell office:value-type="float" office:value="0.024605" calcext:value-type="float">
            <text:p>0.024605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024753" calcext:value-type="float">
            <text:p>0.024753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31388" calcext:value-type="float">
            <text:p>0.031388</text:p>
          </table:table-cell>
          <table:table-cell office:value-type="float" office:value="0.03007" calcext:value-type="float">
            <text:p>0.03007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30372" calcext:value-type="float">
            <text:p>0.030372</text:p>
          </table:table-cell>
          <table:table-cell office:value-type="float" office:value="0.030273" calcext:value-type="float">
            <text:p>0.030273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28764" calcext:value-type="float">
            <text:p>0.028764</text:p>
          </table:table-cell>
          <table:table-cell office:value-type="float" office:value="0.030491" calcext:value-type="float">
            <text:p>0.030491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26717" calcext:value-type="float">
            <text:p>0.026717</text:p>
          </table:table-cell>
          <table:table-cell office:value-type="float" office:value="0.033289" calcext:value-type="float">
            <text:p>0.033289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30931" calcext:value-type="float">
            <text:p>0.030931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028547" calcext:value-type="float">
            <text:p>0.028547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19447" calcext:value-type="float">
            <text:p>0.019447</text:p>
          </table:table-cell>
          <table:table-cell office:value-type="float" office:value="0.028714" calcext:value-type="float">
            <text:p>0.028714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17362" calcext:value-type="float">
            <text:p>0.017362</text:p>
          </table:table-cell>
          <table:table-cell office:value-type="float" office:value="0.031456" calcext:value-type="float">
            <text:p>0.031456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34219" calcext:value-type="float">
            <text:p>0.034219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15492" calcext:value-type="float">
            <text:p>0.015492</text:p>
          </table:table-cell>
          <table:table-cell office:value-type="float" office:value="0.03443" calcext:value-type="float">
            <text:p>0.03443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0.037229" calcext:value-type="float">
            <text:p>0.037229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16684" calcext:value-type="float">
            <text:p>0.016684</text:p>
          </table:table-cell>
          <table:table-cell office:value-type="float" office:value="0.037461" calcext:value-type="float">
            <text:p>0.037461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42851" calcext:value-type="float">
            <text:p>0.042851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19723" calcext:value-type="float">
            <text:p>0.019723</text:p>
          </table:table-cell>
          <table:table-cell office:value-type="float" office:value="0.043105" calcext:value-type="float">
            <text:p>0.043105</text:p>
          </table:table-cell>
        </table:table-row>
        <table:table-row table:style-name="ro1">
          <table:table-cell office:value-type="float" office:value="0.757164" calcext:value-type="float">
            <text:p>0.757164</text:p>
          </table:table-cell>
          <table:table-cell office:value-type="float" office:value="0.5" calcext:value-type="float">
            <text:p>0.5</text:p>
          </table:table-cell>
          <table:table-cell office:value-type="float" office:value="0.021751" calcext:value-type="float">
            <text:p>0.021751</text:p>
          </table:table-cell>
          <table:table-cell office:value-type="float" office:value="0.045936" calcext:value-type="float">
            <text:p>0.045936</text:p>
          </table:table-cell>
        </table:table-row>
        <table:table-row table:style-name="ro1">
          <table:table-cell office:value-type="float" office:value="0.757164" calcext:value-type="float">
            <text:p>0.757164</text:p>
          </table:table-cell>
          <table:table-cell office:value-type="float" office:value="0.5" calcext:value-type="float">
            <text:p>0.5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0.046195" calcext:value-type="float">
            <text:p>0.046195</text:p>
          </table:table-cell>
        </table:table-row>
        <table:table-row table:style-name="ro1">
          <table:table-cell office:value-type="float" office:value="0.757164" calcext:value-type="float">
            <text:p>0.757164</text:p>
          </table:table-cell>
          <table:table-cell office:value-type="float" office:value="0.5" calcext:value-type="float">
            <text:p>0.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46448" calcext:value-type="float">
            <text:p>0.046448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30446" calcext:value-type="float">
            <text:p>0.030446</text:p>
          </table:table-cell>
          <table:table-cell office:value-type="float" office:value="0.044114" calcext:value-type="float">
            <text:p>0.044114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34079" calcext:value-type="float">
            <text:p>0.034079</text:p>
          </table:table-cell>
          <table:table-cell office:value-type="float" office:value="0.04434" calcext:value-type="float">
            <text:p>0.04434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37619" calcext:value-type="float">
            <text:p>0.037619</text:p>
          </table:table-cell>
          <table:table-cell office:value-type="float" office:value="0.044565" calcext:value-type="float">
            <text:p>0.044565</text:p>
          </table:table-cell>
        </table:table-row>
        <table:table-row table:style-name="ro1">
          <table:table-cell office:value-type="float" office:value="0.757164" calcext:value-type="float">
            <text:p>0.757164</text:p>
          </table:table-cell>
          <table:table-cell office:value-type="float" office:value="0.5" calcext:value-type="float">
            <text:p>0.5</text:p>
          </table:table-cell>
          <table:table-cell office:value-type="float" office:value="0.040954" calcext:value-type="float">
            <text:p>0.040954</text:p>
          </table:table-cell>
          <table:table-cell office:value-type="float" office:value="0.047376" calcext:value-type="float">
            <text:p>0.047376</text:p>
          </table:table-cell>
        </table:table-row>
        <table:table-row table:style-name="ro1">
          <table:table-cell office:value-type="float" office:value="0.757164" calcext:value-type="float">
            <text:p>0.757164</text:p>
          </table:table-cell>
          <table:table-cell office:value-type="float" office:value="0.5" calcext:value-type="float">
            <text:p>0.5</text:p>
          </table:table-cell>
          <table:table-cell office:value-type="float" office:value="0.044893" calcext:value-type="float">
            <text:p>0.044893</text:p>
          </table:table-cell>
          <table:table-cell office:value-type="float" office:value="0.047632" calcext:value-type="float">
            <text:p>0.047632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48484" calcext:value-type="float">
            <text:p>0.048484</text:p>
          </table:table-cell>
          <table:table-cell office:value-type="float" office:value="0.045317" calcext:value-type="float">
            <text:p>0.045317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52293" calcext:value-type="float">
            <text:p>0.052293</text:p>
          </table:table-cell>
          <table:table-cell office:value-type="float" office:value="0.042986" calcext:value-type="float">
            <text:p>0.042986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56234" calcext:value-type="float">
            <text:p>0.056234</text:p>
          </table:table-cell>
          <table:table-cell office:value-type="float" office:value="0.040632" calcext:value-type="float">
            <text:p>0.040632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59711" calcext:value-type="float">
            <text:p>0.059711</text:p>
          </table:table-cell>
          <table:table-cell office:value-type="float" office:value="0.038257" calcext:value-type="float">
            <text:p>0.038257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63284" calcext:value-type="float">
            <text:p>0.063284</text:p>
          </table:table-cell>
          <table:table-cell office:value-type="float" office:value="0.038446" calcext:value-type="float">
            <text:p>0.038446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33481" calcext:value-type="float">
            <text:p>0.033481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69227" calcext:value-type="float">
            <text:p>0.069227</text:p>
          </table:table-cell>
          <table:table-cell office:value-type="float" office:value="0.033654" calcext:value-type="float">
            <text:p>0.033654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68272" calcext:value-type="float">
            <text:p>0.068272</text:p>
          </table:table-cell>
          <table:table-cell office:value-type="float" office:value="0.033833" calcext:value-type="float">
            <text:p>0.033833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66288" calcext:value-type="float">
            <text:p>0.066288</text:p>
          </table:table-cell>
          <table:table-cell office:value-type="float" office:value="0.028858" calcext:value-type="float">
            <text:p>0.028858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63916" calcext:value-type="float">
            <text:p>0.063916</text:p>
          </table:table-cell>
          <table:table-cell office:value-type="float" office:value="0.023857" calcext:value-type="float">
            <text:p>0.023857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60459" calcext:value-type="float">
            <text:p>0.060459</text:p>
          </table:table-cell>
          <table:table-cell office:value-type="float" office:value="0.021401" calcext:value-type="float">
            <text:p>0.021401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0.055821" calcext:value-type="float">
            <text:p>0.055821</text:p>
          </table:table-cell>
          <table:table-cell office:value-type="float" office:value="0.018925" calcext:value-type="float">
            <text:p>0.018925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0.050481" calcext:value-type="float">
            <text:p>0.050481</text:p>
          </table:table-cell>
          <table:table-cell office:value-type="float" office:value="0.01902" calcext:value-type="float">
            <text:p>0.01902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45014" calcext:value-type="float">
            <text:p>0.045014</text:p>
          </table:table-cell>
          <table:table-cell office:value-type="float" office:value="0.021707" calcext:value-type="float">
            <text:p>0.021707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39141" calcext:value-type="float">
            <text:p>0.039141</text:p>
          </table:table-cell>
          <table:table-cell office:value-type="float" office:value="0.021841" calcext:value-type="float">
            <text:p>0.021841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33146" calcext:value-type="float">
            <text:p>0.033146</text:p>
          </table:table-cell>
          <table:table-cell office:value-type="float" office:value="0.024565" calcext:value-type="float">
            <text:p>0.024565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26986" calcext:value-type="float">
            <text:p>0.026986</text:p>
          </table:table-cell>
          <table:table-cell office:value-type="float" office:value="0.024723" calcext:value-type="float">
            <text:p>0.024723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21764" calcext:value-type="float">
            <text:p>0.021764</text:p>
          </table:table-cell>
          <table:table-cell office:value-type="float" office:value="0.024874" calcext:value-type="float">
            <text:p>0.024874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18448" calcext:value-type="float">
            <text:p>0.018448</text:p>
          </table:table-cell>
          <table:table-cell office:value-type="float" office:value="0.025012" calcext:value-type="float">
            <text:p>0.025012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025138" calcext:value-type="float">
            <text:p>0.025138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15304" calcext:value-type="float">
            <text:p>0.015304</text:p>
          </table:table-cell>
          <table:table-cell office:value-type="float" office:value="0.030419" calcext:value-type="float">
            <text:p>0.030419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15525" calcext:value-type="float">
            <text:p>0.015525</text:p>
          </table:table-cell>
          <table:table-cell office:value-type="float" office:value="0.035733" calcext:value-type="float">
            <text:p>0.035733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.041087" calcext:value-type="float">
            <text:p>0.041087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20266" calcext:value-type="float">
            <text:p>0.020266</text:p>
          </table:table-cell>
          <table:table-cell office:value-type="float" office:value="0.043898" calcext:value-type="float">
            <text:p>0.043898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24052" calcext:value-type="float">
            <text:p>0.024052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49559" calcext:value-type="float">
            <text:p>0.049559</text:p>
          </table:table-cell>
        </table:table-row>
        <table:table-row table:style-name="ro1">
          <table:table-cell office:value-type="float" office:value="0.744331" calcext:value-type="float">
            <text:p>0.744331</text:p>
          </table:table-cell>
          <table:table-cell office:value-type="float" office:value="0.5" calcext:value-type="float">
            <text:p>0.5</text:p>
          </table:table-cell>
          <table:table-cell office:value-type="float" office:value="0.033586" calcext:value-type="float">
            <text:p>0.033586</text:p>
          </table:table-cell>
          <table:table-cell office:value-type="float" office:value="0.049803" calcext:value-type="float">
            <text:p>0.049803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38234" calcext:value-type="float">
            <text:p>0.038234</text:p>
          </table:table-cell>
          <table:table-cell office:value-type="float" office:value="0.04745" calcext:value-type="float">
            <text:p>0.04745</text:p>
          </table:table-cell>
        </table:table-row>
        <table:table-row table:style-name="ro1">
          <table:table-cell office:value-type="float" office:value="0.731498" calcext:value-type="float">
            <text:p>0.731498</text:p>
          </table:table-cell>
          <table:table-cell office:value-type="float" office:value="0.5" calcext:value-type="float">
            <text:p>0.5</text:p>
          </table:table-cell>
          <table:table-cell office:value-type="float" office:value="0.042836" calcext:value-type="float">
            <text:p>0.042836</text:p>
          </table:table-cell>
          <table:table-cell office:value-type="float" office:value="0.047649" calcext:value-type="float">
            <text:p>0.047649</text:p>
          </table:table-cell>
        </table:table-row>
        <table:table-row table:style-name="ro1">
          <table:table-cell office:value-type="float" office:value="0.718664" calcext:value-type="float">
            <text:p>0.718664</text:p>
          </table:table-cell>
          <table:table-cell office:value-type="float" office:value="0.5" calcext:value-type="float">
            <text:p>0.5</text:p>
          </table:table-cell>
          <table:table-cell office:value-type="float" office:value="0.047494" calcext:value-type="float">
            <text:p>0.047494</text:p>
          </table:table-cell>
          <table:table-cell office:value-type="float" office:value="0.045265" calcext:value-type="float">
            <text:p>0.045265</text:p>
          </table:table-cell>
        </table:table-row>
        <table:table-row table:style-name="ro1">
          <table:table-cell office:value-type="float" office:value="0.705831" calcext:value-type="float">
            <text:p>0.705831</text:p>
          </table:table-cell>
          <table:table-cell office:value-type="float" office:value="0.5" calcext:value-type="float">
            <text:p>0.5</text:p>
          </table:table-cell>
          <table:table-cell office:value-type="float" office:value="0.051889" calcext:value-type="float">
            <text:p>0.051889</text:p>
          </table:table-cell>
          <table:table-cell office:value-type="float" office:value="0.042872" calcext:value-type="float">
            <text:p>0.042872</text:p>
          </table:table-cell>
        </table:table-row>
        <table:table-row table:style-name="ro1">
          <table:table-cell office:value-type="float" office:value="0.692998" calcext:value-type="float">
            <text:p>0.692998</text:p>
          </table:table-cell>
          <table:table-cell office:value-type="float" office:value="0.5" calcext:value-type="float">
            <text:p>0.5</text:p>
          </table:table-cell>
          <table:table-cell office:value-type="float" office:value="0.056519" calcext:value-type="float">
            <text:p>0.056519</text:p>
          </table:table-cell>
          <table:table-cell office:value-type="float" office:value="0.040473" calcext:value-type="float">
            <text:p>0.040473</text:p>
          </table:table-cell>
        </table:table-row>
        <table:table-row table:style-name="ro1">
          <table:table-cell office:value-type="float" office:value="0.680165" calcext:value-type="float">
            <text:p>0.680165</text:p>
          </table:table-cell>
          <table:table-cell office:value-type="float" office:value="0.5" calcext:value-type="float">
            <text:p>0.5</text:p>
          </table:table-cell>
          <table:table-cell office:value-type="float" office:value="0.061082" calcext:value-type="float">
            <text:p>0.061082</text:p>
          </table:table-cell>
          <table:table-cell office:value-type="float" office:value="0.03807" calcext:value-type="float">
            <text:p>0.03807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65633" calcext:value-type="float">
            <text:p>0.065633</text:p>
          </table:table-cell>
          <table:table-cell office:value-type="float" office:value="0.03308" calcext:value-type="float">
            <text:p>0.03308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69833" calcext:value-type="float">
            <text:p>0.069833</text:p>
          </table:table-cell>
          <table:table-cell office:value-type="float" office:value="0.030647" calcext:value-type="float">
            <text:p>0.030647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71947" calcext:value-type="float">
            <text:p>0.071947</text:p>
          </table:table-cell>
          <table:table-cell office:value-type="float" office:value="0.030784" calcext:value-type="float">
            <text:p>0.030784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3093" calcext:value-type="float">
            <text:p>0.03093</text:p>
          </table:table-cell>
        </table:table-row>
        <table:table-row table:style-name="ro1">
          <table:table-cell office:value-type="float" office:value="0.590331" calcext:value-type="float">
            <text:p>0.590331</text:p>
          </table:table-cell>
          <table:table-cell office:value-type="float" office:value="0.5" calcext:value-type="float">
            <text:p>0.5</text:p>
          </table:table-cell>
          <table:table-cell office:value-type="float" office:value="0.071918" calcext:value-type="float">
            <text:p>0.071918</text:p>
          </table:table-cell>
          <table:table-cell office:value-type="float" office:value="0.020764" calcext:value-type="float">
            <text:p>0.020764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0.070676" calcext:value-type="float">
            <text:p>0.070676</text:p>
          </table:table-cell>
          <table:table-cell office:value-type="float" office:value="0.018277" calcext:value-type="float">
            <text:p>0.018277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68258" calcext:value-type="float">
            <text:p>0.068258</text:p>
          </table:table-cell>
          <table:table-cell office:value-type="float" office:value="0.015765" calcext:value-type="float">
            <text:p>0.015765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64274" calcext:value-type="float">
            <text:p>0.064274</text:p>
          </table:table-cell>
          <table:table-cell office:value-type="float" office:value="0.013239" calcext:value-type="float">
            <text:p>0.013239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60138" calcext:value-type="float">
            <text:p>0.060138</text:p>
          </table:table-cell>
          <table:table-cell office:value-type="float" office:value="0.013287" calcext:value-type="float">
            <text:p>0.013287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55764" calcext:value-type="float">
            <text:p>0.055764</text:p>
          </table:table-cell>
          <table:table-cell office:value-type="float" office:value="0.010767" calcext:value-type="float">
            <text:p>0.010767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1082" calcext:value-type="float">
            <text:p>0.01082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45977" calcext:value-type="float">
            <text:p>0.045977</text:p>
          </table:table-cell>
          <table:table-cell office:value-type="float" office:value="0.013457" calcext:value-type="float">
            <text:p>0.013457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40441" calcext:value-type="float">
            <text:p>0.040441</text:p>
          </table:table-cell>
          <table:table-cell office:value-type="float" office:value="0.013531" calcext:value-type="float">
            <text:p>0.013531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0.016186" calcext:value-type="float">
            <text:p>0.016186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29421" calcext:value-type="float">
            <text:p>0.029421</text:p>
          </table:table-cell>
          <table:table-cell office:value-type="float" office:value="0.016271" calcext:value-type="float">
            <text:p>0.016271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23761" calcext:value-type="float">
            <text:p>0.023761</text:p>
          </table:table-cell>
          <table:table-cell office:value-type="float" office:value="0.016348" calcext:value-type="float">
            <text:p>0.016348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8996" calcext:value-type="float">
            <text:p>0.018996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15278" calcext:value-type="float">
            <text:p>0.015278</text:p>
          </table:table-cell>
          <table:table-cell office:value-type="float" office:value="0.016492" calcext:value-type="float">
            <text:p>0.016492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19129" calcext:value-type="float">
            <text:p>0.019129</text:p>
          </table:table-cell>
        </table:table-row>
        <table:table-row table:style-name="ro1">
          <table:table-cell office:value-type="float" office:value="0.590331" calcext:value-type="float">
            <text:p>0.590331</text:p>
          </table:table-cell>
          <table:table-cell office:value-type="float" office:value="0.5" calcext:value-type="float">
            <text:p>0.5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0.02178" calcext:value-type="float">
            <text:p>0.02178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2703" calcext:value-type="float">
            <text:p>0.02703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3232" calcext:value-type="float">
            <text:p>0.03232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0.032484" calcext:value-type="float">
            <text:p>0.032484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35224" calcext:value-type="float">
            <text:p>0.035224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0.035384" calcext:value-type="float">
            <text:p>0.035384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0.021994" calcext:value-type="float">
            <text:p>0.021994</text:p>
          </table:table-cell>
          <table:table-cell office:value-type="float" office:value="0.038111" calcext:value-type="float">
            <text:p>0.038111</text:p>
          </table:table-cell>
        </table:table-row>
        <table:table-row table:style-name="ro1">
          <table:table-cell office:value-type="float" office:value="0.667331" calcext:value-type="float">
            <text:p>0.667331</text:p>
          </table:table-cell>
          <table:table-cell office:value-type="float" office:value="0.5" calcext:value-type="float">
            <text:p>0.5</text:p>
          </table:table-cell>
          <table:table-cell office:value-type="float" office:value="0.024877" calcext:value-type="float">
            <text:p>0.024877</text:p>
          </table:table-cell>
          <table:table-cell office:value-type="float" office:value="0.038264" calcext:value-type="float">
            <text:p>0.038264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27958" calcext:value-type="float">
            <text:p>0.027958</text:p>
          </table:table-cell>
          <table:table-cell office:value-type="float" office:value="0.035835" calcext:value-type="float">
            <text:p>0.035835</text:p>
          </table:table-cell>
        </table:table-row>
        <table:table-row table:style-name="ro1">
          <table:table-cell office:value-type="float" office:value="0.654498" calcext:value-type="float">
            <text:p>0.654498</text:p>
          </table:table-cell>
          <table:table-cell office:value-type="float" office:value="0.5" calcext:value-type="float">
            <text:p>0.5</text:p>
          </table:table-cell>
          <table:table-cell office:value-type="float" office:value="0.030818" calcext:value-type="float">
            <text:p>0.030818</text:p>
          </table:table-cell>
          <table:table-cell office:value-type="float" office:value="0.03597" calcext:value-type="float">
            <text:p>0.03597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33795" calcext:value-type="float">
            <text:p>0.033795</text:p>
          </table:table-cell>
          <table:table-cell office:value-type="float" office:value="0.033523" calcext:value-type="float">
            <text:p>0.033523</text:p>
          </table:table-cell>
        </table:table-row>
        <table:table-row table:style-name="ro1">
          <table:table-cell office:value-type="float" office:value="0.641665" calcext:value-type="float">
            <text:p>0.641665</text:p>
          </table:table-cell>
          <table:table-cell office:value-type="float" office:value="0.5" calcext:value-type="float">
            <text:p>0.5</text:p>
          </table:table-cell>
          <table:table-cell office:value-type="float" office:value="0.036486" calcext:value-type="float">
            <text:p>0.036486</text:p>
          </table:table-cell>
          <table:table-cell office:value-type="float" office:value="0.033647" calcext:value-type="float">
            <text:p>0.033647</text:p>
          </table:table-cell>
        </table:table-row>
        <table:table-row table:style-name="ro1">
          <table:table-cell office:value-type="float" office:value="0.628831" calcext:value-type="float">
            <text:p>0.628831</text:p>
          </table:table-cell>
          <table:table-cell office:value-type="float" office:value="0.5" calcext:value-type="float">
            <text:p>0.5</text:p>
          </table:table-cell>
          <table:table-cell office:value-type="float" office:value="0.039476" calcext:value-type="float">
            <text:p>0.039476</text:p>
          </table:table-cell>
          <table:table-cell office:value-type="float" office:value="0.031196" calcext:value-type="float">
            <text:p>0.031196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4231" calcext:value-type="float">
            <text:p>0.04231</text:p>
          </table:table-cell>
          <table:table-cell office:value-type="float" office:value="0.028737" calcext:value-type="float">
            <text:p>0.028737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44747" calcext:value-type="float">
            <text:p>0.044747</text:p>
          </table:table-cell>
          <table:table-cell office:value-type="float" office:value="0.028848" calcext:value-type="float">
            <text:p>0.028848</text:p>
          </table:table-cell>
        </table:table-row>
        <table:table-row table:style-name="ro1">
          <table:table-cell office:value-type="float" office:value="0.615998" calcext:value-type="float">
            <text:p>0.615998</text:p>
          </table:table-cell>
          <table:table-cell office:value-type="float" office:value="0.5" calcext:value-type="float">
            <text:p>0.5</text:p>
          </table:table-cell>
          <table:table-cell office:value-type="float" office:value="0.047097" calcext:value-type="float">
            <text:p>0.047097</text:p>
          </table:table-cell>
          <table:table-cell office:value-type="float" office:value="0.028963" calcext:value-type="float">
            <text:p>0.028963</text:p>
          </table:table-cell>
        </table:table-row>
        <table:table-row table:style-name="ro1">
          <table:table-cell office:value-type="float" office:value="0.603165" calcext:value-type="float">
            <text:p>0.603165</text:p>
          </table:table-cell>
          <table:table-cell office:value-type="float" office:value="0.5" calcext:value-type="float">
            <text:p>0.5</text:p>
          </table:table-cell>
          <table:table-cell office:value-type="float" office:value="0.049303" calcext:value-type="float">
            <text:p>0.049303</text:p>
          </table:table-cell>
          <table:table-cell office:value-type="float" office:value="0.026504" calcext:value-type="float">
            <text:p>0.026504</text:p>
          </table:table-cell>
        </table:table-row>
        <table:table-row table:style-name="ro1">
          <table:table-cell office:value-type="float" office:value="0.590331" calcext:value-type="float">
            <text:p>0.590331</text:p>
          </table:table-cell>
          <table:table-cell office:value-type="float" office:value="0.5" calcext:value-type="float">
            <text:p>0.5</text:p>
          </table:table-cell>
          <table:table-cell office:value-type="float" office:value="0.051619" calcext:value-type="float">
            <text:p>0.051619</text:p>
          </table:table-cell>
          <table:table-cell office:value-type="float" office:value="0.024034" calcext:value-type="float">
            <text:p>0.024034</text:p>
          </table:table-cell>
        </table:table-row>
        <table:table-row table:style-name="ro1">
          <table:table-cell office:value-type="float" office:value="0.577498" calcext:value-type="float">
            <text:p>0.577498</text:p>
          </table:table-cell>
          <table:table-cell office:value-type="float" office:value="0.5" calcext:value-type="float">
            <text:p>0.5</text:p>
          </table:table-cell>
          <table:table-cell office:value-type="float" office:value="0.053722" calcext:value-type="float">
            <text:p>0.053722</text:p>
          </table:table-cell>
          <table:table-cell office:value-type="float" office:value="0.021545" calcext:value-type="float">
            <text:p>0.021545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55582" calcext:value-type="float">
            <text:p>0.055582</text:p>
          </table:table-cell>
          <table:table-cell office:value-type="float" office:value="0.019037" calcext:value-type="float">
            <text:p>0.019037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56896" calcext:value-type="float">
            <text:p>0.056896</text:p>
          </table:table-cell>
          <table:table-cell office:value-type="float" office:value="0.016514" calcext:value-type="float">
            <text:p>0.016514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57258" calcext:value-type="float">
            <text:p>0.057258</text:p>
          </table:table-cell>
          <table:table-cell office:value-type="float" office:value="0.016558" calcext:value-type="float">
            <text:p>0.016558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57601" calcext:value-type="float">
            <text:p>0.057601</text:p>
          </table:table-cell>
          <table:table-cell office:value-type="float" office:value="0.014028" calcext:value-type="float">
            <text:p>0.014028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56364" calcext:value-type="float">
            <text:p>0.056364</text:p>
          </table:table-cell>
          <table:table-cell office:value-type="float" office:value="0.01149" calcext:value-type="float">
            <text:p>0.01149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53865" calcext:value-type="float">
            <text:p>0.053865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50493" calcext:value-type="float">
            <text:p>0.050493</text:p>
          </table:table-cell>
          <table:table-cell office:value-type="float" office:value="0.00381" calcext:value-type="float">
            <text:p>0.0038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47019" calcext:value-type="float">
            <text:p>0.047019</text:p>
          </table:table-cell>
          <table:table-cell office:value-type="float" office:value="0.003794" calcext:value-type="float">
            <text:p>0.00379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42771" calcext:value-type="float">
            <text:p>0.042771</text:p>
          </table:table-cell>
          <table:table-cell office:value-type="float" office:value="0.003775" calcext:value-type="float">
            <text:p>0.00377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38254" calcext:value-type="float">
            <text:p>0.038254</text:p>
          </table:table-cell>
          <table:table-cell office:value-type="float" office:value="0.003763" calcext:value-type="float">
            <text:p>0.003763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33749" calcext:value-type="float">
            <text:p>0.033749</text:p>
          </table:table-cell>
          <table:table-cell office:value-type="float" office:value="0.003761" calcext:value-type="float">
            <text:p>0.003761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06346" calcext:value-type="float">
            <text:p>0.006346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4496" calcext:value-type="float">
            <text:p>0.024496</text:p>
          </table:table-cell>
          <table:table-cell office:value-type="float" office:value="0.006367" calcext:value-type="float">
            <text:p>0.00636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19762" calcext:value-type="float">
            <text:p>0.019762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06381" calcext:value-type="float">
            <text:p>0.006381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0.006382" calcext:value-type="float">
            <text:p>0.00638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0218" calcext:value-type="float">
            <text:p>0.010218</text:p>
          </table:table-cell>
          <table:table-cell office:value-type="float" office:value="0.00638" calcext:value-type="float">
            <text:p>0.00638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0.01412" calcext:value-type="float">
            <text:p>0.01412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14168" calcext:value-type="float">
            <text:p>0.014168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0.016803" calcext:value-type="float">
            <text:p>0.016803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12716" calcext:value-type="float">
            <text:p>0.012716</text:p>
          </table:table-cell>
          <table:table-cell office:value-type="float" office:value="0.019449" calcext:value-type="float">
            <text:p>0.019449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14372" calcext:value-type="float">
            <text:p>0.014372</text:p>
          </table:table-cell>
          <table:table-cell office:value-type="float" office:value="0.019522" calcext:value-type="float">
            <text:p>0.019522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16629" calcext:value-type="float">
            <text:p>0.016629</text:p>
          </table:table-cell>
          <table:table-cell office:value-type="float" office:value="0.019585" calcext:value-type="float">
            <text:p>0.019585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19057" calcext:value-type="float">
            <text:p>0.019057</text:p>
          </table:table-cell>
          <table:table-cell office:value-type="float" office:value="0.019638" calcext:value-type="float">
            <text:p>0.019638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21443" calcext:value-type="float">
            <text:p>0.021443</text:p>
          </table:table-cell>
          <table:table-cell office:value-type="float" office:value="0.019686" calcext:value-type="float">
            <text:p>0.019686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0.023635" calcext:value-type="float">
            <text:p>0.023635</text:p>
          </table:table-cell>
          <table:table-cell office:value-type="float" office:value="0.019733" calcext:value-type="float">
            <text:p>0.019733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25498" calcext:value-type="float">
            <text:p>0.025498</text:p>
          </table:table-cell>
          <table:table-cell office:value-type="float" office:value="0.017205" calcext:value-type="float">
            <text:p>0.017205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27141" calcext:value-type="float">
            <text:p>0.027141</text:p>
          </table:table-cell>
          <table:table-cell office:value-type="float" office:value="0.017245" calcext:value-type="float">
            <text:p>0.017245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28539" calcext:value-type="float">
            <text:p>0.028539</text:p>
          </table:table-cell>
          <table:table-cell office:value-type="float" office:value="0.012126" calcext:value-type="float">
            <text:p>0.012126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29604" calcext:value-type="float">
            <text:p>0.029604</text:p>
          </table:table-cell>
          <table:table-cell office:value-type="float" office:value="0.00956" calcext:value-type="float">
            <text:p>0.00956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30251" calcext:value-type="float">
            <text:p>0.030251</text:p>
          </table:table-cell>
          <table:table-cell office:value-type="float" office:value="0.006978" calcext:value-type="float">
            <text:p>0.006978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9878" calcext:value-type="float">
            <text:p>0.029878</text:p>
          </table:table-cell>
          <table:table-cell office:value-type="float" office:value="0.006967" calcext:value-type="float">
            <text:p>0.006967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28145" calcext:value-type="float">
            <text:p>0.028145</text:p>
          </table:table-cell>
          <table:table-cell office:value-type="float" office:value="0.012126" calcext:value-type="float">
            <text:p>0.012126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01217" calcext:value-type="float">
            <text:p>0.0121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23848" calcext:value-type="float">
            <text:p>0.023848</text:p>
          </table:table-cell>
          <table:table-cell office:value-type="float" office:value="0.009645" calcext:value-type="float">
            <text:p>0.00964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21177" calcext:value-type="float">
            <text:p>0.021177</text:p>
          </table:table-cell>
          <table:table-cell office:value-type="float" office:value="0.004519" calcext:value-type="float">
            <text:p>0.004519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18518" calcext:value-type="float">
            <text:p>0.018518</text:p>
          </table:table-cell>
          <table:table-cell office:value-type="float" office:value="0.004506" calcext:value-type="float">
            <text:p>0.00450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6027" calcext:value-type="float">
            <text:p>0.016027</text:p>
          </table:table-cell>
          <table:table-cell office:value-type="float" office:value="-0.000683" calcext:value-type="float">
            <text:p>-0.000683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004418" calcext:value-type="float">
            <text:p>0.00441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.004397" calcext:value-type="float">
            <text:p>0.004397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2508" calcext:value-type="float">
            <text:p>0.012508</text:p>
          </table:table-cell>
          <table:table-cell office:value-type="float" office:value="0.006974" calcext:value-type="float">
            <text:p>0.006974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0.009577" calcext:value-type="float">
            <text:p>0.009577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13329" calcext:value-type="float">
            <text:p>0.013329</text:p>
          </table:table-cell>
          <table:table-cell office:value-type="float" office:value="0.012198" calcext:value-type="float">
            <text:p>0.012198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0.012248" calcext:value-type="float">
            <text:p>0.012248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15903" calcext:value-type="float">
            <text:p>0.015903</text:p>
          </table:table-cell>
          <table:table-cell office:value-type="float" office:value="0.012287" calcext:value-type="float">
            <text:p>0.01228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9731" calcext:value-type="float">
            <text:p>0.009731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18562" calcext:value-type="float">
            <text:p>0.018562</text:p>
          </table:table-cell>
          <table:table-cell office:value-type="float" office:value="0.009727" calcext:value-type="float">
            <text:p>0.00972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19336" calcext:value-type="float">
            <text:p>0.019336</text:p>
          </table:table-cell>
          <table:table-cell office:value-type="float" office:value="0.009717" calcext:value-type="float">
            <text:p>0.009717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7131" calcext:value-type="float">
            <text:p>0.007131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0.007117" calcext:value-type="float">
            <text:p>0.00711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22033" calcext:value-type="float">
            <text:p>0.022033</text:p>
          </table:table-cell>
          <table:table-cell office:value-type="float" office:value="0.009691" calcext:value-type="float">
            <text:p>0.009691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22404" calcext:value-type="float">
            <text:p>0.022404</text:p>
          </table:table-cell>
          <table:table-cell office:value-type="float" office:value="0.007129" calcext:value-type="float">
            <text:p>0.007129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22627" calcext:value-type="float">
            <text:p>0.022627</text:p>
          </table:table-cell>
          <table:table-cell office:value-type="float" office:value="0.004557" calcext:value-type="float">
            <text:p>0.00455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22761" calcext:value-type="float">
            <text:p>0.022761</text:p>
          </table:table-cell>
          <table:table-cell office:value-type="float" office:value="0.004548" calcext:value-type="float">
            <text:p>0.004548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2672" calcext:value-type="float">
            <text:p>0.022672</text:p>
          </table:table-cell>
          <table:table-cell office:value-type="float" office:value="-0.000628" calcext:value-type="float">
            <text:p>-0.000628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2328" calcext:value-type="float">
            <text:p>0.022328</text:p>
          </table:table-cell>
          <table:table-cell office:value-type="float" office:value="-0.000677" calcext:value-type="float">
            <text:p>-0.000677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1817" calcext:value-type="float">
            <text:p>0.021817</text:p>
          </table:table-cell>
          <table:table-cell office:value-type="float" office:value="-0.000725" calcext:value-type="float">
            <text:p>-0.00072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-0.000766" calcext:value-type="float">
            <text:p>-0.00076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0291" calcext:value-type="float">
            <text:p>0.020291</text:p>
          </table:table-cell>
          <table:table-cell office:value-type="float" office:value="-0.000798" calcext:value-type="float">
            <text:p>-0.00079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0.001757" calcext:value-type="float">
            <text:p>0.00175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17994" calcext:value-type="float">
            <text:p>0.017994</text:p>
          </table:table-cell>
          <table:table-cell office:value-type="float" office:value="-0.005993" calcext:value-type="float">
            <text:p>-0.005993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6657" calcext:value-type="float">
            <text:p>0.016657</text:p>
          </table:table-cell>
          <table:table-cell office:value-type="float" office:value="-0.000892" calcext:value-type="float">
            <text:p>-0.000892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-0.003512" calcext:value-type="float">
            <text:p>-0.003512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3618" calcext:value-type="float">
            <text:p>0.013618</text:p>
          </table:table-cell>
          <table:table-cell office:value-type="float" office:value="-0.000984" calcext:value-type="float">
            <text:p>-0.00098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3599" calcext:value-type="float">
            <text:p>-0.003599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-0.003649" calcext:value-type="float">
            <text:p>-0.003649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-0.003753" calcext:value-type="float">
            <text:p>-0.003753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-0.006385" calcext:value-type="float">
            <text:p>-0.006385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-0.006452" calcext:value-type="float">
            <text:p>-0.006452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1092" calcext:value-type="float">
            <text:p>-0.001092</text:p>
          </table:table-cell>
          <table:table-cell office:value-type="float" office:value="-0.003939" calcext:value-type="float">
            <text:p>-0.003939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2084" calcext:value-type="float">
            <text:p>-0.002084</text:p>
          </table:table-cell>
          <table:table-cell office:value-type="float" office:value="-0.003987" calcext:value-type="float">
            <text:p>-0.003987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376" calcext:value-type="float">
            <text:p>-0.002376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2737" calcext:value-type="float">
            <text:p>-0.002737</text:p>
          </table:table-cell>
          <table:table-cell office:value-type="float" office:value="0.003704" calcext:value-type="float">
            <text:p>0.00370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3249" calcext:value-type="float">
            <text:p>-0.003249</text:p>
          </table:table-cell>
          <table:table-cell office:value-type="float" office:value="0.003713" calcext:value-type="float">
            <text:p>0.003713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932" calcext:value-type="float">
            <text:p>-0.002932</text:p>
          </table:table-cell>
          <table:table-cell office:value-type="float" office:value="0.001135" calcext:value-type="float">
            <text:p>0.00113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866" calcext:value-type="float">
            <text:p>-0.002866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3033" calcext:value-type="float">
            <text:p>-0.003033</text:p>
          </table:table-cell>
          <table:table-cell office:value-type="float" office:value="0.003644" calcext:value-type="float">
            <text:p>0.00364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0.003616" calcext:value-type="float">
            <text:p>0.003616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238" calcext:value-type="float">
            <text:p>-0.00238</text:p>
          </table:table-cell>
          <table:table-cell office:value-type="float" office:value="0.003594" calcext:value-type="float">
            <text:p>0.00359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0.003579" calcext:value-type="float">
            <text:p>0.003579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1215" calcext:value-type="float">
            <text:p>-0.001215</text:p>
          </table:table-cell>
          <table:table-cell office:value-type="float" office:value="0.003565" calcext:value-type="float">
            <text:p>0.00356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897" calcext:value-type="float">
            <text:p>-0.000897</text:p>
          </table:table-cell>
          <table:table-cell office:value-type="float" office:value="0.003552" calcext:value-type="float">
            <text:p>0.00355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0.00612" calcext:value-type="float">
            <text:p>0.0061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0215" calcext:value-type="float">
            <text:p>-0.000215</text:p>
          </table:table-cell>
          <table:table-cell office:value-type="float" office:value="0.006125" calcext:value-type="float">
            <text:p>0.00612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0.00355" calcext:value-type="float">
            <text:p>0.0035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3537" calcext:value-type="float">
            <text:p>0.00353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3518" calcext:value-type="float">
            <text:p>0.00351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3498" calcext:value-type="float">
            <text:p>0.00349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3481" calcext:value-type="float">
            <text:p>0.00348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3468" calcext:value-type="float">
            <text:p>0.00346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3448" calcext:value-type="float">
            <text:p>0.00344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858" calcext:value-type="float">
            <text:p>0.00085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831" calcext:value-type="float">
            <text:p>0.00083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005924" calcext:value-type="float">
            <text:p>0.005924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5939" calcext:value-type="float">
            <text:p>0.005939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3373" calcext:value-type="float">
            <text:p>0.003373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.005945" calcext:value-type="float">
            <text:p>0.00594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000759" calcext:value-type="float">
            <text:p>0.00075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0719" calcext:value-type="float">
            <text:p>0.00071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0.000679" calcext:value-type="float">
            <text:p>0.00067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0702" calcext:value-type="float">
            <text:p>0.010702</text:p>
          </table:table-cell>
          <table:table-cell office:value-type="float" office:value="0.000646" calcext:value-type="float">
            <text:p>0.00064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0623" calcext:value-type="float">
            <text:p>0.000623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867" calcext:value-type="float">
            <text:p>0.011867</text:p>
          </table:table-cell>
          <table:table-cell office:value-type="float" office:value="-0.001976" calcext:value-type="float">
            <text:p>-0.00197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2343" calcext:value-type="float">
            <text:p>0.012343</text:p>
          </table:table-cell>
          <table:table-cell office:value-type="float" office:value="-0.002009" calcext:value-type="float">
            <text:p>-0.002009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-0.002046" calcext:value-type="float">
            <text:p>-0.002046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12325" calcext:value-type="float">
            <text:p>0.012325</text:p>
          </table:table-cell>
          <table:table-cell office:value-type="float" office:value="-0.004664" calcext:value-type="float">
            <text:p>-0.004664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11879" calcext:value-type="float">
            <text:p>0.011879</text:p>
          </table:table-cell>
          <table:table-cell office:value-type="float" office:value="-0.007297" calcext:value-type="float">
            <text:p>-0.00729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-0.007368" calcext:value-type="float">
            <text:p>-0.007368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-0.004858" calcext:value-type="float">
            <text:p>-0.004858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-0.004905" calcext:value-type="float">
            <text:p>-0.004905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-0.007524" calcext:value-type="float">
            <text:p>-0.007524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-0.010159" calcext:value-type="float">
            <text:p>-0.010159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-0.010238" calcext:value-type="float">
            <text:p>-0.010238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-0.007741" calcext:value-type="float">
            <text:p>-0.007741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1617" calcext:value-type="float">
            <text:p>-0.001617</text:p>
          </table:table-cell>
          <table:table-cell office:value-type="float" office:value="-0.005224" calcext:value-type="float">
            <text:p>-0.00522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476" calcext:value-type="float">
            <text:p>-0.004476</text:p>
          </table:table-cell>
          <table:table-cell office:value-type="float" office:value="-0.005263" calcext:value-type="float">
            <text:p>-0.005263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6115" calcext:value-type="float">
            <text:p>-0.006115</text:p>
          </table:table-cell>
          <table:table-cell office:value-type="float" office:value="-0.007879" calcext:value-type="float">
            <text:p>-0.007879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-0.007889" calcext:value-type="float">
            <text:p>-0.007889</text:p>
          </table:table-cell>
          <table:table-cell office:value-type="float" office:value="-0.010518" calcext:value-type="float">
            <text:p>-0.010518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-0.010604" calcext:value-type="float">
            <text:p>-0.01060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0961" calcext:value-type="float">
            <text:p>-0.010961</text:p>
          </table:table-cell>
          <table:table-cell office:value-type="float" office:value="-0.002953" calcext:value-type="float">
            <text:p>-0.002953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2701" calcext:value-type="float">
            <text:p>-0.012701</text:p>
          </table:table-cell>
          <table:table-cell office:value-type="float" office:value="-0.002989" calcext:value-type="float">
            <text:p>-0.002989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3336" calcext:value-type="float">
            <text:p>-0.013336</text:p>
          </table:table-cell>
          <table:table-cell office:value-type="float" office:value="-0.003011" calcext:value-type="float">
            <text:p>-0.00301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12793" calcext:value-type="float">
            <text:p>-0.012793</text:p>
          </table:table-cell>
          <table:table-cell office:value-type="float" office:value="-0.000453" calcext:value-type="float">
            <text:p>-0.000453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2112" calcext:value-type="float">
            <text:p>-0.012112</text:p>
          </table:table-cell>
          <table:table-cell office:value-type="float" office:value="0.002112" calcext:value-type="float">
            <text:p>0.00211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0.004687" calcext:value-type="float">
            <text:p>0.00468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10101" calcext:value-type="float">
            <text:p>-0.010101</text:p>
          </table:table-cell>
          <table:table-cell office:value-type="float" office:value="0.002112" calcext:value-type="float">
            <text:p>0.00211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8577" calcext:value-type="float">
            <text:p>-0.008577</text:p>
          </table:table-cell>
          <table:table-cell office:value-type="float" office:value="0.004675" calcext:value-type="float">
            <text:p>0.00467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7703" calcext:value-type="float">
            <text:p>-0.007703</text:p>
          </table:table-cell>
          <table:table-cell office:value-type="float" office:value="0.002085" calcext:value-type="float">
            <text:p>0.00208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6932" calcext:value-type="float">
            <text:p>-0.006932</text:p>
          </table:table-cell>
          <table:table-cell office:value-type="float" office:value="0.002057" calcext:value-type="float">
            <text:p>0.00205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5651" calcext:value-type="float">
            <text:p>-0.005651</text:p>
          </table:table-cell>
          <table:table-cell office:value-type="float" office:value="0.002028" calcext:value-type="float">
            <text:p>0.00202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912" calcext:value-type="float">
            <text:p>-0.004912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779" calcext:value-type="float">
            <text:p>-0.004779</text:p>
          </table:table-cell>
          <table:table-cell office:value-type="float" office:value="0.001985" calcext:value-type="float">
            <text:p>0.00198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5428" calcext:value-type="float">
            <text:p>-0.005428</text:p>
          </table:table-cell>
          <table:table-cell office:value-type="float" office:value="0.001974" calcext:value-type="float">
            <text:p>0.00197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6575" calcext:value-type="float">
            <text:p>-0.006575</text:p>
          </table:table-cell>
          <table:table-cell office:value-type="float" office:value="0.001965" calcext:value-type="float">
            <text:p>0.00196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313" calcext:value-type="float">
            <text:p>-0.007313</text:p>
          </table:table-cell>
          <table:table-cell office:value-type="float" office:value="-0.000623" calcext:value-type="float">
            <text:p>-0.000623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444" calcext:value-type="float">
            <text:p>-0.007444</text:p>
          </table:table-cell>
          <table:table-cell office:value-type="float" office:value="-0.000649" calcext:value-type="float">
            <text:p>-0.00064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737" calcext:value-type="float">
            <text:p>-0.007737</text:p>
          </table:table-cell>
          <table:table-cell office:value-type="float" office:value="-0.000678" calcext:value-type="float">
            <text:p>-0.00067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133" calcext:value-type="float">
            <text:p>-0.008133</text:p>
          </table:table-cell>
          <table:table-cell office:value-type="float" office:value="-0.000707" calcext:value-type="float">
            <text:p>-0.000707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249" calcext:value-type="float">
            <text:p>-0.007249</text:p>
          </table:table-cell>
          <table:table-cell office:value-type="float" office:value="-0.000732" calcext:value-type="float">
            <text:p>-0.000732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6176" calcext:value-type="float">
            <text:p>-0.006176</text:p>
          </table:table-cell>
          <table:table-cell office:value-type="float" office:value="0.001827" calcext:value-type="float">
            <text:p>0.001827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4906" calcext:value-type="float">
            <text:p>-0.004906</text:p>
          </table:table-cell>
          <table:table-cell office:value-type="float" office:value="0.004404" calcext:value-type="float">
            <text:p>0.004404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3684" calcext:value-type="float">
            <text:p>-0.003684</text:p>
          </table:table-cell>
          <table:table-cell office:value-type="float" office:value="0.004419" calcext:value-type="float">
            <text:p>0.004419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1317" calcext:value-type="float">
            <text:p>-0.001317</text:p>
          </table:table-cell>
          <table:table-cell office:value-type="float" office:value="0.004432" calcext:value-type="float">
            <text:p>0.00443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4437" calcext:value-type="float">
            <text:p>0.00443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7014" calcext:value-type="float">
            <text:p>0.007014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4812" calcext:value-type="float">
            <text:p>0.004812</text:p>
          </table:table-cell>
          <table:table-cell office:value-type="float" office:value="0.004442" calcext:value-type="float">
            <text:p>0.004442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0.004435" calcext:value-type="float">
            <text:p>0.00443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1844" calcext:value-type="float">
            <text:p>0.001844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8977" calcext:value-type="float">
            <text:p>0.008977</text:p>
          </table:table-cell>
          <table:table-cell office:value-type="float" office:value="0.001819" calcext:value-type="float">
            <text:p>0.001819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0183" calcext:value-type="float">
            <text:p>0.010183</text:p>
          </table:table-cell>
          <table:table-cell office:value-type="float" office:value="-0.003366" calcext:value-type="float">
            <text:p>-0.00336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142" calcext:value-type="float">
            <text:p>0.011142</text:p>
          </table:table-cell>
          <table:table-cell office:value-type="float" office:value="-0.003417" calcext:value-type="float">
            <text:p>-0.003417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688" calcext:value-type="float">
            <text:p>0.011688</text:p>
          </table:table-cell>
          <table:table-cell office:value-type="float" office:value="-0.003466" calcext:value-type="float">
            <text:p>-0.00346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816" calcext:value-type="float">
            <text:p>0.011816</text:p>
          </table:table-cell>
          <table:table-cell office:value-type="float" office:value="-0.003505" calcext:value-type="float">
            <text:p>-0.00350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-0.003534" calcext:value-type="float">
            <text:p>-0.00353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0779" calcext:value-type="float">
            <text:p>0.010779</text:p>
          </table:table-cell>
          <table:table-cell office:value-type="float" office:value="-0.003559" calcext:value-type="float">
            <text:p>-0.003559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9574" calcext:value-type="float">
            <text:p>0.009574</text:p>
          </table:table-cell>
          <table:table-cell office:value-type="float" office:value="-0.008744" calcext:value-type="float">
            <text:p>-0.008744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7952" calcext:value-type="float">
            <text:p>0.007952</text:p>
          </table:table-cell>
          <table:table-cell office:value-type="float" office:value="-0.008807" calcext:value-type="float">
            <text:p>-0.00880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5907" calcext:value-type="float">
            <text:p>0.005907</text:p>
          </table:table-cell>
          <table:table-cell office:value-type="float" office:value="-0.008877" calcext:value-type="float">
            <text:p>-0.00887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-0.008947" calcext:value-type="float">
            <text:p>-0.00894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-0.009011" calcext:value-type="float">
            <text:p>-0.009011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1303" calcext:value-type="float">
            <text:p>-0.001303</text:p>
          </table:table-cell>
          <table:table-cell office:value-type="float" office:value="-0.009069" calcext:value-type="float">
            <text:p>-0.009069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3125" calcext:value-type="float">
            <text:p>-0.003125</text:p>
          </table:table-cell>
          <table:table-cell office:value-type="float" office:value="-0.009125" calcext:value-type="float">
            <text:p>-0.009125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496" calcext:value-type="float">
            <text:p>-0.004496</text:p>
          </table:table-cell>
          <table:table-cell office:value-type="float" office:value="-0.006601" calcext:value-type="float">
            <text:p>-0.006601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5524" calcext:value-type="float">
            <text:p>-0.005524</text:p>
          </table:table-cell>
          <table:table-cell office:value-type="float" office:value="-0.006642" calcext:value-type="float">
            <text:p>-0.006642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6609" calcext:value-type="float">
            <text:p>-0.006609</text:p>
          </table:table-cell>
          <table:table-cell office:value-type="float" office:value="-0.006684" calcext:value-type="float">
            <text:p>-0.00668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7524" calcext:value-type="float">
            <text:p>-0.007524</text:p>
          </table:table-cell>
          <table:table-cell office:value-type="float" office:value="-0.00415" calcext:value-type="float">
            <text:p>-0.0041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7837" calcext:value-type="float">
            <text:p>-0.007837</text:p>
          </table:table-cell>
          <table:table-cell office:value-type="float" office:value="-0.004184" calcext:value-type="float">
            <text:p>-0.00418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801" calcext:value-type="float">
            <text:p>-0.00801</text:p>
          </table:table-cell>
          <table:table-cell office:value-type="float" office:value="-0.004221" calcext:value-type="float">
            <text:p>-0.004221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8157" calcext:value-type="float">
            <text:p>-0.008157</text:p>
          </table:table-cell>
          <table:table-cell office:value-type="float" office:value="-0.004261" calcext:value-type="float">
            <text:p>-0.004261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8429" calcext:value-type="float">
            <text:p>-0.008429</text:p>
          </table:table-cell>
          <table:table-cell office:value-type="float" office:value="-0.004305" calcext:value-type="float">
            <text:p>-0.00430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874" calcext:value-type="float">
            <text:p>-0.008874</text:p>
          </table:table-cell>
          <table:table-cell office:value-type="float" office:value="-0.001769" calcext:value-type="float">
            <text:p>-0.00176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884" calcext:value-type="float">
            <text:p>-0.008884</text:p>
          </table:table-cell>
          <table:table-cell office:value-type="float" office:value="-0.001796" calcext:value-type="float">
            <text:p>-0.00179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542" calcext:value-type="float">
            <text:p>-0.008542</text:p>
          </table:table-cell>
          <table:table-cell office:value-type="float" office:value="-0.001819" calcext:value-type="float">
            <text:p>-0.00181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435" calcext:value-type="float">
            <text:p>-0.008435</text:p>
          </table:table-cell>
          <table:table-cell office:value-type="float" office:value="-0.001843" calcext:value-type="float">
            <text:p>-0.001843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8754" calcext:value-type="float">
            <text:p>-0.008754</text:p>
          </table:table-cell>
          <table:table-cell office:value-type="float" office:value="-0.004449" calcext:value-type="float">
            <text:p>-0.00444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925" calcext:value-type="float">
            <text:p>-0.008925</text:p>
          </table:table-cell>
          <table:table-cell office:value-type="float" office:value="-0.001914" calcext:value-type="float">
            <text:p>-0.001914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906" calcext:value-type="float">
            <text:p>-0.008906</text:p>
          </table:table-cell>
          <table:table-cell office:value-type="float" office:value="-0.001945" calcext:value-type="float">
            <text:p>-0.00194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8363" calcext:value-type="float">
            <text:p>-0.008363</text:p>
          </table:table-cell>
          <table:table-cell office:value-type="float" office:value="0.000609" calcext:value-type="float">
            <text:p>0.000609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7795" calcext:value-type="float">
            <text:p>-0.007795</text:p>
          </table:table-cell>
          <table:table-cell office:value-type="float" office:value="0.000603" calcext:value-type="float">
            <text:p>0.000603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623" calcext:value-type="float">
            <text:p>-0.007623</text:p>
          </table:table-cell>
          <table:table-cell office:value-type="float" office:value="-0.001981" calcext:value-type="float">
            <text:p>-0.00198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707" calcext:value-type="float">
            <text:p>-0.00707</text:p>
          </table:table-cell>
          <table:table-cell office:value-type="float" office:value="0.000575" calcext:value-type="float">
            <text:p>0.00057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6575" calcext:value-type="float">
            <text:p>-0.006575</text:p>
          </table:table-cell>
          <table:table-cell office:value-type="float" office:value="-0.002021" calcext:value-type="float">
            <text:p>-0.00202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6139" calcext:value-type="float">
            <text:p>-0.006139</text:p>
          </table:table-cell>
          <table:table-cell office:value-type="float" office:value="-0.002052" calcext:value-type="float">
            <text:p>-0.002052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5621" calcext:value-type="float">
            <text:p>-0.005621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5097" calcext:value-type="float">
            <text:p>-0.005097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208" calcext:value-type="float">
            <text:p>-0.004208</text:p>
          </table:table-cell>
          <table:table-cell office:value-type="float" office:value="0.000473" calcext:value-type="float">
            <text:p>0.000473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3604" calcext:value-type="float">
            <text:p>-0.003604</text:p>
          </table:table-cell>
          <table:table-cell office:value-type="float" office:value="0.000467" calcext:value-type="float">
            <text:p>0.00046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3635" calcext:value-type="float">
            <text:p>-0.003635</text:p>
          </table:table-cell>
          <table:table-cell office:value-type="float" office:value="0.000457" calcext:value-type="float">
            <text:p>0.000457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03293" calcext:value-type="float">
            <text:p>-0.003293</text:p>
          </table:table-cell>
          <table:table-cell office:value-type="float" office:value="0.003025" calcext:value-type="float">
            <text:p>0.00302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294" calcext:value-type="float">
            <text:p>-0.00294</text:p>
          </table:table-cell>
          <table:table-cell office:value-type="float" office:value="-0.004714" calcext:value-type="float">
            <text:p>-0.004714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505" calcext:value-type="float">
            <text:p>-0.002505</text:p>
          </table:table-cell>
          <table:table-cell office:value-type="float" office:value="-0.002181" calcext:value-type="float">
            <text:p>-0.00218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468" calcext:value-type="float">
            <text:p>-0.002468</text:p>
          </table:table-cell>
          <table:table-cell office:value-type="float" office:value="-0.002219" calcext:value-type="float">
            <text:p>-0.00221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743" calcext:value-type="float">
            <text:p>-0.002743</text:p>
          </table:table-cell>
          <table:table-cell office:value-type="float" office:value="-0.002252" calcext:value-type="float">
            <text:p>-0.002252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544" calcext:value-type="float">
            <text:p>-0.002544</text:p>
          </table:table-cell>
          <table:table-cell office:value-type="float" office:value="-0.002277" calcext:value-type="float">
            <text:p>-0.002277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2148" calcext:value-type="float">
            <text:p>-0.002148</text:p>
          </table:table-cell>
          <table:table-cell office:value-type="float" office:value="-0.004877" calcext:value-type="float">
            <text:p>-0.004877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1155" calcext:value-type="float">
            <text:p>-0.001155</text:p>
          </table:table-cell>
          <table:table-cell office:value-type="float" office:value="-0.002331" calcext:value-type="float">
            <text:p>-0.002331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389" calcext:value-type="float">
            <text:p>-0.000389</text:p>
          </table:table-cell>
          <table:table-cell office:value-type="float" office:value="0.000228" calcext:value-type="float">
            <text:p>0.00022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226" calcext:value-type="float">
            <text:p>0.000226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226" calcext:value-type="float">
            <text:p>0.00022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-0.002361" calcext:value-type="float">
            <text:p>-0.00236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-0.002391" calcext:value-type="float">
            <text:p>-0.00239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2542" calcext:value-type="float">
            <text:p>0.002542</text:p>
          </table:table-cell>
          <table:table-cell office:value-type="float" office:value="-0.002427" calcext:value-type="float">
            <text:p>-0.002427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-0.002464" calcext:value-type="float">
            <text:p>-0.002464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-0.002495" calcext:value-type="float">
            <text:p>-0.00249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-0.005101" calcext:value-type="float">
            <text:p>-0.005101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-0.005141" calcext:value-type="float">
            <text:p>-0.005141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-0.007761" calcext:value-type="float">
            <text:p>-0.007761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-0.007817" calcext:value-type="float">
            <text:p>-0.007817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-0.007871" calcext:value-type="float">
            <text:p>-0.007871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-0.00534" calcext:value-type="float">
            <text:p>-0.0053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-0.005368" calcext:value-type="float">
            <text:p>-0.005368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-0.010554" calcext:value-type="float">
            <text:p>-0.010554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-0.013196" calcext:value-type="float">
            <text:p>-0.013196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0338" calcext:value-type="float">
            <text:p>-0.000338</text:p>
          </table:table-cell>
          <table:table-cell office:value-type="float" office:value="-0.010704" calcext:value-type="float">
            <text:p>-0.01070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502" calcext:value-type="float">
            <text:p>-0.000502</text:p>
          </table:table-cell>
          <table:table-cell office:value-type="float" office:value="-0.008198" calcext:value-type="float">
            <text:p>-0.008198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134" calcext:value-type="float">
            <text:p>-0.000134</text:p>
          </table:table-cell>
          <table:table-cell office:value-type="float" office:value="-0.008245" calcext:value-type="float">
            <text:p>-0.00824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-0.005702" calcext:value-type="float">
            <text:p>-0.005702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-0.005723" calcext:value-type="float">
            <text:p>-0.005723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008328" calcext:value-type="float">
            <text:p>-0.008328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-0.001175" calcext:value-type="float">
            <text:p>-0.001175</text:p>
          </table:table-cell>
          <table:table-cell office:value-type="float" office:value="-0.01354" calcext:value-type="float">
            <text:p>-0.01354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2002" calcext:value-type="float">
            <text:p>-0.002002</text:p>
          </table:table-cell>
          <table:table-cell office:value-type="float" office:value="-0.011055" calcext:value-type="float">
            <text:p>-0.011055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3107" calcext:value-type="float">
            <text:p>-0.003107</text:p>
          </table:table-cell>
          <table:table-cell office:value-type="float" office:value="-0.011139" calcext:value-type="float">
            <text:p>-0.011139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4644" calcext:value-type="float">
            <text:p>-0.004644</text:p>
          </table:table-cell>
          <table:table-cell office:value-type="float" office:value="-0.008633" calcext:value-type="float">
            <text:p>-0.008633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097" calcext:value-type="float">
            <text:p>-0.00609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31" calcext:value-type="float">
            <text:p>-0.00831</text:p>
          </table:table-cell>
          <table:table-cell office:value-type="float" office:value="-0.011278" calcext:value-type="float">
            <text:p>-0.011278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-0.009753" calcext:value-type="float">
            <text:p>-0.009753</text:p>
          </table:table-cell>
          <table:table-cell office:value-type="float" office:value="-0.013912" calcext:value-type="float">
            <text:p>-0.013912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11099" calcext:value-type="float">
            <text:p>-0.011099</text:p>
          </table:table-cell>
          <table:table-cell office:value-type="float" office:value="-0.011414" calcext:value-type="float">
            <text:p>-0.011414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2871" calcext:value-type="float">
            <text:p>-0.012871</text:p>
          </table:table-cell>
          <table:table-cell office:value-type="float" office:value="-0.006326" calcext:value-type="float">
            <text:p>-0.00632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14915" calcext:value-type="float">
            <text:p>-0.014915</text:p>
          </table:table-cell>
          <table:table-cell office:value-type="float" office:value="-0.003779" calcext:value-type="float">
            <text:p>-0.00377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17153" calcext:value-type="float">
            <text:p>-0.017153</text:p>
          </table:table-cell>
          <table:table-cell office:value-type="float" office:value="-0.003785" calcext:value-type="float">
            <text:p>-0.00378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947" calcext:value-type="float">
            <text:p>-0.01947</text:p>
          </table:table-cell>
          <table:table-cell office:value-type="float" office:value="-0.006372" calcext:value-type="float">
            <text:p>-0.006372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20728" calcext:value-type="float">
            <text:p>-0.020728</text:p>
          </table:table-cell>
          <table:table-cell office:value-type="float" office:value="-0.006408" calcext:value-type="float">
            <text:p>-0.00640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22011" calcext:value-type="float">
            <text:p>-0.022011</text:p>
          </table:table-cell>
          <table:table-cell office:value-type="float" office:value="-0.003876" calcext:value-type="float">
            <text:p>-0.00387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23135" calcext:value-type="float">
            <text:p>-0.023135</text:p>
          </table:table-cell>
          <table:table-cell office:value-type="float" office:value="-0.003914" calcext:value-type="float">
            <text:p>-0.003914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23131" calcext:value-type="float">
            <text:p>-0.023131</text:p>
          </table:table-cell>
          <table:table-cell office:value-type="float" office:value="-0.003946" calcext:value-type="float">
            <text:p>-0.003946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22728" calcext:value-type="float">
            <text:p>-0.022728</text:p>
          </table:table-cell>
          <table:table-cell office:value-type="float" office:value="0.001187" calcext:value-type="float">
            <text:p>0.001187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22627" calcext:value-type="float">
            <text:p>-0.022627</text:p>
          </table:table-cell>
          <table:table-cell office:value-type="float" office:value="0.003775" calcext:value-type="float">
            <text:p>0.003775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21283" calcext:value-type="float">
            <text:p>-0.021283</text:p>
          </table:table-cell>
          <table:table-cell office:value-type="float" office:value="0.003804" calcext:value-type="float">
            <text:p>0.003804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1993" calcext:value-type="float">
            <text:p>-0.01993</text:p>
          </table:table-cell>
          <table:table-cell office:value-type="float" office:value="0.00383" calcext:value-type="float">
            <text:p>0.00383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-0.018645" calcext:value-type="float">
            <text:p>-0.018645</text:p>
          </table:table-cell>
          <table:table-cell office:value-type="float" office:value="0.006426" calcext:value-type="float">
            <text:p>0.006426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-0.017241" calcext:value-type="float">
            <text:p>-0.017241</text:p>
          </table:table-cell>
          <table:table-cell office:value-type="float" office:value="0.006448" calcext:value-type="float">
            <text:p>0.006448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551" calcext:value-type="float">
            <text:p>-0.01551</text:p>
          </table:table-cell>
          <table:table-cell office:value-type="float" office:value="0.009047" calcext:value-type="float">
            <text:p>0.009047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3641" calcext:value-type="float">
            <text:p>-0.013641</text:p>
          </table:table-cell>
          <table:table-cell office:value-type="float" office:value="0.00908" calcext:value-type="float">
            <text:p>0.00908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9115" calcext:value-type="float">
            <text:p>0.009115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-0.010248" calcext:value-type="float">
            <text:p>-0.010248</text:p>
          </table:table-cell>
          <table:table-cell office:value-type="float" office:value="0.006568" calcext:value-type="float">
            <text:p>0.006568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915" calcext:value-type="float">
            <text:p>-0.008915</text:p>
          </table:table-cell>
          <table:table-cell office:value-type="float" office:value="0.004002" calcext:value-type="float">
            <text:p>0.004002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7878" calcext:value-type="float">
            <text:p>-0.007878</text:p>
          </table:table-cell>
          <table:table-cell office:value-type="float" office:value="0.003998" calcext:value-type="float">
            <text:p>0.003998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6422" calcext:value-type="float">
            <text:p>-0.006422</text:p>
          </table:table-cell>
          <table:table-cell office:value-type="float" office:value="0.003996" calcext:value-type="float">
            <text:p>0.003996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5095" calcext:value-type="float">
            <text:p>-0.005095</text:p>
          </table:table-cell>
          <table:table-cell office:value-type="float" office:value="0.004002" calcext:value-type="float">
            <text:p>0.004002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3689" calcext:value-type="float">
            <text:p>-0.003689</text:p>
          </table:table-cell>
          <table:table-cell office:value-type="float" office:value="0.004018" calcext:value-type="float">
            <text:p>0.004018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-0.001822" calcext:value-type="float">
            <text:p>-0.001822</text:p>
          </table:table-cell>
          <table:table-cell office:value-type="float" office:value="0.004039" calcext:value-type="float">
            <text:p>0.004039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6643" calcext:value-type="float">
            <text:p>0.006643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6682" calcext:value-type="float">
            <text:p>0.006682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11881" calcext:value-type="float">
            <text:p>0.011881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0.011947" calcext:value-type="float">
            <text:p>0.01194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7921" calcext:value-type="float">
            <text:p>0.007921</text:p>
          </table:table-cell>
          <table:table-cell office:value-type="float" office:value="-0.000892" calcext:value-type="float">
            <text:p>-0.000892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09478" calcext:value-type="float">
            <text:p>0.009478</text:p>
          </table:table-cell>
          <table:table-cell office:value-type="float" office:value="-0.000924" calcext:value-type="float">
            <text:p>-0.000924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0707" calcext:value-type="float">
            <text:p>0.010707</text:p>
          </table:table-cell>
          <table:table-cell office:value-type="float" office:value="0.001606" calcext:value-type="float">
            <text:p>0.001606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0.011669" calcext:value-type="float">
            <text:p>0.011669</text:p>
          </table:table-cell>
          <table:table-cell office:value-type="float" office:value="0.001578" calcext:value-type="float">
            <text:p>0.00157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-0.001007" calcext:value-type="float">
            <text:p>-0.001007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2838" calcext:value-type="float">
            <text:p>0.012838</text:p>
          </table:table-cell>
          <table:table-cell office:value-type="float" office:value="-0.003592" calcext:value-type="float">
            <text:p>-0.003592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-0.00361" calcext:value-type="float">
            <text:p>-0.00361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-0.003629" calcext:value-type="float">
            <text:p>-0.003629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-0.003647" calcext:value-type="float">
            <text:p>-0.003647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12322" calcext:value-type="float">
            <text:p>0.012322</text:p>
          </table:table-cell>
          <table:table-cell office:value-type="float" office:value="-0.008825" calcext:value-type="float">
            <text:p>-0.00882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-0.006295" calcext:value-type="float">
            <text:p>-0.00629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0.010651" calcext:value-type="float">
            <text:p>0.010651</text:p>
          </table:table-cell>
          <table:table-cell office:value-type="float" office:value="-0.003755" calcext:value-type="float">
            <text:p>-0.003755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-0.006354" calcext:value-type="float">
            <text:p>-0.00635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-0.008964" calcext:value-type="float">
            <text:p>-0.00896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-0.009014" calcext:value-type="float">
            <text:p>-0.009014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-0.009071" calcext:value-type="float">
            <text:p>-0.009071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-0.009126" calcext:value-type="float">
            <text:p>-0.009126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4424" calcext:value-type="float">
            <text:p>-0.004424</text:p>
          </table:table-cell>
          <table:table-cell office:value-type="float" office:value="-0.004015" calcext:value-type="float">
            <text:p>-0.004015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8274" calcext:value-type="float">
            <text:p>-0.008274</text:p>
          </table:table-cell>
          <table:table-cell office:value-type="float" office:value="-0.004028" calcext:value-type="float">
            <text:p>-0.004028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2475" calcext:value-type="float">
            <text:p>-0.012475</text:p>
          </table:table-cell>
          <table:table-cell office:value-type="float" office:value="-0.006616" calcext:value-type="float">
            <text:p>-0.00661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6365" calcext:value-type="float">
            <text:p>-0.016365</text:p>
          </table:table-cell>
          <table:table-cell office:value-type="float" office:value="-0.006646" calcext:value-type="float">
            <text:p>-0.006646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9512" calcext:value-type="float">
            <text:p>-0.019512</text:p>
          </table:table-cell>
          <table:table-cell office:value-type="float" office:value="-0.006688" calcext:value-type="float">
            <text:p>-0.006688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-0.022792" calcext:value-type="float">
            <text:p>-0.022792</text:p>
          </table:table-cell>
          <table:table-cell office:value-type="float" office:value="-0.001574" calcext:value-type="float">
            <text:p>-0.001574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24516" calcext:value-type="float">
            <text:p>-0.024516</text:p>
          </table:table-cell>
          <table:table-cell office:value-type="float" office:value="-0.004168" calcext:value-type="float">
            <text:p>-0.004168</text:p>
          </table:table-cell>
        </table:table-row>
        <table:table-row table:style-name="ro1">
          <table:table-cell office:value-type="float" office:value="0.474832" calcext:value-type="float">
            <text:p>0.474832</text:p>
          </table:table-cell>
          <table:table-cell office:value-type="float" office:value="0.5" calcext:value-type="float">
            <text:p>0.5</text:p>
          </table:table-cell>
          <table:table-cell office:value-type="float" office:value="-0.024212" calcext:value-type="float">
            <text:p>-0.024212</text:p>
          </table:table-cell>
          <table:table-cell office:value-type="float" office:value="-0.00419" calcext:value-type="float">
            <text:p>-0.00419</text:p>
          </table:table-cell>
        </table:table-row>
        <table:table-row table:style-name="ro1">
          <table:table-cell office:value-type="float" office:value="0.500498" calcext:value-type="float">
            <text:p>0.500498</text:p>
          </table:table-cell>
          <table:table-cell office:value-type="float" office:value="0.5" calcext:value-type="float">
            <text:p>0.5</text:p>
          </table:table-cell>
          <table:table-cell office:value-type="float" office:value="-0.024266" calcext:value-type="float">
            <text:p>-0.024266</text:p>
          </table:table-cell>
          <table:table-cell office:value-type="float" office:value="0.000946" calcext:value-type="float">
            <text:p>0.000946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-0.022679" calcext:value-type="float">
            <text:p>-0.022679</text:p>
          </table:table-cell>
          <table:table-cell office:value-type="float" office:value="0.006113" calcext:value-type="float">
            <text:p>0.006113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-0.019547" calcext:value-type="float">
            <text:p>-0.019547</text:p>
          </table:table-cell>
          <table:table-cell office:value-type="float" office:value="0.006155" calcext:value-type="float">
            <text:p>0.006155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-0.014386" calcext:value-type="float">
            <text:p>-0.014386</text:p>
          </table:table-cell>
          <table:table-cell office:value-type="float" office:value="0.008779" calcext:value-type="float">
            <text:p>0.008779</text:p>
          </table:table-cell>
        </table:table-row>
        <table:table-row table:style-name="ro1">
          <table:table-cell office:value-type="float" office:value="0.564665" calcext:value-type="float">
            <text:p>0.564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8664" calcext:value-type="float">
            <text:p>-0.008664</text:p>
          </table:table-cell>
          <table:table-cell office:value-type="float" office:value="0.013988" calcext:value-type="float">
            <text:p>0.013988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-0.001688" calcext:value-type="float">
            <text:p>-0.001688</text:p>
          </table:table-cell>
          <table:table-cell office:value-type="float" office:value="0.011478" calcext:value-type="float">
            <text:p>0.011478</text:p>
          </table:table-cell>
        </table:table-row>
        <table:table-row table:style-name="ro1">
          <table:table-cell office:value-type="float" office:value="0.551832" calcext:value-type="float">
            <text:p>0.551832</text:p>
          </table:table-cell>
          <table:table-cell office:value-type="float" office:value="0.5" calcext:value-type="float">
            <text:p>0.5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011525" calcext:value-type="float">
            <text:p>0.011525</text:p>
          </table:table-cell>
        </table:table-row>
        <table:table-row table:style-name="ro1">
          <table:table-cell office:value-type="float" office:value="0.538998" calcext:value-type="float">
            <text:p>0.538998</text:p>
          </table:table-cell>
          <table:table-cell office:value-type="float" office:value="0.5" calcext:value-type="float">
            <text:p>0.5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0898" calcext:value-type="float">
            <text:p>0.00898</text:p>
          </table:table-cell>
        </table:table-row>
        <table:table-row table:style-name="ro1">
          <table:table-cell office:value-type="float" office:value="0.526165" calcext:value-type="float">
            <text:p>0.526165</text:p>
          </table:table-cell>
          <table:table-cell office:value-type="float" office:value="0.5" calcext:value-type="float">
            <text:p>0.5</text:p>
          </table:table-cell>
          <table:table-cell office:value-type="float" office:value="0.017775" calcext:value-type="float">
            <text:p>0.017775</text:p>
          </table:table-cell>
          <table:table-cell office:value-type="float" office:value="0.006412" calcext:value-type="float">
            <text:p>0.006412</text:p>
          </table:table-cell>
        </table:table-row>
        <table:table-row table:style-name="ro1">
          <table:table-cell office:value-type="float" office:value="0.513332" calcext:value-type="float">
            <text:p>0.513332</text:p>
          </table:table-cell>
          <table:table-cell office:value-type="float" office:value="0.5" calcext:value-type="float">
            <text:p>0.5</text:p>
          </table:table-cell>
          <table:table-cell office:value-type="float" office:value="0.021181" calcext:value-type="float">
            <text:p>0.021181</text:p>
          </table:table-cell>
          <table:table-cell office:value-type="float" office:value="0.003827" calcext:value-type="float">
            <text:p>0.003827</text:p>
          </table:table-cell>
        </table:table-row>
        <table:table-row table:style-name="ro1">
          <table:table-cell office:value-type="float" office:value="0.487665" calcext:value-type="float">
            <text:p>0.487665</text:p>
          </table:table-cell>
          <table:table-cell office:value-type="float" office:value="0.5" calcext:value-type="float">
            <text:p>0.5</text:p>
          </table:table-cell>
          <table:table-cell office:value-type="float" office:value="0.022798" calcext:value-type="float">
            <text:p>0.022798</text:p>
          </table:table-cell>
          <table:table-cell office:value-type="float" office:value="-0.001349" calcext:value-type="float">
            <text:p>-0.001349</text:p>
          </table:table-cell>
        </table:table-row>
        <table:table-row table:style-name="ro1">
          <table:table-cell office:value-type="float" office:value="0.461999" calcext:value-type="float">
            <text:p>0.461999</text:p>
          </table:table-cell>
          <table:table-cell office:value-type="float" office:value="0.5" calcext:value-type="float">
            <text:p>0.5</text:p>
          </table:table-cell>
          <table:table-cell office:value-type="float" office:value="0.023879" calcext:value-type="float">
            <text:p>0.023879</text:p>
          </table:table-cell>
          <table:table-cell office:value-type="float" office:value="-0.006547" calcext:value-type="float">
            <text:p>-0.006547</text:p>
          </table:table-cell>
        </table:table-row>
        <table:table-row table:style-name="ro1">
          <table:table-cell office:value-type="float" office:value="0.449165" calcext:value-type="float">
            <text:p>0.449165</text:p>
          </table:table-cell>
          <table:table-cell office:value-type="float" office:value="0.5" calcext:value-type="float">
            <text:p>0.5</text:p>
          </table:table-cell>
          <table:table-cell office:value-type="float" office:value="0.024763" calcext:value-type="float">
            <text:p>0.024763</text:p>
          </table:table-cell>
          <table:table-cell office:value-type="float" office:value="-0.009187" calcext:value-type="float">
            <text:p>-0.009187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0.025403" calcext:value-type="float">
            <text:p>0.025403</text:p>
          </table:table-cell>
          <table:table-cell office:value-type="float" office:value="-0.011831" calcext:value-type="float">
            <text:p>-0.011831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-0.014477" calcext:value-type="float">
            <text:p>-0.014477</text:p>
          </table:table-cell>
        </table:table-row>
        <table:table-row table:style-name="ro1">
          <table:table-cell office:value-type="float" office:value="0.423499" calcext:value-type="float">
            <text:p>0.423499</text:p>
          </table:table-cell>
          <table:table-cell office:value-type="float" office:value="0.5" calcext:value-type="float">
            <text:p>0.5</text:p>
          </table:table-cell>
          <table:table-cell office:value-type="float" office:value="0.023808" calcext:value-type="float">
            <text:p>0.023808</text:p>
          </table:table-cell>
          <table:table-cell office:value-type="float" office:value="-0.014544" calcext:value-type="float">
            <text:p>-0.014544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-0.017184" calcext:value-type="float">
            <text:p>-0.017184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-0.017253" calcext:value-type="float">
            <text:p>-0.017253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0.009117" calcext:value-type="float">
            <text:p>0.009117</text:p>
          </table:table-cell>
          <table:table-cell office:value-type="float" office:value="-0.017325" calcext:value-type="float">
            <text:p>-0.017325</text:p>
          </table:table-cell>
        </table:table-row>
        <table:table-row table:style-name="ro1">
          <table:table-cell office:value-type="float" office:value="0.397832" calcext:value-type="float">
            <text:p>0.397832</text:p>
          </table:table-cell>
          <table:table-cell office:value-type="float" office:value="0.5" calcext:value-type="float">
            <text:p>0.5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-0.019979" calcext:value-type="float">
            <text:p>-0.019979</text:p>
          </table:table-cell>
        </table:table-row>
        <table:table-row table:style-name="ro1">
          <table:table-cell office:value-type="float" office:value="0.410665" calcext:value-type="float">
            <text:p>0.410665</text:p>
          </table:table-cell>
          <table:table-cell office:value-type="float" office:value="0.5" calcext:value-type="float">
            <text:p>0.5</text:p>
          </table:table-cell>
          <table:table-cell office:value-type="float" office:value="-0.007651" calcext:value-type="float">
            <text:p>-0.007651</text:p>
          </table:table-cell>
          <table:table-cell office:value-type="float" office:value="-0.017492" calcext:value-type="float">
            <text:p>-0.017492</text:p>
          </table:table-cell>
        </table:table-row>
        <table:table-row table:style-name="ro1">
          <table:table-cell office:value-type="float" office:value="0.436332" calcext:value-type="float">
            <text:p>0.436332</text:p>
          </table:table-cell>
          <table:table-cell office:value-type="float" office:value="0.5" calcext:value-type="float">
            <text:p>0.5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-0.012413" calcext:value-type="float">
            <text:p>-0.012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5:42:11.887486918</meta:creation-date>
    <dc:date>2017-11-01T16:09:01.517176930</dc:date>
    <meta:editing-duration>PT16M38S</meta:editing-duration>
    <meta:editing-cycles>1</meta:editing-cycles>
    <meta:document-statistic meta:table-count="1" meta:cell-count="21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081cm" svg:height="17.558cm" xlink:href=".." xlink:type="simple" chart:class="chart:line" chart:style-name="ch1">
        <chart:legend chart:legend-position="end" svg:x="38.229cm" svg:y="7.733cm" style:legend-expansion="high" chart:style-name="ch2"/>
        <chart:plot-area chart:style-name="ch3" table:cell-range-address="Sheet1.A1:Sheet1.D531" svg:x="0.821cm" svg:y="0.351cm" svg:width="36.587cm" svg:height="16.856cm">
          <chartooo:coordinate-region svg:x="1.654cm" svg:y="0.55cm" svg:width="35.754cm" svg:height="16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31" chart:class="chart:line">
            <chart:data-point chart:repeated="531"/>
          </chart:series>
          <chart:series chart:style-name="ch7" chart:values-cell-range-address="Sheet1.B1:Sheet1.B531" chart:class="chart:line">
            <chart:data-point chart:repeated="531"/>
          </chart:series>
          <chart:series chart:style-name="ch8" chart:values-cell-range-address="Sheet1.C1:Sheet1.C531" chart:class="chart:line">
            <chart:data-point chart:repeated="531"/>
          </chart:series>
          <chart:series chart:style-name="ch9" chart:values-cell-range-address="Sheet1.D1:Sheet1.D531" chart:class="chart:line">
            <chart:data-point chart:repeated="5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31</svg:desc>
                </draw:g>
              </table:table-cell>
              <table:table-cell office:value-type="float" office:value="0">
                <text:p>0</text:p>
                <draw:g>
                  <svg:desc>Sheet1.B1:Sheet1.B531</svg:desc>
                </draw:g>
              </table:table-cell>
              <table:table-cell office:value-type="float" office:value="0.015951">
                <text:p>0.015951</text:p>
                <draw:g>
                  <svg:desc>Sheet1.C1:Sheet1.C531</svg:desc>
                </draw:g>
              </table:table-cell>
              <table:table-cell office:value-type="float" office:value="-0">
                <text:p>-0</text:p>
                <draw:g>
                  <svg:desc>Sheet1.D1:Sheet1.D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16173">
                <text:p>0.016173</text:p>
              </table:table-cell>
              <table:table-cell office:value-type="float" office:value="-0.100545">
                <text:p>-0.100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16173">
                <text:p>0.016173</text:p>
              </table:table-cell>
              <table:table-cell office:value-type="float" office:value="-0.101215">
                <text:p>-0.101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7">
                <text:p>-0.077</text:p>
              </table:table-cell>
              <table:table-cell office:value-type="float" office:value="0.5">
                <text:p>0.5</text:p>
              </table:table-cell>
              <table:table-cell office:value-type="float" office:value="0.015702">
                <text:p>0.015702</text:p>
              </table:table-cell>
              <table:table-cell office:value-type="float" office:value="-0.117445">
                <text:p>-0.117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30999">
                <text:p>-0.230999</text:p>
              </table:table-cell>
              <table:table-cell office:value-type="float" office:value="0.5">
                <text:p>0.5</text:p>
              </table:table-cell>
              <table:table-cell office:value-type="float" office:value="0.012363">
                <text:p>0.012363</text:p>
              </table:table-cell>
              <table:table-cell office:value-type="float" office:value="-0.149169">
                <text:p>-0.149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7999">
                <text:p>-0.307999</text:p>
              </table:table-cell>
              <table:table-cell office:value-type="float" office:value="0.5">
                <text:p>0.5</text:p>
              </table:table-cell>
              <table:table-cell office:value-type="float" office:value="0.000562">
                <text:p>0.000562</text:p>
              </table:table-cell>
              <table:table-cell office:value-type="float" office:value="-0.165456">
                <text:p>-0.165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46499">
                <text:p>-0.346499</text:p>
              </table:table-cell>
              <table:table-cell office:value-type="float" office:value="0.5">
                <text:p>0.5</text:p>
              </table:table-cell>
              <table:table-cell office:value-type="float" office:value="-0.018218">
                <text:p>-0.018218</text:p>
              </table:table-cell>
              <table:table-cell office:value-type="float" office:value="-0.173987">
                <text:p>-0.173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84999">
                <text:p>-0.384999</text:p>
              </table:table-cell>
              <table:table-cell office:value-type="float" office:value="0.5">
                <text:p>0.5</text:p>
              </table:table-cell>
              <table:table-cell office:value-type="float" office:value="-0.042008">
                <text:p>-0.042008</text:p>
              </table:table-cell>
              <table:table-cell office:value-type="float" office:value="-0.182479">
                <text:p>-0.182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10665">
                <text:p>-0.410665</text:p>
              </table:table-cell>
              <table:table-cell office:value-type="float" office:value="0.5">
                <text:p>0.5</text:p>
              </table:table-cell>
              <table:table-cell office:value-type="float" office:value="-0.068204">
                <text:p>-0.068204</text:p>
              </table:table-cell>
              <table:table-cell office:value-type="float" office:value="-0.188382">
                <text:p>-0.188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36332">
                <text:p>-0.436332</text:p>
              </table:table-cell>
              <table:table-cell office:value-type="float" office:value="0.5">
                <text:p>0.5</text:p>
              </table:table-cell>
              <table:table-cell office:value-type="float" office:value="-0.095034">
                <text:p>-0.095034</text:p>
              </table:table-cell>
              <table:table-cell office:value-type="float" office:value="-0.194302">
                <text:p>-0.194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36332">
                <text:p>-0.436332</text:p>
              </table:table-cell>
              <table:table-cell office:value-type="float" office:value="0.5">
                <text:p>0.5</text:p>
              </table:table-cell>
              <table:table-cell office:value-type="float" office:value="-0.121864">
                <text:p>-0.121864</text:p>
              </table:table-cell>
              <table:table-cell office:value-type="float" office:value="-0.195111">
                <text:p>-0.195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36332">
                <text:p>-0.436332</text:p>
              </table:table-cell>
              <table:table-cell office:value-type="float" office:value="0.5">
                <text:p>0.5</text:p>
              </table:table-cell>
              <table:table-cell office:value-type="float" office:value="-0.149281">
                <text:p>-0.149281</text:p>
              </table:table-cell>
              <table:table-cell office:value-type="float" office:value="-0.195951">
                <text:p>-0.195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95166">
                <text:p>-0.295166</text:p>
              </table:table-cell>
              <table:table-cell office:value-type="float" office:value="0.5">
                <text:p>0.5</text:p>
              </table:table-cell>
              <table:table-cell office:value-type="float" office:value="-0.177088">
                <text:p>-0.177088</text:p>
              </table:table-cell>
              <table:table-cell office:value-type="float" office:value="-0.168434">
                <text:p>-0.168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18166">
                <text:p>-0.218166</text:p>
              </table:table-cell>
              <table:table-cell office:value-type="float" office:value="0.5">
                <text:p>0.5</text:p>
              </table:table-cell>
              <table:table-cell office:value-type="float" office:value="-0.202154">
                <text:p>-0.202154</text:p>
              </table:table-cell>
              <table:table-cell office:value-type="float" office:value="-0.153657">
                <text:p>-0.153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9666">
                <text:p>-0.179666</text:p>
              </table:table-cell>
              <table:table-cell office:value-type="float" office:value="0.5">
                <text:p>0.5</text:p>
              </table:table-cell>
              <table:table-cell office:value-type="float" office:value="-0.22161">
                <text:p>-0.22161</text:p>
              </table:table-cell>
              <table:table-cell office:value-type="float" office:value="-0.146518">
                <text:p>-0.146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55">
                <text:p>-0.1155</text:p>
              </table:table-cell>
              <table:table-cell office:value-type="float" office:value="0.5">
                <text:p>0.5</text:p>
              </table:table-cell>
              <table:table-cell office:value-type="float" office:value="-0.234628">
                <text:p>-0.234628</text:p>
              </table:table-cell>
              <table:table-cell office:value-type="float" office:value="-0.134195">
                <text:p>-0.134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4166">
                <text:p>-0.064166</text:p>
              </table:table-cell>
              <table:table-cell office:value-type="float" office:value="0.5">
                <text:p>0.5</text:p>
              </table:table-cell>
              <table:table-cell office:value-type="float" office:value="-0.241796">
                <text:p>-0.241796</text:p>
              </table:table-cell>
              <table:table-cell office:value-type="float" office:value="-0.124431">
                <text:p>-0.124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833">
                <text:p>-0.012833</text:p>
              </table:table-cell>
              <table:table-cell office:value-type="float" office:value="0.5">
                <text:p>0.5</text:p>
              </table:table-cell>
              <table:table-cell office:value-type="float" office:value="-0.244234">
                <text:p>-0.244234</text:p>
              </table:table-cell>
              <table:table-cell office:value-type="float" office:value="-0.114661">
                <text:p>-0.114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166">
                <text:p>0.064166</text:p>
              </table:table-cell>
              <table:table-cell office:value-type="float" office:value="0.5">
                <text:p>0.5</text:p>
              </table:table-cell>
              <table:table-cell office:value-type="float" office:value="-0.243702">
                <text:p>-0.243702</text:p>
              </table:table-cell>
              <table:table-cell office:value-type="float" office:value="-0.099711">
                <text:p>-0.099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55">
                <text:p>0.1155</text:p>
              </table:table-cell>
              <table:table-cell office:value-type="float" office:value="0.5">
                <text:p>0.5</text:p>
              </table:table-cell>
              <table:table-cell office:value-type="float" office:value="-0.241682">
                <text:p>-0.241682</text:p>
              </table:table-cell>
              <table:table-cell office:value-type="float" office:value="-0.089851">
                <text:p>-0.089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833">
                <text:p>0.166833</text:p>
              </table:table-cell>
              <table:table-cell office:value-type="float" office:value="0.5">
                <text:p>0.5</text:p>
              </table:table-cell>
              <table:table-cell office:value-type="float" office:value="-0.238258">
                <text:p>-0.238258</text:p>
              </table:table-cell>
              <table:table-cell office:value-type="float" office:value="-0.079937">
                <text:p>-0.079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9666">
                <text:p>0.179666</text:p>
              </table:table-cell>
              <table:table-cell office:value-type="float" office:value="0.5">
                <text:p>0.5</text:p>
              </table:table-cell>
              <table:table-cell office:value-type="float" office:value="-0.233892">
                <text:p>-0.233892</text:p>
              </table:table-cell>
              <table:table-cell office:value-type="float" office:value="-0.077709">
                <text:p>-0.077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333">
                <text:p>0.205333</text:p>
              </table:table-cell>
              <table:table-cell office:value-type="float" office:value="0.5">
                <text:p>0.5</text:p>
              </table:table-cell>
              <table:table-cell office:value-type="float" office:value="-0.228384">
                <text:p>-0.228384</text:p>
              </table:table-cell>
              <table:table-cell office:value-type="float" office:value="-0.072899">
                <text:p>-0.072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8166">
                <text:p>0.218166</text:p>
              </table:table-cell>
              <table:table-cell office:value-type="float" office:value="0.5">
                <text:p>0.5</text:p>
              </table:table-cell>
              <table:table-cell office:value-type="float" office:value="-0.222265">
                <text:p>-0.222265</text:p>
              </table:table-cell>
              <table:table-cell office:value-type="float" office:value="-0.070656">
                <text:p>-0.070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6666">
                <text:p>0.256666</text:p>
              </table:table-cell>
              <table:table-cell office:value-type="float" office:value="0.5">
                <text:p>0.5</text:p>
              </table:table-cell>
              <table:table-cell office:value-type="float" office:value="-0.215041">
                <text:p>-0.215041</text:p>
              </table:table-cell>
              <table:table-cell office:value-type="float" office:value="-0.063244">
                <text:p>-0.063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2332">
                <text:p>0.282332</text:p>
              </table:table-cell>
              <table:table-cell office:value-type="float" office:value="0.5">
                <text:p>0.5</text:p>
              </table:table-cell>
              <table:table-cell office:value-type="float" office:value="-0.207319">
                <text:p>-0.207319</text:p>
              </table:table-cell>
              <table:table-cell office:value-type="float" office:value="-0.058364">
                <text:p>-0.058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166">
                <text:p>0.295166</text:p>
              </table:table-cell>
              <table:table-cell office:value-type="float" office:value="0.5">
                <text:p>0.5</text:p>
              </table:table-cell>
              <table:table-cell office:value-type="float" office:value="-0.198674">
                <text:p>-0.198674</text:p>
              </table:table-cell>
              <table:table-cell office:value-type="float" office:value="-0.056021">
                <text:p>-0.056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7999">
                <text:p>0.307999</text:p>
              </table:table-cell>
              <table:table-cell office:value-type="float" office:value="0.5">
                <text:p>0.5</text:p>
              </table:table-cell>
              <table:table-cell office:value-type="float" office:value="-0.189156">
                <text:p>-0.189156</text:p>
              </table:table-cell>
              <table:table-cell office:value-type="float" office:value="-0.053655">
                <text:p>-0.053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79009">
                <text:p>-0.179009</text:p>
              </table:table-cell>
              <table:table-cell office:value-type="float" office:value="-0.048695">
                <text:p>-0.048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69476">
                <text:p>-0.169476</text:p>
              </table:table-cell>
              <table:table-cell office:value-type="float" office:value="-0.043706">
                <text:p>-0.043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60168">
                <text:p>-0.160168</text:p>
              </table:table-cell>
              <table:table-cell office:value-type="float" office:value="-0.043847">
                <text:p>-0.043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50445">
                <text:p>-0.150445</text:p>
              </table:table-cell>
              <table:table-cell office:value-type="float" office:value="-0.043991">
                <text:p>-0.043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41862">
                <text:p>-0.141862</text:p>
              </table:table-cell>
              <table:table-cell office:value-type="float" office:value="-0.044146">
                <text:p>-0.044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6499">
                <text:p>0.346499</text:p>
              </table:table-cell>
              <table:table-cell office:value-type="float" office:value="0.5">
                <text:p>0.5</text:p>
              </table:table-cell>
              <table:table-cell office:value-type="float" office:value="-0.134667">
                <text:p>-0.134667</text:p>
              </table:table-cell>
              <table:table-cell office:value-type="float" office:value="-0.04689">
                <text:p>-0.0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27679">
                <text:p>-0.127679</text:p>
              </table:table-cell>
              <table:table-cell office:value-type="float" office:value="-0.044492">
                <text:p>-0.044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6499">
                <text:p>0.346499</text:p>
              </table:table-cell>
              <table:table-cell office:value-type="float" office:value="0.5">
                <text:p>0.5</text:p>
              </table:table-cell>
              <table:table-cell office:value-type="float" office:value="-0.122018">
                <text:p>-0.122018</text:p>
              </table:table-cell>
              <table:table-cell office:value-type="float" office:value="-0.047236">
                <text:p>-0.047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17941">
                <text:p>-0.117941</text:p>
              </table:table-cell>
              <table:table-cell office:value-type="float" office:value="-0.049985">
                <text:p>-0.049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14215">
                <text:p>-0.114215</text:p>
              </table:table-cell>
              <table:table-cell office:value-type="float" office:value="-0.050163">
                <text:p>-0.050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11333">
                <text:p>-0.111333</text:p>
              </table:table-cell>
              <table:table-cell office:value-type="float" office:value="-0.050336">
                <text:p>-0.050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0832">
                <text:p>0.320832</text:p>
              </table:table-cell>
              <table:table-cell office:value-type="float" office:value="0.5">
                <text:p>0.5</text:p>
              </table:table-cell>
              <table:table-cell office:value-type="float" office:value="-0.109858">
                <text:p>-0.109858</text:p>
              </table:table-cell>
              <table:table-cell office:value-type="float" office:value="-0.053083">
                <text:p>-0.053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999">
                <text:p>0.307999</text:p>
              </table:table-cell>
              <table:table-cell office:value-type="float" office:value="0.5">
                <text:p>0.5</text:p>
              </table:table-cell>
              <table:table-cell office:value-type="float" office:value="-0.108123">
                <text:p>-0.108123</text:p>
              </table:table-cell>
              <table:table-cell office:value-type="float" office:value="-0.05584">
                <text:p>-0.05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999">
                <text:p>0.307999</text:p>
              </table:table-cell>
              <table:table-cell office:value-type="float" office:value="0.5">
                <text:p>0.5</text:p>
              </table:table-cell>
              <table:table-cell office:value-type="float" office:value="-0.107021">
                <text:p>-0.107021</text:p>
              </table:table-cell>
              <table:table-cell office:value-type="float" office:value="-0.056033">
                <text:p>-0.056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0832">
                <text:p>0.320832</text:p>
              </table:table-cell>
              <table:table-cell office:value-type="float" office:value="0.5">
                <text:p>0.5</text:p>
              </table:table-cell>
              <table:table-cell office:value-type="float" office:value="-0.107286">
                <text:p>-0.107286</text:p>
              </table:table-cell>
              <table:table-cell office:value-type="float" office:value="-0.053645">
                <text:p>-0.053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06818">
                <text:p>-0.106818</text:p>
              </table:table-cell>
              <table:table-cell office:value-type="float" office:value="-0.051236">
                <text:p>-0.051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3666">
                <text:p>0.333666</text:p>
              </table:table-cell>
              <table:table-cell office:value-type="float" office:value="0.5">
                <text:p>0.5</text:p>
              </table:table-cell>
              <table:table-cell office:value-type="float" office:value="-0.105975">
                <text:p>-0.105975</text:p>
              </table:table-cell>
              <table:table-cell office:value-type="float" office:value="-0.051384">
                <text:p>-0.051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05867">
                <text:p>-0.105867</text:p>
              </table:table-cell>
              <table:table-cell office:value-type="float" office:value="-0.04637">
                <text:p>-0.04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05186">
                <text:p>-0.105186</text:p>
              </table:table-cell>
              <table:table-cell office:value-type="float" office:value="-0.04649">
                <text:p>-0.046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9332">
                <text:p>0.359332</text:p>
              </table:table-cell>
              <table:table-cell office:value-type="float" office:value="0.5">
                <text:p>0.5</text:p>
              </table:table-cell>
              <table:table-cell office:value-type="float" office:value="-0.103999">
                <text:p>-0.103999</text:p>
              </table:table-cell>
              <table:table-cell office:value-type="float" office:value="-0.046616">
                <text:p>-0.046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4999">
                <text:p>0.384999</text:p>
              </table:table-cell>
              <table:table-cell office:value-type="float" office:value="0.5">
                <text:p>0.5</text:p>
              </table:table-cell>
              <table:table-cell office:value-type="float" office:value="-0.103955">
                <text:p>-0.103955</text:p>
              </table:table-cell>
              <table:table-cell office:value-type="float" office:value="-0.041594">
                <text:p>-0.041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4999">
                <text:p>0.384999</text:p>
              </table:table-cell>
              <table:table-cell office:value-type="float" office:value="0.5">
                <text:p>0.5</text:p>
              </table:table-cell>
              <table:table-cell office:value-type="float" office:value="-0.1035">
                <text:p>-0.1035</text:p>
              </table:table-cell>
              <table:table-cell office:value-type="float" office:value="-0.04171">
                <text:p>-0.041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7832">
                <text:p>0.397832</text:p>
              </table:table-cell>
              <table:table-cell office:value-type="float" office:value="0.5">
                <text:p>0.5</text:p>
              </table:table-cell>
              <table:table-cell office:value-type="float" office:value="-0.102478">
                <text:p>-0.102478</text:p>
              </table:table-cell>
              <table:table-cell office:value-type="float" office:value="-0.039247">
                <text:p>-0.039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7832">
                <text:p>0.397832</text:p>
              </table:table-cell>
              <table:table-cell office:value-type="float" office:value="0.5">
                <text:p>0.5</text:p>
              </table:table-cell>
              <table:table-cell office:value-type="float" office:value="-0.102053">
                <text:p>-0.102053</text:p>
              </table:table-cell>
              <table:table-cell office:value-type="float" office:value="-0.039352">
                <text:p>-0.039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-0.100937">
                <text:p>-0.100937</text:p>
              </table:table-cell>
              <table:table-cell office:value-type="float" office:value="-0.03688">
                <text:p>-0.03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-0.100508">
                <text:p>-0.100508</text:p>
              </table:table-cell>
              <table:table-cell office:value-type="float" office:value="-0.036974">
                <text:p>-0.036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10055">
                <text:p>-0.10055</text:p>
              </table:table-cell>
              <table:table-cell office:value-type="float" office:value="-0.031908">
                <text:p>-0.031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99615">
                <text:p>-0.099615</text:p>
              </table:table-cell>
              <table:table-cell office:value-type="float" office:value="-0.02939">
                <text:p>-0.02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98709">
                <text:p>-0.098709</text:p>
              </table:table-cell>
              <table:table-cell office:value-type="float" office:value="-0.026852">
                <text:p>-0.026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97209">
                <text:p>-0.097209</text:p>
              </table:table-cell>
              <table:table-cell office:value-type="float" office:value="-0.02688">
                <text:p>-0.02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95305">
                <text:p>-0.095305</text:p>
              </table:table-cell>
              <table:table-cell office:value-type="float" office:value="-0.024334">
                <text:p>-0.024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93582">
                <text:p>-0.093582</text:p>
              </table:table-cell>
              <table:table-cell office:value-type="float" office:value="-0.021782">
                <text:p>-0.021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9122">
                <text:p>-0.09122</text:p>
              </table:table-cell>
              <table:table-cell office:value-type="float" office:value="-0.021799">
                <text:p>-0.021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89171">
                <text:p>-0.089171</text:p>
              </table:table-cell>
              <table:table-cell office:value-type="float" office:value="-0.016657">
                <text:p>-0.016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87">
                <text:p>-0.087</text:p>
              </table:table-cell>
              <table:table-cell office:value-type="float" office:value="-0.016646">
                <text:p>-0.016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84369">
                <text:p>-0.084369</text:p>
              </table:table-cell>
              <table:table-cell office:value-type="float" office:value="-0.011472">
                <text:p>-0.011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81863">
                <text:p>-0.081863</text:p>
              </table:table-cell>
              <table:table-cell office:value-type="float" office:value="-0.011428">
                <text:p>-0.011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79528">
                <text:p>-0.079528</text:p>
              </table:table-cell>
              <table:table-cell office:value-type="float" office:value="-0.011387">
                <text:p>-0.011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-0.076459">
                <text:p>-0.076459</text:p>
              </table:table-cell>
              <table:table-cell office:value-type="float" office:value="-0.006191">
                <text:p>-0.0061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-0.073995">
                <text:p>-0.073995</text:p>
              </table:table-cell>
              <table:table-cell office:value-type="float" office:value="-0.006131">
                <text:p>-0.006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-0.071375">
                <text:p>-0.071375</text:p>
              </table:table-cell>
              <table:table-cell office:value-type="float" office:value="-0.006069">
                <text:p>-0.0060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-0.068848">
                <text:p>-0.068848</text:p>
              </table:table-cell>
              <table:table-cell office:value-type="float" office:value="-0.00343">
                <text:p>-0.00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-0.066082">
                <text:p>-0.066082</text:p>
              </table:table-cell>
              <table:table-cell office:value-type="float" office:value="-0.005939">
                <text:p>-0.005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-0.063759">
                <text:p>-0.063759</text:p>
              </table:table-cell>
              <table:table-cell office:value-type="float" office:value="-0.003305">
                <text:p>-0.003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0331">
                <text:p>0.590331</text:p>
              </table:table-cell>
              <table:table-cell office:value-type="float" office:value="0.5">
                <text:p>0.5</text:p>
              </table:table-cell>
              <table:table-cell office:value-type="float" office:value="-0.061313">
                <text:p>-0.061313</text:p>
              </table:table-cell>
              <table:table-cell office:value-type="float" office:value="-0.000655">
                <text:p>-0.000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-0.058745">
                <text:p>-0.058745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-0.055718">
                <text:p>-0.055718</text:p>
              </table:table-cell>
              <table:table-cell office:value-type="float" office:value="0.002126">
                <text:p>0.002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-0.052746">
                <text:p>-0.052746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-0.049704">
                <text:p>-0.049704</text:p>
              </table:table-cell>
              <table:table-cell office:value-type="float" office:value="0.004922">
                <text:p>0.004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-0.046944">
                <text:p>-0.046944</text:p>
              </table:table-cell>
              <table:table-cell office:value-type="float" office:value="0.005036">
                <text:p>0.0050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-0.043888">
                <text:p>-0.043888</text:p>
              </table:table-cell>
              <table:table-cell office:value-type="float" office:value="0.002568">
                <text:p>0.0025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-0.04121">
                <text:p>-0.04121</text:p>
              </table:table-cell>
              <table:table-cell office:value-type="float" office:value="0.005241">
                <text:p>0.005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-0.038874">
                <text:p>-0.038874</text:p>
              </table:table-cell>
              <table:table-cell office:value-type="float" office:value="0.005347">
                <text:p>0.005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-0.03631">
                <text:p>-0.03631</text:p>
              </table:table-cell>
              <table:table-cell office:value-type="float" office:value="0.008038">
                <text:p>0.008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33611">
                <text:p>-0.033611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31038">
                <text:p>-0.031038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28156">
                <text:p>-0.028156</text:p>
              </table:table-cell>
              <table:table-cell office:value-type="float" office:value="0.011054">
                <text:p>0.011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-0.025793">
                <text:p>-0.025793</text:p>
              </table:table-cell>
              <table:table-cell office:value-type="float" office:value="0.008618">
                <text:p>0.008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-0.024094">
                <text:p>-0.024094</text:p>
              </table:table-cell>
              <table:table-cell office:value-type="float" office:value="0.008738">
                <text:p>0.008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22819">
                <text:p>-0.022819</text:p>
              </table:table-cell>
              <table:table-cell office:value-type="float" office:value="0.011432">
                <text:p>0.011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21499">
                <text:p>-0.021499</text:p>
              </table:table-cell>
              <table:table-cell office:value-type="float" office:value="0.011564">
                <text:p>0.011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20272">
                <text:p>-0.020272</text:p>
              </table:table-cell>
              <table:table-cell office:value-type="float" office:value="0.011705">
                <text:p>0.011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9785">
                <text:p>-0.019785</text:p>
              </table:table-cell>
              <table:table-cell office:value-type="float" office:value="0.01185">
                <text:p>0.01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9345">
                <text:p>-0.019345</text:p>
              </table:table-cell>
              <table:table-cell office:value-type="float" office:value="0.011995">
                <text:p>0.011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8885">
                <text:p>-0.018885</text:p>
              </table:table-cell>
              <table:table-cell office:value-type="float" office:value="0.012137">
                <text:p>0.012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8721">
                <text:p>-0.018721</text:p>
              </table:table-cell>
              <table:table-cell office:value-type="float" office:value="0.012278">
                <text:p>0.012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9263">
                <text:p>-0.019263</text:p>
              </table:table-cell>
              <table:table-cell office:value-type="float" office:value="0.012419">
                <text:p>0.0124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-0.018881">
                <text:p>-0.018881</text:p>
              </table:table-cell>
              <table:table-cell office:value-type="float" office:value="0.012558">
                <text:p>0.012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-0.018756">
                <text:p>-0.018756</text:p>
              </table:table-cell>
              <table:table-cell office:value-type="float" office:value="0.015279">
                <text:p>0.015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-0.01895">
                <text:p>-0.01895</text:p>
              </table:table-cell>
              <table:table-cell office:value-type="float" office:value="0.015437">
                <text:p>0.015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-0.018472">
                <text:p>-0.018472</text:p>
              </table:table-cell>
              <table:table-cell office:value-type="float" office:value="0.018179">
                <text:p>0.01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-0.01762">
                <text:p>-0.01762</text:p>
              </table:table-cell>
              <table:table-cell office:value-type="float" office:value="0.018354">
                <text:p>0.0183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-0.016947">
                <text:p>-0.016947</text:p>
              </table:table-cell>
              <table:table-cell office:value-type="float" office:value="0.021108">
                <text:p>0.021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-0.015694">
                <text:p>-0.015694</text:p>
              </table:table-cell>
              <table:table-cell office:value-type="float" office:value="0.023874">
                <text:p>0.0238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-0.014089">
                <text:p>-0.014089</text:p>
              </table:table-cell>
              <table:table-cell office:value-type="float" office:value="0.024073">
                <text:p>0.0240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-0.012332">
                <text:p>-0.012332</text:p>
              </table:table-cell>
              <table:table-cell office:value-type="float" office:value="0.026849">
                <text:p>0.026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-0.010535">
                <text:p>-0.010535</text:p>
              </table:table-cell>
              <table:table-cell office:value-type="float" office:value="0.027054">
                <text:p>0.027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-0.008589">
                <text:p>-0.008589</text:p>
              </table:table-cell>
              <table:table-cell office:value-type="float" office:value="0.027257">
                <text:p>0.027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-0.00622">
                <text:p>-0.00622</text:p>
              </table:table-cell>
              <table:table-cell office:value-type="float" office:value="0.030035">
                <text:p>0.030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-0.003979">
                <text:p>-0.003979</text:p>
              </table:table-cell>
              <table:table-cell office:value-type="float" office:value="0.027667">
                <text:p>0.027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-0.001546">
                <text:p>-0.001546</text:p>
              </table:table-cell>
              <table:table-cell office:value-type="float" office:value="0.027864">
                <text:p>0.027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0048">
                <text:p>0.00048</text:p>
              </table:table-cell>
              <table:table-cell office:value-type="float" office:value="0.030641">
                <text:p>0.030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02196">
                <text:p>0.002196</text:p>
              </table:table-cell>
              <table:table-cell office:value-type="float" office:value="0.033435">
                <text:p>0.033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04722">
                <text:p>0.004722</text:p>
              </table:table-cell>
              <table:table-cell office:value-type="float" office:value="0.033672">
                <text:p>0.033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07087">
                <text:p>0.007087</text:p>
              </table:table-cell>
              <table:table-cell office:value-type="float" office:value="0.033913">
                <text:p>0.033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09459">
                <text:p>0.009459</text:p>
              </table:table-cell>
              <table:table-cell office:value-type="float" office:value="0.031569">
                <text:p>0.0315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11965">
                <text:p>0.011965</text:p>
              </table:table-cell>
              <table:table-cell office:value-type="float" office:value="0.034363">
                <text:p>0.0343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417">
                <text:p>0.01417</text:p>
              </table:table-cell>
              <table:table-cell office:value-type="float" office:value="0.032006">
                <text:p>0.0320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6248">
                <text:p>0.016248</text:p>
              </table:table-cell>
              <table:table-cell office:value-type="float" office:value="0.032215">
                <text:p>0.032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8111">
                <text:p>0.018111</text:p>
              </table:table-cell>
              <table:table-cell office:value-type="float" office:value="0.032425">
                <text:p>0.032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9851">
                <text:p>0.019851</text:p>
              </table:table-cell>
              <table:table-cell office:value-type="float" office:value="0.032639">
                <text:p>0.032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21644">
                <text:p>0.021644</text:p>
              </table:table-cell>
              <table:table-cell office:value-type="float" office:value="0.032858">
                <text:p>0.032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23776">
                <text:p>0.023776</text:p>
              </table:table-cell>
              <table:table-cell office:value-type="float" office:value="0.033079">
                <text:p>0.0330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26044">
                <text:p>0.026044</text:p>
              </table:table-cell>
              <table:table-cell office:value-type="float" office:value="0.033302">
                <text:p>0.033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27764">
                <text:p>0.027764</text:p>
              </table:table-cell>
              <table:table-cell office:value-type="float" office:value="0.030944">
                <text:p>0.030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2916">
                <text:p>0.02916</text:p>
              </table:table-cell>
              <table:table-cell office:value-type="float" office:value="0.031149">
                <text:p>0.031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30179">
                <text:p>0.030179</text:p>
              </table:table-cell>
              <table:table-cell office:value-type="float" office:value="0.031349">
                <text:p>0.031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30744">
                <text:p>0.030744</text:p>
              </table:table-cell>
              <table:table-cell office:value-type="float" office:value="0.034132">
                <text:p>0.0341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31627">
                <text:p>0.031627</text:p>
              </table:table-cell>
              <table:table-cell office:value-type="float" office:value="0.031774">
                <text:p>0.0317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32172">
                <text:p>0.032172</text:p>
              </table:table-cell>
              <table:table-cell office:value-type="float" office:value="0.031985">
                <text:p>0.0319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0.032391">
                <text:p>0.032391</text:p>
              </table:table-cell>
              <table:table-cell office:value-type="float" office:value="0.024451">
                <text:p>0.0244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0.032462">
                <text:p>0.032462</text:p>
              </table:table-cell>
              <table:table-cell office:value-type="float" office:value="0.024605">
                <text:p>0.0246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0.032035">
                <text:p>0.032035</text:p>
              </table:table-cell>
              <table:table-cell office:value-type="float" office:value="0.024753">
                <text:p>0.024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31388">
                <text:p>0.031388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30372">
                <text:p>0.030372</text:p>
              </table:table-cell>
              <table:table-cell office:value-type="float" office:value="0.030273">
                <text:p>0.030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28764">
                <text:p>0.028764</text:p>
              </table:table-cell>
              <table:table-cell office:value-type="float" office:value="0.030491">
                <text:p>0.0304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26717">
                <text:p>0.026717</text:p>
              </table:table-cell>
              <table:table-cell office:value-type="float" office:value="0.033289">
                <text:p>0.033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2398">
                <text:p>0.02398</text:p>
              </table:table-cell>
              <table:table-cell office:value-type="float" office:value="0.030931">
                <text:p>0.0309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21394">
                <text:p>0.021394</text:p>
              </table:table-cell>
              <table:table-cell office:value-type="float" office:value="0.028547">
                <text:p>0.028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19447">
                <text:p>0.019447</text:p>
              </table:table-cell>
              <table:table-cell office:value-type="float" office:value="0.028714">
                <text:p>0.028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17362">
                <text:p>0.017362</text:p>
              </table:table-cell>
              <table:table-cell office:value-type="float" office:value="0.031456">
                <text:p>0.031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1593">
                <text:p>0.01593</text:p>
              </table:table-cell>
              <table:table-cell office:value-type="float" office:value="0.034219">
                <text:p>0.034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15492">
                <text:p>0.015492</text:p>
              </table:table-cell>
              <table:table-cell office:value-type="float" office:value="0.03443">
                <text:p>0.034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5697">
                <text:p>0.015697</text:p>
              </table:table-cell>
              <table:table-cell office:value-type="float" office:value="0.037229">
                <text:p>0.037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16684">
                <text:p>0.016684</text:p>
              </table:table-cell>
              <table:table-cell office:value-type="float" office:value="0.037461">
                <text:p>0.0374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18048">
                <text:p>0.018048</text:p>
              </table:table-cell>
              <table:table-cell office:value-type="float" office:value="0.042851">
                <text:p>0.042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19723">
                <text:p>0.019723</text:p>
              </table:table-cell>
              <table:table-cell office:value-type="float" office:value="0.043105">
                <text:p>0.043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7164">
                <text:p>0.757164</text:p>
              </table:table-cell>
              <table:table-cell office:value-type="float" office:value="0.5">
                <text:p>0.5</text:p>
              </table:table-cell>
              <table:table-cell office:value-type="float" office:value="0.021751">
                <text:p>0.021751</text:p>
              </table:table-cell>
              <table:table-cell office:value-type="float" office:value="0.045936">
                <text:p>0.045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7164">
                <text:p>0.757164</text:p>
              </table:table-cell>
              <table:table-cell office:value-type="float" office:value="0.5">
                <text:p>0.5</text:p>
              </table:table-cell>
              <table:table-cell office:value-type="float" office:value="0.024385">
                <text:p>0.024385</text:p>
              </table:table-cell>
              <table:table-cell office:value-type="float" office:value="0.046195">
                <text:p>0.046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7164">
                <text:p>0.757164</text:p>
              </table:table-cell>
              <table:table-cell office:value-type="float" office:value="0.5">
                <text:p>0.5</text:p>
              </table:table-cell>
              <table:table-cell office:value-type="float" office:value="0.02732">
                <text:p>0.02732</text:p>
              </table:table-cell>
              <table:table-cell office:value-type="float" office:value="0.046448">
                <text:p>0.046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30446">
                <text:p>0.030446</text:p>
              </table:table-cell>
              <table:table-cell office:value-type="float" office:value="0.044114">
                <text:p>0.044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34079">
                <text:p>0.034079</text:p>
              </table:table-cell>
              <table:table-cell office:value-type="float" office:value="0.04434">
                <text:p>0.044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37619">
                <text:p>0.037619</text:p>
              </table:table-cell>
              <table:table-cell office:value-type="float" office:value="0.044565">
                <text:p>0.044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7164">
                <text:p>0.757164</text:p>
              </table:table-cell>
              <table:table-cell office:value-type="float" office:value="0.5">
                <text:p>0.5</text:p>
              </table:table-cell>
              <table:table-cell office:value-type="float" office:value="0.040954">
                <text:p>0.040954</text:p>
              </table:table-cell>
              <table:table-cell office:value-type="float" office:value="0.047376">
                <text:p>0.047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7164">
                <text:p>0.757164</text:p>
              </table:table-cell>
              <table:table-cell office:value-type="float" office:value="0.5">
                <text:p>0.5</text:p>
              </table:table-cell>
              <table:table-cell office:value-type="float" office:value="0.044893">
                <text:p>0.044893</text:p>
              </table:table-cell>
              <table:table-cell office:value-type="float" office:value="0.047632">
                <text:p>0.0476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48484">
                <text:p>0.048484</text:p>
              </table:table-cell>
              <table:table-cell office:value-type="float" office:value="0.045317">
                <text:p>0.0453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52293">
                <text:p>0.052293</text:p>
              </table:table-cell>
              <table:table-cell office:value-type="float" office:value="0.042986">
                <text:p>0.042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56234">
                <text:p>0.056234</text:p>
              </table:table-cell>
              <table:table-cell office:value-type="float" office:value="0.040632">
                <text:p>0.040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59711">
                <text:p>0.059711</text:p>
              </table:table-cell>
              <table:table-cell office:value-type="float" office:value="0.038257">
                <text:p>0.0382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63284">
                <text:p>0.063284</text:p>
              </table:table-cell>
              <table:table-cell office:value-type="float" office:value="0.038446">
                <text:p>0.0384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6679">
                <text:p>0.06679</text:p>
              </table:table-cell>
              <table:table-cell office:value-type="float" office:value="0.033481">
                <text:p>0.0334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69227">
                <text:p>0.069227</text:p>
              </table:table-cell>
              <table:table-cell office:value-type="float" office:value="0.033654">
                <text:p>0.033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68272">
                <text:p>0.068272</text:p>
              </table:table-cell>
              <table:table-cell office:value-type="float" office:value="0.033833">
                <text:p>0.0338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66288">
                <text:p>0.066288</text:p>
              </table:table-cell>
              <table:table-cell office:value-type="float" office:value="0.028858">
                <text:p>0.028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63916">
                <text:p>0.063916</text:p>
              </table:table-cell>
              <table:table-cell office:value-type="float" office:value="0.023857">
                <text:p>0.0238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60459">
                <text:p>0.060459</text:p>
              </table:table-cell>
              <table:table-cell office:value-type="float" office:value="0.021401">
                <text:p>0.021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0.055821">
                <text:p>0.055821</text:p>
              </table:table-cell>
              <table:table-cell office:value-type="float" office:value="0.018925">
                <text:p>0.0189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0.050481">
                <text:p>0.050481</text:p>
              </table:table-cell>
              <table:table-cell office:value-type="float" office:value="0.01902">
                <text:p>0.019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45014">
                <text:p>0.045014</text:p>
              </table:table-cell>
              <table:table-cell office:value-type="float" office:value="0.021707">
                <text:p>0.021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39141">
                <text:p>0.039141</text:p>
              </table:table-cell>
              <table:table-cell office:value-type="float" office:value="0.021841">
                <text:p>0.0218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33146">
                <text:p>0.033146</text:p>
              </table:table-cell>
              <table:table-cell office:value-type="float" office:value="0.024565">
                <text:p>0.0245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26986">
                <text:p>0.026986</text:p>
              </table:table-cell>
              <table:table-cell office:value-type="float" office:value="0.024723">
                <text:p>0.024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21764">
                <text:p>0.021764</text:p>
              </table:table-cell>
              <table:table-cell office:value-type="float" office:value="0.024874">
                <text:p>0.0248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18448">
                <text:p>0.018448</text:p>
              </table:table-cell>
              <table:table-cell office:value-type="float" office:value="0.025012">
                <text:p>0.025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16422">
                <text:p>0.016422</text:p>
              </table:table-cell>
              <table:table-cell office:value-type="float" office:value="0.025138">
                <text:p>0.025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15304">
                <text:p>0.015304</text:p>
              </table:table-cell>
              <table:table-cell office:value-type="float" office:value="0.030419">
                <text:p>0.030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15525">
                <text:p>0.015525</text:p>
              </table:table-cell>
              <table:table-cell office:value-type="float" office:value="0.035733">
                <text:p>0.0357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17204">
                <text:p>0.017204</text:p>
              </table:table-cell>
              <table:table-cell office:value-type="float" office:value="0.041087">
                <text:p>0.041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20266">
                <text:p>0.020266</text:p>
              </table:table-cell>
              <table:table-cell office:value-type="float" office:value="0.043898">
                <text:p>0.0438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24052">
                <text:p>0.024052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2859">
                <text:p>0.02859</text:p>
              </table:table-cell>
              <table:table-cell office:value-type="float" office:value="0.049559">
                <text:p>0.0495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4331">
                <text:p>0.744331</text:p>
              </table:table-cell>
              <table:table-cell office:value-type="float" office:value="0.5">
                <text:p>0.5</text:p>
              </table:table-cell>
              <table:table-cell office:value-type="float" office:value="0.033586">
                <text:p>0.033586</text:p>
              </table:table-cell>
              <table:table-cell office:value-type="float" office:value="0.049803">
                <text:p>0.049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38234">
                <text:p>0.038234</text:p>
              </table:table-cell>
              <table:table-cell office:value-type="float" office:value="0.04745">
                <text:p>0.047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1498">
                <text:p>0.731498</text:p>
              </table:table-cell>
              <table:table-cell office:value-type="float" office:value="0.5">
                <text:p>0.5</text:p>
              </table:table-cell>
              <table:table-cell office:value-type="float" office:value="0.042836">
                <text:p>0.042836</text:p>
              </table:table-cell>
              <table:table-cell office:value-type="float" office:value="0.047649">
                <text:p>0.0476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8664">
                <text:p>0.718664</text:p>
              </table:table-cell>
              <table:table-cell office:value-type="float" office:value="0.5">
                <text:p>0.5</text:p>
              </table:table-cell>
              <table:table-cell office:value-type="float" office:value="0.047494">
                <text:p>0.047494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05831">
                <text:p>0.705831</text:p>
              </table:table-cell>
              <table:table-cell office:value-type="float" office:value="0.5">
                <text:p>0.5</text:p>
              </table:table-cell>
              <table:table-cell office:value-type="float" office:value="0.051889">
                <text:p>0.051889</text:p>
              </table:table-cell>
              <table:table-cell office:value-type="float" office:value="0.042872">
                <text:p>0.0428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92998">
                <text:p>0.692998</text:p>
              </table:table-cell>
              <table:table-cell office:value-type="float" office:value="0.5">
                <text:p>0.5</text:p>
              </table:table-cell>
              <table:table-cell office:value-type="float" office:value="0.056519">
                <text:p>0.056519</text:p>
              </table:table-cell>
              <table:table-cell office:value-type="float" office:value="0.040473">
                <text:p>0.0404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80165">
                <text:p>0.680165</text:p>
              </table:table-cell>
              <table:table-cell office:value-type="float" office:value="0.5">
                <text:p>0.5</text:p>
              </table:table-cell>
              <table:table-cell office:value-type="float" office:value="0.061082">
                <text:p>0.061082</text:p>
              </table:table-cell>
              <table:table-cell office:value-type="float" office:value="0.03807">
                <text:p>0.038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65633">
                <text:p>0.065633</text:p>
              </table:table-cell>
              <table:table-cell office:value-type="float" office:value="0.03308">
                <text:p>0.033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69833">
                <text:p>0.069833</text:p>
              </table:table-cell>
              <table:table-cell office:value-type="float" office:value="0.030647">
                <text:p>0.0306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71947">
                <text:p>0.071947</text:p>
              </table:table-cell>
              <table:table-cell office:value-type="float" office:value="0.030784">
                <text:p>0.0307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7217">
                <text:p>0.07217</text:p>
              </table:table-cell>
              <table:table-cell office:value-type="float" office:value="0.03093">
                <text:p>0.03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0331">
                <text:p>0.590331</text:p>
              </table:table-cell>
              <table:table-cell office:value-type="float" office:value="0.5">
                <text:p>0.5</text:p>
              </table:table-cell>
              <table:table-cell office:value-type="float" office:value="0.071918">
                <text:p>0.071918</text:p>
              </table:table-cell>
              <table:table-cell office:value-type="float" office:value="0.020764">
                <text:p>0.020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0.070676">
                <text:p>0.070676</text:p>
              </table:table-cell>
              <table:table-cell office:value-type="float" office:value="0.018277">
                <text:p>0.0182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68258">
                <text:p>0.068258</text:p>
              </table:table-cell>
              <table:table-cell office:value-type="float" office:value="0.015765">
                <text:p>0.0157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64274">
                <text:p>0.064274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60138">
                <text:p>0.060138</text:p>
              </table:table-cell>
              <table:table-cell office:value-type="float" office:value="0.013287">
                <text:p>0.013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55764">
                <text:p>0.055764</text:p>
              </table:table-cell>
              <table:table-cell office:value-type="float" office:value="0.010767">
                <text:p>0.010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5132">
                <text:p>0.05132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45977">
                <text:p>0.045977</text:p>
              </table:table-cell>
              <table:table-cell office:value-type="float" office:value="0.013457">
                <text:p>0.013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40441">
                <text:p>0.040441</text:p>
              </table:table-cell>
              <table:table-cell office:value-type="float" office:value="0.013531">
                <text:p>0.013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3486">
                <text:p>0.03486</text:p>
              </table:table-cell>
              <table:table-cell office:value-type="float" office:value="0.016186">
                <text:p>0.016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29421">
                <text:p>0.029421</text:p>
              </table:table-cell>
              <table:table-cell office:value-type="float" office:value="0.016271">
                <text:p>0.0162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23761">
                <text:p>0.023761</text:p>
              </table:table-cell>
              <table:table-cell office:value-type="float" office:value="0.016348">
                <text:p>0.0163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0.018848">
                <text:p>0.018848</text:p>
              </table:table-cell>
              <table:table-cell office:value-type="float" office:value="0.018996">
                <text:p>0.018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15278">
                <text:p>0.015278</text:p>
              </table:table-cell>
              <table:table-cell office:value-type="float" office:value="0.016492">
                <text:p>0.016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0.013564">
                <text:p>0.013564</text:p>
              </table:table-cell>
              <table:table-cell office:value-type="float" office:value="0.019129">
                <text:p>0.019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90331">
                <text:p>0.590331</text:p>
              </table:table-cell>
              <table:table-cell office:value-type="float" office:value="0.5">
                <text:p>0.5</text:p>
              </table:table-cell>
              <table:table-cell office:value-type="float" office:value="0.012511">
                <text:p>0.012511</text:p>
              </table:table-cell>
              <table:table-cell office:value-type="float" office:value="0.02178">
                <text:p>0.021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11414">
                <text:p>0.011414</text:p>
              </table:table-cell>
              <table:table-cell office:value-type="float" office:value="0.02703">
                <text:p>0.027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1165">
                <text:p>0.01165</text:p>
              </table:table-cell>
              <table:table-cell office:value-type="float" office:value="0.03232">
                <text:p>0.032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13569">
                <text:p>0.013569</text:p>
              </table:table-cell>
              <table:table-cell office:value-type="float" office:value="0.032484">
                <text:p>0.032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1622">
                <text:p>0.01622</text:p>
              </table:table-cell>
              <table:table-cell office:value-type="float" office:value="0.035224">
                <text:p>0.0352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1904">
                <text:p>0.01904</text:p>
              </table:table-cell>
              <table:table-cell office:value-type="float" office:value="0.035384">
                <text:p>0.035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0.021994">
                <text:p>0.021994</text:p>
              </table:table-cell>
              <table:table-cell office:value-type="float" office:value="0.038111">
                <text:p>0.038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7331">
                <text:p>0.667331</text:p>
              </table:table-cell>
              <table:table-cell office:value-type="float" office:value="0.5">
                <text:p>0.5</text:p>
              </table:table-cell>
              <table:table-cell office:value-type="float" office:value="0.024877">
                <text:p>0.024877</text:p>
              </table:table-cell>
              <table:table-cell office:value-type="float" office:value="0.038264">
                <text:p>0.0382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27958">
                <text:p>0.027958</text:p>
              </table:table-cell>
              <table:table-cell office:value-type="float" office:value="0.035835">
                <text:p>0.035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4498">
                <text:p>0.654498</text:p>
              </table:table-cell>
              <table:table-cell office:value-type="float" office:value="0.5">
                <text:p>0.5</text:p>
              </table:table-cell>
              <table:table-cell office:value-type="float" office:value="0.030818">
                <text:p>0.030818</text:p>
              </table:table-cell>
              <table:table-cell office:value-type="float" office:value="0.03597">
                <text:p>0.035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33795">
                <text:p>0.033795</text:p>
              </table:table-cell>
              <table:table-cell office:value-type="float" office:value="0.033523">
                <text:p>0.033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1665">
                <text:p>0.641665</text:p>
              </table:table-cell>
              <table:table-cell office:value-type="float" office:value="0.5">
                <text:p>0.5</text:p>
              </table:table-cell>
              <table:table-cell office:value-type="float" office:value="0.036486">
                <text:p>0.036486</text:p>
              </table:table-cell>
              <table:table-cell office:value-type="float" office:value="0.033647">
                <text:p>0.033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8831">
                <text:p>0.628831</text:p>
              </table:table-cell>
              <table:table-cell office:value-type="float" office:value="0.5">
                <text:p>0.5</text:p>
              </table:table-cell>
              <table:table-cell office:value-type="float" office:value="0.039476">
                <text:p>0.039476</text:p>
              </table:table-cell>
              <table:table-cell office:value-type="float" office:value="0.031196">
                <text:p>0.031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4231">
                <text:p>0.04231</text:p>
              </table:table-cell>
              <table:table-cell office:value-type="float" office:value="0.028737">
                <text:p>0.0287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44747">
                <text:p>0.044747</text:p>
              </table:table-cell>
              <table:table-cell office:value-type="float" office:value="0.028848">
                <text:p>0.0288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5998">
                <text:p>0.615998</text:p>
              </table:table-cell>
              <table:table-cell office:value-type="float" office:value="0.5">
                <text:p>0.5</text:p>
              </table:table-cell>
              <table:table-cell office:value-type="float" office:value="0.047097">
                <text:p>0.047097</text:p>
              </table:table-cell>
              <table:table-cell office:value-type="float" office:value="0.028963">
                <text:p>0.028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03165">
                <text:p>0.603165</text:p>
              </table:table-cell>
              <table:table-cell office:value-type="float" office:value="0.5">
                <text:p>0.5</text:p>
              </table:table-cell>
              <table:table-cell office:value-type="float" office:value="0.049303">
                <text:p>0.049303</text:p>
              </table:table-cell>
              <table:table-cell office:value-type="float" office:value="0.026504">
                <text:p>0.0265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0331">
                <text:p>0.590331</text:p>
              </table:table-cell>
              <table:table-cell office:value-type="float" office:value="0.5">
                <text:p>0.5</text:p>
              </table:table-cell>
              <table:table-cell office:value-type="float" office:value="0.051619">
                <text:p>0.051619</text:p>
              </table:table-cell>
              <table:table-cell office:value-type="float" office:value="0.024034">
                <text:p>0.0240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77498">
                <text:p>0.577498</text:p>
              </table:table-cell>
              <table:table-cell office:value-type="float" office:value="0.5">
                <text:p>0.5</text:p>
              </table:table-cell>
              <table:table-cell office:value-type="float" office:value="0.053722">
                <text:p>0.053722</text:p>
              </table:table-cell>
              <table:table-cell office:value-type="float" office:value="0.021545">
                <text:p>0.0215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55582">
                <text:p>0.055582</text:p>
              </table:table-cell>
              <table:table-cell office:value-type="float" office:value="0.019037">
                <text:p>0.0190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56896">
                <text:p>0.056896</text:p>
              </table:table-cell>
              <table:table-cell office:value-type="float" office:value="0.016514">
                <text:p>0.0165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57258">
                <text:p>0.057258</text:p>
              </table:table-cell>
              <table:table-cell office:value-type="float" office:value="0.016558">
                <text:p>0.0165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57601">
                <text:p>0.057601</text:p>
              </table:table-cell>
              <table:table-cell office:value-type="float" office:value="0.014028">
                <text:p>0.014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56364">
                <text:p>0.056364</text:p>
              </table:table-cell>
              <table:table-cell office:value-type="float" office:value="0.01149">
                <text:p>0.01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53865">
                <text:p>0.053865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50493">
                <text:p>0.050493</text:p>
              </table:table-cell>
              <table:table-cell office:value-type="float" office:value="0.00381">
                <text:p>0.00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47019">
                <text:p>0.047019</text:p>
              </table:table-cell>
              <table:table-cell office:value-type="float" office:value="0.003794">
                <text:p>0.0037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42771">
                <text:p>0.042771</text:p>
              </table:table-cell>
              <table:table-cell office:value-type="float" office:value="0.003775">
                <text:p>0.0037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38254">
                <text:p>0.038254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33749">
                <text:p>0.033749</text:p>
              </table:table-cell>
              <table:table-cell office:value-type="float" office:value="0.003761">
                <text:p>0.0037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911">
                <text:p>0.02911</text:p>
              </table:table-cell>
              <table:table-cell office:value-type="float" office:value="0.006346">
                <text:p>0.0063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4496">
                <text:p>0.024496</text:p>
              </table:table-cell>
              <table:table-cell office:value-type="float" office:value="0.006367">
                <text:p>0.0063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19762">
                <text:p>0.019762</text:p>
              </table:table-cell>
              <table:table-cell office:value-type="float" office:value="0.003806">
                <text:p>0.003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4816">
                <text:p>0.014816</text:p>
              </table:table-cell>
              <table:table-cell office:value-type="float" office:value="0.006381">
                <text:p>0.0063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1367">
                <text:p>0.011367</text:p>
              </table:table-cell>
              <table:table-cell office:value-type="float" office:value="0.006382">
                <text:p>0.0063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0218">
                <text:p>0.010218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09454">
                <text:p>0.009454</text:p>
              </table:table-cell>
              <table:table-cell office:value-type="float" office:value="0.01412">
                <text:p>0.01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09528">
                <text:p>0.009528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10786">
                <text:p>0.010786</text:p>
              </table:table-cell>
              <table:table-cell office:value-type="float" office:value="0.016803">
                <text:p>0.0168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12716">
                <text:p>0.012716</text:p>
              </table:table-cell>
              <table:table-cell office:value-type="float" office:value="0.019449">
                <text:p>0.0194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14372">
                <text:p>0.014372</text:p>
              </table:table-cell>
              <table:table-cell office:value-type="float" office:value="0.019522">
                <text:p>0.019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16629">
                <text:p>0.016629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19057">
                <text:p>0.019057</text:p>
              </table:table-cell>
              <table:table-cell office:value-type="float" office:value="0.019638">
                <text:p>0.0196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21443">
                <text:p>0.021443</text:p>
              </table:table-cell>
              <table:table-cell office:value-type="float" office:value="0.019686">
                <text:p>0.0196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0.023635">
                <text:p>0.023635</text:p>
              </table:table-cell>
              <table:table-cell office:value-type="float" office:value="0.019733">
                <text:p>0.0197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25498">
                <text:p>0.025498</text:p>
              </table:table-cell>
              <table:table-cell office:value-type="float" office:value="0.017205">
                <text:p>0.0172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27141">
                <text:p>0.027141</text:p>
              </table:table-cell>
              <table:table-cell office:value-type="float" office:value="0.017245">
                <text:p>0.0172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28539">
                <text:p>0.028539</text:p>
              </table:table-cell>
              <table:table-cell office:value-type="float" office:value="0.012126">
                <text:p>0.0121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29604">
                <text:p>0.029604</text:p>
              </table:table-cell>
              <table:table-cell office:value-type="float" office:value="0.00956">
                <text:p>0.009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30251">
                <text:p>0.030251</text:p>
              </table:table-cell>
              <table:table-cell office:value-type="float" office:value="0.006978">
                <text:p>0.0069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9878">
                <text:p>0.029878</text:p>
              </table:table-cell>
              <table:table-cell office:value-type="float" office:value="0.006967">
                <text:p>0.006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28145">
                <text:p>0.028145</text:p>
              </table:table-cell>
              <table:table-cell office:value-type="float" office:value="0.012126">
                <text:p>0.012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25984">
                <text:p>0.025984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23848">
                <text:p>0.023848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21177">
                <text:p>0.021177</text:p>
              </table:table-cell>
              <table:table-cell office:value-type="float" office:value="0.004519">
                <text:p>0.0045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18518">
                <text:p>0.018518</text:p>
              </table:table-cell>
              <table:table-cell office:value-type="float" office:value="0.004506">
                <text:p>0.0045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6027">
                <text:p>0.016027</text:p>
              </table:table-cell>
              <table:table-cell office:value-type="float" office:value="-0.000683">
                <text:p>-0.0006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13952">
                <text:p>0.013952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12534">
                <text:p>0.012534</text:p>
              </table:table-cell>
              <table:table-cell office:value-type="float" office:value="0.004397">
                <text:p>0.0043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2508">
                <text:p>0.012508</text:p>
              </table:table-cell>
              <table:table-cell office:value-type="float" office:value="0.006974">
                <text:p>0.0069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12635">
                <text:p>0.012635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13329">
                <text:p>0.013329</text:p>
              </table:table-cell>
              <table:table-cell office:value-type="float" office:value="0.012198">
                <text:p>0.0121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14428">
                <text:p>0.014428</text:p>
              </table:table-cell>
              <table:table-cell office:value-type="float" office:value="0.012248">
                <text:p>0.0122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15903">
                <text:p>0.015903</text:p>
              </table:table-cell>
              <table:table-cell office:value-type="float" office:value="0.012287">
                <text:p>0.012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17424">
                <text:p>0.017424</text:p>
              </table:table-cell>
              <table:table-cell office:value-type="float" office:value="0.009731">
                <text:p>0.0097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18562">
                <text:p>0.018562</text:p>
              </table:table-cell>
              <table:table-cell office:value-type="float" office:value="0.009727">
                <text:p>0.009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19336">
                <text:p>0.019336</text:p>
              </table:table-cell>
              <table:table-cell office:value-type="float" office:value="0.009717">
                <text:p>0.0097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045">
                <text:p>0.02045</text:p>
              </table:table-cell>
              <table:table-cell office:value-type="float" office:value="0.007131">
                <text:p>0.0071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1441">
                <text:p>0.021441</text:p>
              </table:table-cell>
              <table:table-cell office:value-type="float" office:value="0.007117">
                <text:p>0.007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22033">
                <text:p>0.022033</text:p>
              </table:table-cell>
              <table:table-cell office:value-type="float" office:value="0.009691">
                <text:p>0.0096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22404">
                <text:p>0.022404</text:p>
              </table:table-cell>
              <table:table-cell office:value-type="float" office:value="0.007129">
                <text:p>0.0071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22627">
                <text:p>0.022627</text:p>
              </table:table-cell>
              <table:table-cell office:value-type="float" office:value="0.004557">
                <text:p>0.0045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22761">
                <text:p>0.022761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2672">
                <text:p>0.022672</text:p>
              </table:table-cell>
              <table:table-cell office:value-type="float" office:value="-0.000628">
                <text:p>-0.0006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2328">
                <text:p>0.022328</text:p>
              </table:table-cell>
              <table:table-cell office:value-type="float" office:value="-0.000677">
                <text:p>-0.0006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1817">
                <text:p>0.021817</text:p>
              </table:table-cell>
              <table:table-cell office:value-type="float" office:value="-0.000725">
                <text:p>-0.0007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118">
                <text:p>0.02118</text:p>
              </table:table-cell>
              <table:table-cell office:value-type="float" office:value="-0.000766">
                <text:p>-0.0007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0291">
                <text:p>0.020291</text:p>
              </table:table-cell>
              <table:table-cell office:value-type="float" office:value="-0.000798">
                <text:p>-0.0007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9234">
                <text:p>0.019234</text:p>
              </table:table-cell>
              <table:table-cell office:value-type="float" office:value="0.001757">
                <text:p>0.0017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17994">
                <text:p>0.017994</text:p>
              </table:table-cell>
              <table:table-cell office:value-type="float" office:value="-0.005993">
                <text:p>-0.0059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6657">
                <text:p>0.016657</text:p>
              </table:table-cell>
              <table:table-cell office:value-type="float" office:value="-0.000892">
                <text:p>-0.0008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1522">
                <text:p>0.01522</text:p>
              </table:table-cell>
              <table:table-cell office:value-type="float" office:value="-0.003512">
                <text:p>-0.003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3618">
                <text:p>0.013618</text:p>
              </table:table-cell>
              <table:table-cell office:value-type="float" office:value="-0.000984">
                <text:p>-0.000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1185">
                <text:p>0.01185</text:p>
              </table:table-cell>
              <table:table-cell office:value-type="float" office:value="-0.003599">
                <text:p>-0.0035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9928">
                <text:p>0.009928</text:p>
              </table:table-cell>
              <table:table-cell office:value-type="float" office:value="-0.003649">
                <text:p>-0.0036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7766">
                <text:p>0.007766</text:p>
              </table:table-cell>
              <table:table-cell office:value-type="float" office:value="-0.0037">
                <text:p>-0.00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5489">
                <text:p>0.005489</text:p>
              </table:table-cell>
              <table:table-cell office:value-type="float" office:value="-0.003753">
                <text:p>-0.0037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2986">
                <text:p>0.002986</text:p>
              </table:table-cell>
              <table:table-cell office:value-type="float" office:value="-0.006385">
                <text:p>-0.0063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046">
                <text:p>0.00046</text:p>
              </table:table-cell>
              <table:table-cell office:value-type="float" office:value="-0.006452">
                <text:p>-0.0064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1092">
                <text:p>-0.001092</text:p>
              </table:table-cell>
              <table:table-cell office:value-type="float" office:value="-0.003939">
                <text:p>-0.0039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2084">
                <text:p>-0.002084</text:p>
              </table:table-cell>
              <table:table-cell office:value-type="float" office:value="-0.003987">
                <text:p>-0.0039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376">
                <text:p>-0.002376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2737">
                <text:p>-0.002737</text:p>
              </table:table-cell>
              <table:table-cell office:value-type="float" office:value="0.003704">
                <text:p>0.0037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3249">
                <text:p>-0.003249</text:p>
              </table:table-cell>
              <table:table-cell office:value-type="float" office:value="0.003713">
                <text:p>0.0037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932">
                <text:p>-0.002932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866">
                <text:p>-0.002866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3033">
                <text:p>-0.003033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3104">
                <text:p>-0.003104</text:p>
              </table:table-cell>
              <table:table-cell office:value-type="float" office:value="0.003616">
                <text:p>0.0036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238">
                <text:p>-0.00238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172">
                <text:p>-0.00172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1215">
                <text:p>-0.001215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0897">
                <text:p>-0.000897</text:p>
              </table:table-cell>
              <table:table-cell office:value-type="float" office:value="0.003552">
                <text:p>0.003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047">
                <text:p>-0.00047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0215">
                <text:p>-0.000215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0144">
                <text:p>-0.000144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012">
                <text:p>-0.00012</text:p>
              </table:table-cell>
              <table:table-cell office:value-type="float" office:value="0.003537">
                <text:p>0.0035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518">
                <text:p>0.003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0194">
                <text:p>-0.000194</text:p>
              </table:table-cell>
              <table:table-cell office:value-type="float" office:value="0.003481">
                <text:p>0.0034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077">
                <text:p>0.000077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293">
                <text:p>0.000293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602">
                <text:p>0.000602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0438">
                <text:p>0.000438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831">
                <text:p>0.0008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1518">
                <text:p>0.001518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2276">
                <text:p>0.002276</text:p>
              </table:table-cell>
              <table:table-cell office:value-type="float" office:value="0.005924">
                <text:p>0.0059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3378">
                <text:p>0.003378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4557">
                <text:p>0.004557</text:p>
              </table:table-cell>
              <table:table-cell office:value-type="float" office:value="0.003373">
                <text:p>0.0033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5806">
                <text:p>0.005806</text:p>
              </table:table-cell>
              <table:table-cell office:value-type="float" office:value="0.005945">
                <text:p>0.0059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7304">
                <text:p>0.007304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8507">
                <text:p>0.008507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945">
                <text:p>0.00945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0109">
                <text:p>0.010109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0702">
                <text:p>0.010702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123">
                <text:p>0.01123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867">
                <text:p>0.011867</text:p>
              </table:table-cell>
              <table:table-cell office:value-type="float" office:value="-0.001976">
                <text:p>-0.001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2343">
                <text:p>0.012343</text:p>
              </table:table-cell>
              <table:table-cell office:value-type="float" office:value="-0.002009">
                <text:p>-0.002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2491">
                <text:p>0.012491</text:p>
              </table:table-cell>
              <table:table-cell office:value-type="float" office:value="-0.002046">
                <text:p>-0.0020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12325">
                <text:p>0.012325</text:p>
              </table:table-cell>
              <table:table-cell office:value-type="float" office:value="-0.004664">
                <text:p>-0.0046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11879">
                <text:p>0.011879</text:p>
              </table:table-cell>
              <table:table-cell office:value-type="float" office:value="-0.007297">
                <text:p>-0.0072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1115">
                <text:p>0.01115</text:p>
              </table:table-cell>
              <table:table-cell office:value-type="float" office:value="-0.007368">
                <text:p>-0.0073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1029">
                <text:p>0.01029</text:p>
              </table:table-cell>
              <table:table-cell office:value-type="float" office:value="-0.004858">
                <text:p>-0.0048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9096">
                <text:p>0.009096</text:p>
              </table:table-cell>
              <table:table-cell office:value-type="float" office:value="-0.004905">
                <text:p>-0.0049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7614">
                <text:p>0.007614</text:p>
              </table:table-cell>
              <table:table-cell office:value-type="float" office:value="-0.007524">
                <text:p>-0.007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0.005814">
                <text:p>0.005814</text:p>
              </table:table-cell>
              <table:table-cell office:value-type="float" office:value="-0.010159">
                <text:p>-0.0101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0.003645">
                <text:p>0.003645</text:p>
              </table:table-cell>
              <table:table-cell office:value-type="float" office:value="-0.010238">
                <text:p>-0.0102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1206">
                <text:p>0.001206</text:p>
              </table:table-cell>
              <table:table-cell office:value-type="float" office:value="-0.007741">
                <text:p>-0.0077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1617">
                <text:p>-0.001617</text:p>
              </table:table-cell>
              <table:table-cell office:value-type="float" office:value="-0.005224">
                <text:p>-0.0052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4476">
                <text:p>-0.004476</text:p>
              </table:table-cell>
              <table:table-cell office:value-type="float" office:value="-0.005263">
                <text:p>-0.0052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6115">
                <text:p>-0.006115</text:p>
              </table:table-cell>
              <table:table-cell office:value-type="float" office:value="-0.007879">
                <text:p>-0.0078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-0.007889">
                <text:p>-0.007889</text:p>
              </table:table-cell>
              <table:table-cell office:value-type="float" office:value="-0.010518">
                <text:p>-0.0105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-0.009256">
                <text:p>-0.009256</text:p>
              </table:table-cell>
              <table:table-cell office:value-type="float" office:value="-0.010604">
                <text:p>-0.0106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0961">
                <text:p>-0.010961</text:p>
              </table:table-cell>
              <table:table-cell office:value-type="float" office:value="-0.002953">
                <text:p>-0.0029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2701">
                <text:p>-0.012701</text:p>
              </table:table-cell>
              <table:table-cell office:value-type="float" office:value="-0.002989">
                <text:p>-0.002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3336">
                <text:p>-0.013336</text:p>
              </table:table-cell>
              <table:table-cell office:value-type="float" office:value="-0.003011">
                <text:p>-0.0030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12793">
                <text:p>-0.012793</text:p>
              </table:table-cell>
              <table:table-cell office:value-type="float" office:value="-0.000453">
                <text:p>-0.0004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12112">
                <text:p>-0.012112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1141">
                <text:p>-0.01141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10101">
                <text:p>-0.010101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8577">
                <text:p>-0.008577</text:p>
              </table:table-cell>
              <table:table-cell office:value-type="float" office:value="0.004675">
                <text:p>0.0046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7703">
                <text:p>-0.007703</text:p>
              </table:table-cell>
              <table:table-cell office:value-type="float" office:value="0.002085">
                <text:p>0.0020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6932">
                <text:p>-0.006932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5651">
                <text:p>-0.005651</text:p>
              </table:table-cell>
              <table:table-cell office:value-type="float" office:value="0.002028">
                <text:p>0.0020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4912">
                <text:p>-0.004912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4779">
                <text:p>-0.004779</text:p>
              </table:table-cell>
              <table:table-cell office:value-type="float" office:value="0.001985">
                <text:p>0.001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5428">
                <text:p>-0.005428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6575">
                <text:p>-0.006575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7313">
                <text:p>-0.007313</text:p>
              </table:table-cell>
              <table:table-cell office:value-type="float" office:value="-0.000623">
                <text:p>-0.0006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7444">
                <text:p>-0.007444</text:p>
              </table:table-cell>
              <table:table-cell office:value-type="float" office:value="-0.000649">
                <text:p>-0.0006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7737">
                <text:p>-0.007737</text:p>
              </table:table-cell>
              <table:table-cell office:value-type="float" office:value="-0.000678">
                <text:p>-0.0006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133">
                <text:p>-0.008133</text:p>
              </table:table-cell>
              <table:table-cell office:value-type="float" office:value="-0.000707">
                <text:p>-0.0007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7249">
                <text:p>-0.007249</text:p>
              </table:table-cell>
              <table:table-cell office:value-type="float" office:value="-0.000732">
                <text:p>-0.0007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6176">
                <text:p>-0.006176</text:p>
              </table:table-cell>
              <table:table-cell office:value-type="float" office:value="0.001827">
                <text:p>0.0018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4906">
                <text:p>-0.004906</text:p>
              </table:table-cell>
              <table:table-cell office:value-type="float" office:value="0.004404">
                <text:p>0.0044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3684">
                <text:p>-0.003684</text:p>
              </table:table-cell>
              <table:table-cell office:value-type="float" office:value="0.004419">
                <text:p>0.0044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1317">
                <text:p>-0.001317</text:p>
              </table:table-cell>
              <table:table-cell office:value-type="float" office:value="0.004432">
                <text:p>0.0044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1006">
                <text:p>0.001006</text:p>
              </table:table-cell>
              <table:table-cell office:value-type="float" office:value="0.004437">
                <text:p>0.0044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03139">
                <text:p>0.003139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4812">
                <text:p>0.004812</text:p>
              </table:table-cell>
              <table:table-cell office:value-type="float" office:value="0.004442">
                <text:p>0.0044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06469">
                <text:p>0.006469</text:p>
              </table:table-cell>
              <table:table-cell office:value-type="float" office:value="0.004435">
                <text:p>0.004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796">
                <text:p>0.00796</text:p>
              </table:table-cell>
              <table:table-cell office:value-type="float" office:value="0.001844">
                <text:p>0.001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8977">
                <text:p>0.008977</text:p>
              </table:table-cell>
              <table:table-cell office:value-type="float" office:value="0.001819">
                <text:p>0.0018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0183">
                <text:p>0.010183</text:p>
              </table:table-cell>
              <table:table-cell office:value-type="float" office:value="-0.003366">
                <text:p>-0.0033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142">
                <text:p>0.011142</text:p>
              </table:table-cell>
              <table:table-cell office:value-type="float" office:value="-0.003417">
                <text:p>-0.0034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688">
                <text:p>0.011688</text:p>
              </table:table-cell>
              <table:table-cell office:value-type="float" office:value="-0.003466">
                <text:p>-0.0034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816">
                <text:p>0.011816</text:p>
              </table:table-cell>
              <table:table-cell office:value-type="float" office:value="-0.003505">
                <text:p>-0.003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537">
                <text:p>0.011537</text:p>
              </table:table-cell>
              <table:table-cell office:value-type="float" office:value="-0.003534">
                <text:p>-0.0035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0779">
                <text:p>0.010779</text:p>
              </table:table-cell>
              <table:table-cell office:value-type="float" office:value="-0.003559">
                <text:p>-0.0035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9574">
                <text:p>0.009574</text:p>
              </table:table-cell>
              <table:table-cell office:value-type="float" office:value="-0.008744">
                <text:p>-0.008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7952">
                <text:p>0.007952</text:p>
              </table:table-cell>
              <table:table-cell office:value-type="float" office:value="-0.008807">
                <text:p>-0.0088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5907">
                <text:p>0.005907</text:p>
              </table:table-cell>
              <table:table-cell office:value-type="float" office:value="-0.008877">
                <text:p>-0.0088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3523">
                <text:p>0.003523</text:p>
              </table:table-cell>
              <table:table-cell office:value-type="float" office:value="-0.008947">
                <text:p>-0.008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1025">
                <text:p>0.001025</text:p>
              </table:table-cell>
              <table:table-cell office:value-type="float" office:value="-0.009011">
                <text:p>-0.009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1303">
                <text:p>-0.001303</text:p>
              </table:table-cell>
              <table:table-cell office:value-type="float" office:value="-0.009069">
                <text:p>-0.0090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3125">
                <text:p>-0.003125</text:p>
              </table:table-cell>
              <table:table-cell office:value-type="float" office:value="-0.009125">
                <text:p>-0.009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4496">
                <text:p>-0.004496</text:p>
              </table:table-cell>
              <table:table-cell office:value-type="float" office:value="-0.006601">
                <text:p>-0.006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5524">
                <text:p>-0.005524</text:p>
              </table:table-cell>
              <table:table-cell office:value-type="float" office:value="-0.006642">
                <text:p>-0.006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6609">
                <text:p>-0.006609</text:p>
              </table:table-cell>
              <table:table-cell office:value-type="float" office:value="-0.006684">
                <text:p>-0.0066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7524">
                <text:p>-0.007524</text:p>
              </table:table-cell>
              <table:table-cell office:value-type="float" office:value="-0.00415">
                <text:p>-0.004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7837">
                <text:p>-0.007837</text:p>
              </table:table-cell>
              <table:table-cell office:value-type="float" office:value="-0.004184">
                <text:p>-0.0041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801">
                <text:p>-0.00801</text:p>
              </table:table-cell>
              <table:table-cell office:value-type="float" office:value="-0.004221">
                <text:p>-0.0042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8157">
                <text:p>-0.008157</text:p>
              </table:table-cell>
              <table:table-cell office:value-type="float" office:value="-0.004261">
                <text:p>-0.0042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8429">
                <text:p>-0.008429</text:p>
              </table:table-cell>
              <table:table-cell office:value-type="float" office:value="-0.004305">
                <text:p>-0.0043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874">
                <text:p>-0.008874</text:p>
              </table:table-cell>
              <table:table-cell office:value-type="float" office:value="-0.001769">
                <text:p>-0.0017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884">
                <text:p>-0.008884</text:p>
              </table:table-cell>
              <table:table-cell office:value-type="float" office:value="-0.001796">
                <text:p>-0.0017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542">
                <text:p>-0.008542</text:p>
              </table:table-cell>
              <table:table-cell office:value-type="float" office:value="-0.001819">
                <text:p>-0.0018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435">
                <text:p>-0.008435</text:p>
              </table:table-cell>
              <table:table-cell office:value-type="float" office:value="-0.001843">
                <text:p>-0.0018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8754">
                <text:p>-0.008754</text:p>
              </table:table-cell>
              <table:table-cell office:value-type="float" office:value="-0.004449">
                <text:p>-0.0044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925">
                <text:p>-0.008925</text:p>
              </table:table-cell>
              <table:table-cell office:value-type="float" office:value="-0.001914">
                <text:p>-0.0019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906">
                <text:p>-0.008906</text:p>
              </table:table-cell>
              <table:table-cell office:value-type="float" office:value="-0.001945">
                <text:p>-0.0019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8363">
                <text:p>-0.008363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7795">
                <text:p>-0.007795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7623">
                <text:p>-0.007623</text:p>
              </table:table-cell>
              <table:table-cell office:value-type="float" office:value="-0.001981">
                <text:p>-0.0019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707">
                <text:p>-0.00707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6575">
                <text:p>-0.006575</text:p>
              </table:table-cell>
              <table:table-cell office:value-type="float" office:value="-0.002021">
                <text:p>-0.002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6139">
                <text:p>-0.006139</text:p>
              </table:table-cell>
              <table:table-cell office:value-type="float" office:value="-0.002052">
                <text:p>-0.002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5621">
                <text:p>-0.005621</text:p>
              </table:table-cell>
              <table:table-cell office:value-type="float" office:value="0.000495">
                <text:p>0.0004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5097">
                <text:p>-0.005097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4208">
                <text:p>-0.004208</text:p>
              </table:table-cell>
              <table:table-cell office:value-type="float" office:value="0.000473">
                <text:p>0.0004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3604">
                <text:p>-0.003604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3635">
                <text:p>-0.003635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03293">
                <text:p>-0.003293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294">
                <text:p>-0.00294</text:p>
              </table:table-cell>
              <table:table-cell office:value-type="float" office:value="-0.004714">
                <text:p>-0.0047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505">
                <text:p>-0.002505</text:p>
              </table:table-cell>
              <table:table-cell office:value-type="float" office:value="-0.002181">
                <text:p>-0.0021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468">
                <text:p>-0.002468</text:p>
              </table:table-cell>
              <table:table-cell office:value-type="float" office:value="-0.002219">
                <text:p>-0.0022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743">
                <text:p>-0.002743</text:p>
              </table:table-cell>
              <table:table-cell office:value-type="float" office:value="-0.002252">
                <text:p>-0.0022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2544">
                <text:p>-0.002544</text:p>
              </table:table-cell>
              <table:table-cell office:value-type="float" office:value="-0.002277">
                <text:p>-0.0022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2148">
                <text:p>-0.002148</text:p>
              </table:table-cell>
              <table:table-cell office:value-type="float" office:value="-0.004877">
                <text:p>-0.0048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1155">
                <text:p>-0.001155</text:p>
              </table:table-cell>
              <table:table-cell office:value-type="float" office:value="-0.002331">
                <text:p>-0.0023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00389">
                <text:p>-0.000389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0941">
                <text:p>0.000941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1672">
                <text:p>0.001672</text:p>
              </table:table-cell>
              <table:table-cell office:value-type="float" office:value="-0.002361">
                <text:p>-0.0023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2253">
                <text:p>0.002253</text:p>
              </table:table-cell>
              <table:table-cell office:value-type="float" office:value="-0.002391">
                <text:p>-0.0023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2542">
                <text:p>0.002542</text:p>
              </table:table-cell>
              <table:table-cell office:value-type="float" office:value="-0.002427">
                <text:p>-0.0024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2755">
                <text:p>0.002755</text:p>
              </table:table-cell>
              <table:table-cell office:value-type="float" office:value="-0.002464">
                <text:p>-0.0024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03018">
                <text:p>0.003018</text:p>
              </table:table-cell>
              <table:table-cell office:value-type="float" office:value="-0.002495">
                <text:p>-0.0024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3642">
                <text:p>0.003642</text:p>
              </table:table-cell>
              <table:table-cell office:value-type="float" office:value="-0.005101">
                <text:p>-0.005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3814">
                <text:p>0.003814</text:p>
              </table:table-cell>
              <table:table-cell office:value-type="float" office:value="-0.005141">
                <text:p>-0.0051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364">
                <text:p>0.00364</text:p>
              </table:table-cell>
              <table:table-cell office:value-type="float" office:value="-0.007761">
                <text:p>-0.0077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3126">
                <text:p>0.003126</text:p>
              </table:table-cell>
              <table:table-cell office:value-type="float" office:value="-0.007817">
                <text:p>-0.0078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2677">
                <text:p>0.002677</text:p>
              </table:table-cell>
              <table:table-cell office:value-type="float" office:value="-0.007871">
                <text:p>-0.0078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2028">
                <text:p>0.002028</text:p>
              </table:table-cell>
              <table:table-cell office:value-type="float" office:value="-0.00534">
                <text:p>-0.005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0994">
                <text:p>0.000994</text:p>
              </table:table-cell>
              <table:table-cell office:value-type="float" office:value="-0.005368">
                <text:p>-0.0053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00551">
                <text:p>0.000551</text:p>
              </table:table-cell>
              <table:table-cell office:value-type="float" office:value="-0.010554">
                <text:p>-0.0105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0.000105">
                <text:p>0.000105</text:p>
              </table:table-cell>
              <table:table-cell office:value-type="float" office:value="-0.013196">
                <text:p>-0.0131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0338">
                <text:p>-0.000338</text:p>
              </table:table-cell>
              <table:table-cell office:value-type="float" office:value="-0.010704">
                <text:p>-0.0107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0502">
                <text:p>-0.000502</text:p>
              </table:table-cell>
              <table:table-cell office:value-type="float" office:value="-0.008198">
                <text:p>-0.0081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0134">
                <text:p>-0.000134</text:p>
              </table:table-cell>
              <table:table-cell office:value-type="float" office:value="-0.008245">
                <text:p>-0.0082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0077">
                <text:p>0.000077</text:p>
              </table:table-cell>
              <table:table-cell office:value-type="float" office:value="-0.005702">
                <text:p>-0.0057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0143">
                <text:p>-0.000143</text:p>
              </table:table-cell>
              <table:table-cell office:value-type="float" office:value="-0.005723">
                <text:p>-0.0057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0523">
                <text:p>-0.000523</text:p>
              </table:table-cell>
              <table:table-cell office:value-type="float" office:value="-0.008328">
                <text:p>-0.0083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-0.001175">
                <text:p>-0.001175</text:p>
              </table:table-cell>
              <table:table-cell office:value-type="float" office:value="-0.01354">
                <text:p>-0.013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2002">
                <text:p>-0.002002</text:p>
              </table:table-cell>
              <table:table-cell office:value-type="float" office:value="-0.011055">
                <text:p>-0.0110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3107">
                <text:p>-0.003107</text:p>
              </table:table-cell>
              <table:table-cell office:value-type="float" office:value="-0.011139">
                <text:p>-0.0111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4644">
                <text:p>-0.004644</text:p>
              </table:table-cell>
              <table:table-cell office:value-type="float" office:value="-0.008633">
                <text:p>-0.0086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0645">
                <text:p>-0.00645</text:p>
              </table:table-cell>
              <table:table-cell office:value-type="float" office:value="-0.006097">
                <text:p>-0.0060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0831">
                <text:p>-0.00831</text:p>
              </table:table-cell>
              <table:table-cell office:value-type="float" office:value="-0.011278">
                <text:p>-0.0112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-0.009753">
                <text:p>-0.009753</text:p>
              </table:table-cell>
              <table:table-cell office:value-type="float" office:value="-0.013912">
                <text:p>-0.0139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11099">
                <text:p>-0.011099</text:p>
              </table:table-cell>
              <table:table-cell office:value-type="float" office:value="-0.011414">
                <text:p>-0.0114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2871">
                <text:p>-0.012871</text:p>
              </table:table-cell>
              <table:table-cell office:value-type="float" office:value="-0.006326">
                <text:p>-0.006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14915">
                <text:p>-0.014915</text:p>
              </table:table-cell>
              <table:table-cell office:value-type="float" office:value="-0.003779">
                <text:p>-0.0037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17153">
                <text:p>-0.017153</text:p>
              </table:table-cell>
              <table:table-cell office:value-type="float" office:value="-0.003785">
                <text:p>-0.0037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947">
                <text:p>-0.01947</text:p>
              </table:table-cell>
              <table:table-cell office:value-type="float" office:value="-0.006372">
                <text:p>-0.006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20728">
                <text:p>-0.020728</text:p>
              </table:table-cell>
              <table:table-cell office:value-type="float" office:value="-0.006408">
                <text:p>-0.0064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22011">
                <text:p>-0.022011</text:p>
              </table:table-cell>
              <table:table-cell office:value-type="float" office:value="-0.003876">
                <text:p>-0.0038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23135">
                <text:p>-0.023135</text:p>
              </table:table-cell>
              <table:table-cell office:value-type="float" office:value="-0.003914">
                <text:p>-0.0039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23131">
                <text:p>-0.023131</text:p>
              </table:table-cell>
              <table:table-cell office:value-type="float" office:value="-0.003946">
                <text:p>-0.0039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22728">
                <text:p>-0.022728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22627">
                <text:p>-0.022627</text:p>
              </table:table-cell>
              <table:table-cell office:value-type="float" office:value="0.003775">
                <text:p>0.0037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21283">
                <text:p>-0.021283</text:p>
              </table:table-cell>
              <table:table-cell office:value-type="float" office:value="0.003804">
                <text:p>0.0038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1993">
                <text:p>-0.01993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-0.018645">
                <text:p>-0.018645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-0.017241">
                <text:p>-0.017241</text:p>
              </table:table-cell>
              <table:table-cell office:value-type="float" office:value="0.006448">
                <text:p>0.0064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1551">
                <text:p>-0.01551</text:p>
              </table:table-cell>
              <table:table-cell office:value-type="float" office:value="0.009047">
                <text:p>0.0090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13641">
                <text:p>-0.013641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1176">
                <text:p>-0.01176</text:p>
              </table:table-cell>
              <table:table-cell office:value-type="float" office:value="0.009115">
                <text:p>0.0091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-0.010248">
                <text:p>-0.010248</text:p>
              </table:table-cell>
              <table:table-cell office:value-type="float" office:value="0.006568">
                <text:p>0.0065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8915">
                <text:p>-0.008915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7878">
                <text:p>-0.007878</text:p>
              </table:table-cell>
              <table:table-cell office:value-type="float" office:value="0.003998">
                <text:p>0.0039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6422">
                <text:p>-0.006422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5095">
                <text:p>-0.005095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3689">
                <text:p>-0.003689</text:p>
              </table:table-cell>
              <table:table-cell office:value-type="float" office:value="0.004018">
                <text:p>0.0040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-0.001822">
                <text:p>-0.001822</text:p>
              </table:table-cell>
              <table:table-cell office:value-type="float" office:value="0.004039">
                <text:p>0.0040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01979">
                <text:p>0.001979</text:p>
              </table:table-cell>
              <table:table-cell office:value-type="float" office:value="0.006682">
                <text:p>0.0066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03902">
                <text:p>0.003902</text:p>
              </table:table-cell>
              <table:table-cell office:value-type="float" office:value="0.011881">
                <text:p>0.0118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05914">
                <text:p>0.005914</text:p>
              </table:table-cell>
              <table:table-cell office:value-type="float" office:value="0.011947">
                <text:p>0.0119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7921">
                <text:p>0.007921</text:p>
              </table:table-cell>
              <table:table-cell office:value-type="float" office:value="-0.000892">
                <text:p>-0.0008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09478">
                <text:p>0.009478</text:p>
              </table:table-cell>
              <table:table-cell office:value-type="float" office:value="-0.000924">
                <text:p>-0.000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0707">
                <text:p>0.010707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0.011669">
                <text:p>0.011669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12292">
                <text:p>0.012292</text:p>
              </table:table-cell>
              <table:table-cell office:value-type="float" office:value="-0.001007">
                <text:p>-0.0010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2838">
                <text:p>0.012838</text:p>
              </table:table-cell>
              <table:table-cell office:value-type="float" office:value="-0.003592">
                <text:p>-0.0035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3032">
                <text:p>0.013032</text:p>
              </table:table-cell>
              <table:table-cell office:value-type="float" office:value="-0.00361">
                <text:p>-0.003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304">
                <text:p>0.01304</text:p>
              </table:table-cell>
              <table:table-cell office:value-type="float" office:value="-0.003629">
                <text:p>-0.0036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2825">
                <text:p>0.012825</text:p>
              </table:table-cell>
              <table:table-cell office:value-type="float" office:value="-0.003647">
                <text:p>-0.0036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12322">
                <text:p>0.012322</text:p>
              </table:table-cell>
              <table:table-cell office:value-type="float" office:value="-0.008825">
                <text:p>-0.0088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11667">
                <text:p>0.011667</text:p>
              </table:table-cell>
              <table:table-cell office:value-type="float" office:value="-0.006295">
                <text:p>-0.0062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0.010651">
                <text:p>0.010651</text:p>
              </table:table-cell>
              <table:table-cell office:value-type="float" office:value="-0.003755">
                <text:p>-0.0037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09135">
                <text:p>0.009135</text:p>
              </table:table-cell>
              <table:table-cell office:value-type="float" office:value="-0.006354">
                <text:p>-0.0063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7239">
                <text:p>0.007239</text:p>
              </table:table-cell>
              <table:table-cell office:value-type="float" office:value="-0.008964">
                <text:p>-0.008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4822">
                <text:p>0.004822</text:p>
              </table:table-cell>
              <table:table-cell office:value-type="float" office:value="-0.009014">
                <text:p>-0.0090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02118">
                <text:p>0.002118</text:p>
              </table:table-cell>
              <table:table-cell office:value-type="float" office:value="-0.009071">
                <text:p>-0.0090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-0.000932">
                <text:p>-0.000932</text:p>
              </table:table-cell>
              <table:table-cell office:value-type="float" office:value="-0.009126">
                <text:p>-0.0091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4424">
                <text:p>-0.004424</text:p>
              </table:table-cell>
              <table:table-cell office:value-type="float" office:value="-0.004015">
                <text:p>-0.0040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08274">
                <text:p>-0.008274</text:p>
              </table:table-cell>
              <table:table-cell office:value-type="float" office:value="-0.004028">
                <text:p>-0.0040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2475">
                <text:p>-0.012475</text:p>
              </table:table-cell>
              <table:table-cell office:value-type="float" office:value="-0.006616">
                <text:p>-0.0066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6365">
                <text:p>-0.016365</text:p>
              </table:table-cell>
              <table:table-cell office:value-type="float" office:value="-0.006646">
                <text:p>-0.006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-0.019512">
                <text:p>-0.019512</text:p>
              </table:table-cell>
              <table:table-cell office:value-type="float" office:value="-0.006688">
                <text:p>-0.0066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-0.022792">
                <text:p>-0.022792</text:p>
              </table:table-cell>
              <table:table-cell office:value-type="float" office:value="-0.001574">
                <text:p>-0.0015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24516">
                <text:p>-0.024516</text:p>
              </table:table-cell>
              <table:table-cell office:value-type="float" office:value="-0.004168">
                <text:p>-0.0041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74832">
                <text:p>0.474832</text:p>
              </table:table-cell>
              <table:table-cell office:value-type="float" office:value="0.5">
                <text:p>0.5</text:p>
              </table:table-cell>
              <table:table-cell office:value-type="float" office:value="-0.024212">
                <text:p>-0.024212</text:p>
              </table:table-cell>
              <table:table-cell office:value-type="float" office:value="-0.00419">
                <text:p>-0.004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0498">
                <text:p>0.500498</text:p>
              </table:table-cell>
              <table:table-cell office:value-type="float" office:value="0.5">
                <text:p>0.5</text:p>
              </table:table-cell>
              <table:table-cell office:value-type="float" office:value="-0.024266">
                <text:p>-0.024266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-0.022679">
                <text:p>-0.022679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-0.019547">
                <text:p>-0.019547</text:p>
              </table:table-cell>
              <table:table-cell office:value-type="float" office:value="0.006155">
                <text:p>0.0061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-0.014386">
                <text:p>-0.014386</text:p>
              </table:table-cell>
              <table:table-cell office:value-type="float" office:value="0.008779">
                <text:p>0.0087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64665">
                <text:p>0.564665</text:p>
              </table:table-cell>
              <table:table-cell office:value-type="float" office:value="0.5">
                <text:p>0.5</text:p>
              </table:table-cell>
              <table:table-cell office:value-type="float" office:value="-0.008664">
                <text:p>-0.008664</text:p>
              </table:table-cell>
              <table:table-cell office:value-type="float" office:value="0.013988">
                <text:p>0.0139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-0.001688">
                <text:p>-0.001688</text:p>
              </table:table-cell>
              <table:table-cell office:value-type="float" office:value="0.011478">
                <text:p>0.0114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51832">
                <text:p>0.551832</text:p>
              </table:table-cell>
              <table:table-cell office:value-type="float" office:value="0.5">
                <text:p>0.5</text:p>
              </table:table-cell>
              <table:table-cell office:value-type="float" office:value="0.005526">
                <text:p>0.005526</text:p>
              </table:table-cell>
              <table:table-cell office:value-type="float" office:value="0.011525">
                <text:p>0.0115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8998">
                <text:p>0.538998</text:p>
              </table:table-cell>
              <table:table-cell office:value-type="float" office:value="0.5">
                <text:p>0.5</text:p>
              </table:table-cell>
              <table:table-cell office:value-type="float" office:value="0.012552">
                <text:p>0.012552</text:p>
              </table:table-cell>
              <table:table-cell office:value-type="float" office:value="0.00898">
                <text:p>0.008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26165">
                <text:p>0.526165</text:p>
              </table:table-cell>
              <table:table-cell office:value-type="float" office:value="0.5">
                <text:p>0.5</text:p>
              </table:table-cell>
              <table:table-cell office:value-type="float" office:value="0.017775">
                <text:p>0.017775</text:p>
              </table:table-cell>
              <table:table-cell office:value-type="float" office:value="0.006412">
                <text:p>0.0064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3332">
                <text:p>0.513332</text:p>
              </table:table-cell>
              <table:table-cell office:value-type="float" office:value="0.5">
                <text:p>0.5</text:p>
              </table:table-cell>
              <table:table-cell office:value-type="float" office:value="0.021181">
                <text:p>0.021181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87665">
                <text:p>0.487665</text:p>
              </table:table-cell>
              <table:table-cell office:value-type="float" office:value="0.5">
                <text:p>0.5</text:p>
              </table:table-cell>
              <table:table-cell office:value-type="float" office:value="0.022798">
                <text:p>0.022798</text:p>
              </table:table-cell>
              <table:table-cell office:value-type="float" office:value="-0.001349">
                <text:p>-0.0013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61999">
                <text:p>0.461999</text:p>
              </table:table-cell>
              <table:table-cell office:value-type="float" office:value="0.5">
                <text:p>0.5</text:p>
              </table:table-cell>
              <table:table-cell office:value-type="float" office:value="0.023879">
                <text:p>0.023879</text:p>
              </table:table-cell>
              <table:table-cell office:value-type="float" office:value="-0.006547">
                <text:p>-0.0065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49165">
                <text:p>0.449165</text:p>
              </table:table-cell>
              <table:table-cell office:value-type="float" office:value="0.5">
                <text:p>0.5</text:p>
              </table:table-cell>
              <table:table-cell office:value-type="float" office:value="0.024763">
                <text:p>0.024763</text:p>
              </table:table-cell>
              <table:table-cell office:value-type="float" office:value="-0.009187">
                <text:p>-0.0091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0.025403">
                <text:p>0.025403</text:p>
              </table:table-cell>
              <table:table-cell office:value-type="float" office:value="-0.011831">
                <text:p>-0.0118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0.02556">
                <text:p>0.02556</text:p>
              </table:table-cell>
              <table:table-cell office:value-type="float" office:value="-0.014477">
                <text:p>-0.0144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23499">
                <text:p>0.423499</text:p>
              </table:table-cell>
              <table:table-cell office:value-type="float" office:value="0.5">
                <text:p>0.5</text:p>
              </table:table-cell>
              <table:table-cell office:value-type="float" office:value="0.023808">
                <text:p>0.023808</text:p>
              </table:table-cell>
              <table:table-cell office:value-type="float" office:value="-0.014544">
                <text:p>-0.0145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0.020428">
                <text:p>0.020428</text:p>
              </table:table-cell>
              <table:table-cell office:value-type="float" office:value="-0.017184">
                <text:p>-0.0171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0.015628">
                <text:p>0.015628</text:p>
              </table:table-cell>
              <table:table-cell office:value-type="float" office:value="-0.017253">
                <text:p>-0.017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0.009117">
                <text:p>0.009117</text:p>
              </table:table-cell>
              <table:table-cell office:value-type="float" office:value="-0.017325">
                <text:p>-0.0173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97832">
                <text:p>0.397832</text:p>
              </table:table-cell>
              <table:table-cell office:value-type="float" office:value="0.5">
                <text:p>0.5</text:p>
              </table:table-cell>
              <table:table-cell office:value-type="float" office:value="0.001462">
                <text:p>0.001462</text:p>
              </table:table-cell>
              <table:table-cell office:value-type="float" office:value="-0.019979">
                <text:p>-0.0199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0665">
                <text:p>0.410665</text:p>
              </table:table-cell>
              <table:table-cell office:value-type="float" office:value="0.5">
                <text:p>0.5</text:p>
              </table:table-cell>
              <table:table-cell office:value-type="float" office:value="-0.007651">
                <text:p>-0.007651</text:p>
              </table:table-cell>
              <table:table-cell office:value-type="float" office:value="-0.017492">
                <text:p>-0.0174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36332">
                <text:p>0.436332</text:p>
              </table:table-cell>
              <table:table-cell office:value-type="float" office:value="0.5">
                <text:p>0.5</text:p>
              </table:table-cell>
              <table:table-cell office:value-type="float" office:value="-0.01777">
                <text:p>-0.01777</text:p>
              </table:table-cell>
              <table:table-cell office:value-type="float" office:value="-0.012413">
                <text:p>-0.012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